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Interface User" svg:font-family="'Interface User'" style:font-pitch="variable"/>
    <style:font-face style:name="Tahoma1" svg:font-family="Tahoma, KacstBook, Lucidasans, 'Lucida Sans', 'Arial Unicode M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0.9228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2.1866in"/>
    </style:style>
    <style:style style:name="co6" style:family="table-column">
      <style:table-column-properties fo:break-before="auto" style:column-width="1.1945in"/>
    </style:style>
    <style:style style:name="co7" style:family="table-column">
      <style:table-column-properties fo:break-before="auto" style:column-width="4.583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1.0228in"/>
    </style:style>
    <style:style style:name="co11" style:family="table-column">
      <style:table-column-properties fo:break-before="auto" style:column-width="1.3118in"/>
    </style:style>
    <style:style style:name="co12" style:family="table-column">
      <style:table-column-properties fo:break-before="auto" style:column-width="0.8244in"/>
    </style:style>
    <style:style style:name="co13" style:family="table-column">
      <style:table-column-properties fo:break-before="auto" style:column-width="2.7681in"/>
    </style:style>
    <style:style style:name="co14" style:family="table-column">
      <style:table-column-properties fo:break-before="auto" style:column-width="1.1272in"/>
    </style:style>
    <style:style style:name="co15" style:family="table-column">
      <style:table-column-properties fo:break-before="auto" style:column-width="1.0945in"/>
    </style:style>
    <style:style style:name="co16" style:family="table-column">
      <style:table-column-properties fo:break-before="auto" style:column-width="1.9165in"/>
    </style:style>
    <style:style style:name="co17" style:family="table-column">
      <style:table-column-properties fo:break-before="auto" style:column-width="2.522in"/>
    </style:style>
    <style:style style:name="co18" style:family="table-column">
      <style:table-column-properties fo:break-before="auto" style:column-width="1.5811in"/>
    </style:style>
    <style:style style:name="co19" style:family="table-column">
      <style:table-column-properties fo:break-before="auto" style:column-width="0.9972in"/>
    </style:style>
    <style:style style:name="co20" style:family="table-column">
      <style:table-column-properties fo:break-before="auto" style:column-width="0.7917in"/>
    </style:style>
    <style:style style:name="co21" style:family="table-column">
      <style:table-column-properties fo:break-before="auto" style:column-width="0.9327in"/>
    </style:style>
    <style:style style:name="co22" style:family="table-column">
      <style:table-column-properties fo:break-before="auto" style:column-width="1.1189in"/>
    </style:style>
    <style:style style:name="co23" style:family="table-column">
      <style:table-column-properties fo:break-before="auto" style:column-width="1.0189in"/>
    </style:style>
    <style:style style:name="co24" style:family="table-column">
      <style:table-column-properties fo:break-before="auto" style:column-width="4.4583in"/>
    </style:style>
    <style:style style:name="co25" style:family="table-column">
      <style:table-column-properties fo:break-before="auto" style:column-width="0.7811in"/>
    </style:style>
    <style:style style:name="co26" style:family="table-column">
      <style:table-column-properties fo:break-before="auto" style:column-width="6.392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0.8673in"/>
    </style:style>
    <style:style style:name="co35" style:family="table-column">
      <style:table-column-properties fo:break-before="auto" style:column-width="0.939in"/>
    </style:style>
    <style:style style:name="co36" style:family="table-column">
      <style:table-column-properties fo:break-before="auto" style:column-width="1.6898in"/>
    </style:style>
    <style:style style:name="co37" style:family="table-column">
      <style:table-column-properties fo:break-before="auto" style:column-width="1.7319in"/>
    </style:style>
    <style:style style:name="co31" style:family="table-column">
      <style:table-column-properties fo:break-before="auto" style:column-width="0.8898in"/>
    </style:style>
    <style:style style:name="co41" style:family="table-column">
      <style:table-column-properties fo:break-before="auto" style:column-width="0.3929in"/>
    </style:style>
    <style:style style:name="co42" style:family="table-column">
      <style:table-column-properties fo:break-before="auto" style:column-width="1.0583in"/>
    </style:style>
    <style:style style:name="co43" style:family="table-column">
      <style:table-column-properties fo:break-before="auto" style:column-width="3.1063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6.511in"/>
    </style:style>
    <style:style style:name="co46" style:family="table-column">
      <style:table-column-properties fo:break-before="auto" style:column-width="2.0646in"/>
    </style:style>
    <style:style style:name="co47" style:family="table-column">
      <style:table-column-properties fo:break-before="auto" style:column-width="1.4728in"/>
    </style:style>
    <style:style style:name="co48" style:family="table-column">
      <style:table-column-properties fo:break-before="auto" style:column-width="2.1736in"/>
    </style:style>
    <style:style style:name="co49" style:family="table-column">
      <style:table-column-properties fo:break-before="auto" style:column-width="0.9035in"/>
    </style:style>
    <style:style style:name="co50" style:family="table-column">
      <style:table-column-properties fo:break-before="auto" style:column-width="0.702in"/>
    </style:style>
    <style:style style:name="co51" style:family="table-column">
      <style:table-column-properties fo:break-before="auto" style:column-width="0.778in"/>
    </style:style>
    <style:style style:name="co52" style:family="table-column">
      <style:table-column-properties fo:break-before="auto" style:column-width="0.9283in"/>
    </style:style>
    <style:style style:name="co53" style:family="table-column">
      <style:table-column-properties fo:break-before="auto" style:column-width="4.8134in"/>
    </style:style>
    <style:style style:name="co54" style:family="table-column">
      <style:table-column-properties fo:break-before="auto" style:column-width="1.4528in"/>
    </style:style>
    <style:style style:name="co55" style:family="table-column">
      <style:table-column-properties fo:break-before="auto" style:column-width="2.3992in"/>
    </style:style>
    <style:style style:name="co56" style:family="table-column">
      <style:table-column-properties fo:break-before="auto" style:column-width="1.7028in"/>
    </style:style>
    <style:style style:name="co57" style:family="table-column">
      <style:table-column-properties fo:break-before="auto" style:column-width="1.6811in"/>
    </style:style>
    <style:style style:name="co58" style:family="table-column">
      <style:table-column-properties fo:break-before="auto" style:column-width="1.3543in"/>
    </style:style>
    <style:style style:name="co59" style:family="table-column">
      <style:table-column-properties fo:break-before="auto" style:column-width="2.9165in"/>
    </style:style>
    <style:style style:name="co60" style:family="table-column">
      <style:table-column-properties fo:break-before="auto" style:column-width="1.7591in"/>
    </style:style>
    <style:style style:name="co61" style:family="table-column">
      <style:table-column-properties fo:break-before="auto" style:column-width="0.2472in"/>
    </style:style>
    <style:style style:name="co62" style:family="table-column">
      <style:table-column-properties fo:break-before="auto" style:column-width="1.1083in"/>
    </style:style>
    <style:style style:name="co63" style:family="table-column">
      <style:table-column-properties fo:break-before="auto" style:column-width="0.6453in"/>
    </style:style>
    <style:style style:name="co64" style:family="table-column">
      <style:table-column-properties fo:break-before="auto" style:column-width="0.9681in"/>
    </style:style>
    <style:style style:name="co65" style:family="table-column">
      <style:table-column-properties fo:break-before="auto" style:column-width="1.3984in"/>
    </style:style>
    <style:style style:name="co66" style:family="table-column">
      <style:table-column-properties fo:break-before="auto" style:column-width="1.5925in"/>
    </style:style>
    <style:style style:name="co67" style:family="table-column">
      <style:table-column-properties fo:break-before="auto" style:column-width="1.1299in"/>
    </style:style>
    <style:style style:name="co68" style:family="table-column">
      <style:table-column-properties fo:break-before="auto" style:column-width="5.2807in"/>
    </style:style>
    <style:style style:name="co69" style:family="table-column">
      <style:table-column-properties fo:break-before="auto" style:column-width="1.4854in"/>
    </style:style>
    <style:style style:name="co70" style:family="table-column">
      <style:table-column-properties fo:break-before="auto" style:column-width="1.7126in"/>
    </style:style>
    <style:style style:name="co72" style:family="table-column">
      <style:table-column-properties fo:break-before="auto" style:column-width="1.0047in"/>
    </style:style>
    <style:style style:name="co73" style:family="table-column">
      <style:table-column-properties fo:break-before="auto" style:column-width="1.4417in"/>
    </style:style>
    <style:style style:name="co74" style:family="table-column">
      <style:table-column-properties fo:break-before="auto" style:column-width="0.7535in"/>
    </style:style>
    <style:style style:name="co75" style:family="table-column">
      <style:table-column-properties fo:break-before="auto" style:column-width="2.0756in"/>
    </style:style>
    <style:style style:name="co76" style:family="table-column">
      <style:table-column-properties fo:break-before="auto" style:column-width="1.9882in"/>
    </style:style>
    <style:style style:name="co77" style:family="table-column">
      <style:table-column-properties fo:break-before="auto" style:column-width="1.9661in"/>
    </style:style>
    <style:style style:name="co78" style:family="table-column">
      <style:table-column-properties fo:break-before="auto" style:column-width="1.9717in"/>
    </style:style>
    <style:style style:name="co79" style:family="table-column">
      <style:table-column-properties fo:break-before="auto" style:column-width="2.0535in"/>
    </style:style>
    <style:style style:name="co80" style:family="table-column">
      <style:table-column-properties fo:break-before="auto" style:column-width="1.0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Site">
      <style:table-properties table:display="true" style:writing-mode="lr-tb"/>
    </style:style>
    <style:style style:name="ta3" style:family="table" style:master-page-name="PageStyle_5f_Function">
      <style:table-properties table:display="true" style:writing-mode="lr-tb"/>
    </style:style>
    <style:style style:name="ta4" style:family="table" style:master-page-name="PageStyle_5f_Role">
      <style:table-properties table:display="true" style:writing-mode="lr-tb"/>
    </style:style>
    <style:style style:name="ta5" style:family="table" style:master-page-name="PageStyle_5f_Grade">
      <style:table-properties table:display="true" style:writing-mode="lr-tb"/>
    </style:style>
    <style:style style:name="ta7" style:family="table" style:master-page-name="PageStyle_5f_Skill">
      <style:table-properties table:display="true" style:writing-mode="lr-tb"/>
    </style:style>
    <style:style style:name="ta9" style:family="table" style:master-page-name="PageStyle_5f_Activity">
      <style:table-properties table:display="true" style:writing-mode="lr-tb"/>
    </style:style>
    <style:style style:name="ta10" style:family="table" style:master-page-name="PageStyle_5f_Publication_20_Section">
      <style:table-properties table:display="true" style:writing-mode="lr-tb"/>
    </style:style>
    <style:style style:name="ta11" style:family="table" style:master-page-name="PageStyle_5f_Social_20_Form">
      <style:table-properties table:display="true" style:writing-mode="lr-tb"/>
    </style:style>
    <style:style style:name="ta12" style:family="table" style:master-page-name="PageStyle_5f_Market_20_Segment">
      <style:table-properties table:display="true" style:writing-mode="lr-tb"/>
    </style:style>
    <style:style style:name="ta13" style:family="table" style:master-page-name="PageStyle_5f_Salary_20_Level">
      <style:table-properties table:display="true" style:writing-mode="lr-tb"/>
    </style:style>
    <style:style style:name="ta14" style:family="table" style:master-page-name="PageStyle_5f_Gender">
      <style:table-properties table:display="true" style:writing-mode="lr-tb"/>
    </style:style>
    <style:style style:name="ta15" style:family="table" style:master-page-name="PageStyle_5f_Marital_20_Status">
      <style:table-properties table:display="true" style:writing-mode="lr-tb"/>
    </style:style>
    <style:style style:name="ta16" style:family="table" style:master-page-name="PageStyle_5f_Product_20_Line">
      <style:table-properties table:display="true" style:writing-mode="lr-tb"/>
    </style:style>
    <style:style style:name="ta17" style:family="table" style:master-page-name="PageStyle_5f_Incoterm">
      <style:table-properties table:display="true" style:writing-mode="lr-tb"/>
    </style:style>
    <style:style style:name="ta18" style:family="table" style:master-page-name="PageStyle_5f_Delivery_20_Mode">
      <style:table-properties table:display="true" style:writing-mode="lr-tb"/>
    </style:style>
    <style:style style:name="ta19" style:family="table" style:master-page-name="PageStyle_5f_Payment_20_Mode">
      <style:table-properties table:display="true" style:writing-mode="lr-tb"/>
    </style:style>
    <style:style style:name="ta20" style:family="table" style:master-page-name="PageStyle_5f_Discount_20_Type">
      <style:table-properties table:display="true" style:writing-mode="lr-tb"/>
    </style:style>
    <style:style style:name="ta21" style:family="table" style:master-page-name="PageStyle_5f_Financial_20_Section">
      <style:table-properties table:display="true" style:writing-mode="lr-tb"/>
    </style:style>
    <style:style style:name="ta23" style:family="table" style:master-page-name="PageStyle_5f_Base_20_Amount">
      <style:table-properties table:display="true" style:writing-mode="lr-tb"/>
    </style:style>
    <style:style style:name="ta24" style:family="table" style:master-page-name="PageStyle_5f_Business_20_Application">
      <style:table-properties table:display="true" style:writing-mode="lr-tb"/>
    </style:style>
    <style:style style:name="ta25" style:family="table" style:master-page-name="PageStyle_5f_Quantity_20_Unit">
      <style:table-properties table:display="true" style:writing-mode="lr-tb"/>
    </style:style>
    <style:style style:name="ta26" style:family="table" style:master-page-name="PageStyle_5f_Metric_20_Type">
      <style:table-properties table:display="true" style:writing-mode="lr-tb"/>
    </style:style>
    <style:style style:name="ta27" style:family="table" style:master-page-name="PageStyle_5f_Order">
      <style:table-properties table:display="true" style:writing-mode="lr-tb"/>
    </style:style>
    <style:style style:name="ta28" style:family="table" style:master-page-name="Default">
      <style:table-properties table:display="true" style:writing-mode="lr-tb"/>
    </style:style>
    <style:style style:name="ta29" style:family="table" style:master-page-name="PageStyle_5f_Region">
      <style:table-properties table:display="true" style:writing-mode="lr-tb"/>
    </style:style>
    <style:style style:name="ta30" style:family="table" style:master-page-name="PageStyle_5f_Nationality">
      <style:table-properties table:display="true" style:writing-mode="lr-tb"/>
    </style:style>
    <style:style style:name="ta31" style:family="table" style:master-page-name="PageStyle_5f_Classific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ccccff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ff"/>
      <style:text-properties style:text-position=""/>
    </style:style>
    <style:style style:name="ce11" style:family="table-cell" style:parent-style-name="Default">
      <style:table-cell-properties fo:background-color="#000000"/>
      <style:text-properties style:text-position=""/>
    </style:style>
    <style:style style:name="ce12" style:family="table-cell" style:parent-style-name="Default">
      <style:table-cell-properties fo:background-color="#ffffff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39" style:family="table-cell" style:parent-style-name="Default" style:data-style-name="N100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position="" style:font-name="DejaVu Sans3" fo:font-size="10pt" fo:font-style="normal" fo:text-shadow="none" style:text-underline-style="none" fo:font-weight="normal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ce40" style:family="table-cell" style:parent-style-name="Default" style:data-style-name="N0">
      <style:text-properties style:text-position=""/>
    </style:style>
    <style:style style:name="ce41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8">
      <style:table-cell-properties fo:background-color="#000000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fo:background-color="#ffcc99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style:text-position="" fo:font-weight="bold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 fo:font-size="7pt" fo:font-weight="bold"/>
    </style:style>
    <style:style style:name="ce48" style:family="table-cell" style:parent-style-name="Default">
      <style:table-cell-properties fo:background-color="#ffcc99"/>
      <style:text-properties style:text-position="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text-position="" fo:font-weight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/>
    </style:style>
    <style:style style:name="ce51" style:family="table-cell" style:parent-style-name="Default">
      <style:text-properties style:text-position="" style:font-name="Helvetica" style:font-name-asian="Interface User" style:font-name-complex="Tahoma1"/>
    </style:style>
    <style:style style:name="ce3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DejaVu Sans" fo:font-size="10pt" fo:font-style="italic" fo:text-shadow="none" style:text-underline-style="none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ccccff"/>
    </style:style>
    <style:style style:name="ce62" style:family="table-cell" style:parent-style-name="Default">
      <style:table-cell-properties fo:background-color="#ccccff"/>
      <style:text-properties fo:color="#000000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3" fo:font-size="10pt" fo:font-style="normal" fo:text-shadow="none" style:text-underline-style="none" fo:font-weight="normal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ce64" style:family="table-cell" style:parent-style-name="Default">
      <style:text-properties fo:font-size="10pt"/>
    </style:style>
    <style:style style:name="ce65" style:family="table-cell" style:parent-style-name="Default">
      <style:table-cell-properties fo:background-color="#ffcc99"/>
      <style:text-properties fo:font-weight="normal"/>
    </style:style>
    <style:style style:name="ce66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fo:font-weight="normal"/>
    </style:style>
    <style:style style:name="ce67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fo:color="#000000" fo:font-weight="normal"/>
    </style:style>
    <style:style style:name="ce68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style:use-window-font-color="true" fo:font-weight="normal"/>
    </style:style>
    <style:style style:name="ce6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2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2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3" style:family="table-cell" style:parent-style-name="Default">
      <style:text-properties fo:color="#000000"/>
    </style:style>
    <style:style style:name="ce74" style:family="table-cell" style:parent-style-name="Default">
      <style:text-properties style:use-window-font-color="true"/>
    </style:style>
    <style:style style:name="ce75" style:family="table-cell" style:parent-style-name="Default">
      <style:table-cell-properties fo:background-color="#000000"/>
    </style:style>
    <style:style style:name="ce76" style:family="table-cell" style:parent-style-name="Default">
      <style:table-cell-properties fo:background-color="#000000"/>
      <style:text-properties fo:font-weight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7pt" fo:font-weight="bold"/>
    </style:style>
    <style:style style:name="ce78" style:family="table-cell" style:parent-style-name="Default">
      <style:table-cell-properties fo:background-color="#ffcc99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/>
    </style:style>
    <style:style style:name="ce81" style:family="table-cell" style:parent-style-name="Default">
      <style:text-properties style:font-name="Helvetica" style:font-name-asian="Interface User" style:font-name-complex="Tahoma1"/>
    </style:style>
  </office:automatic-styles>
  <office:body>
    <office:spreadsheet>
      <table:calculation-settings table:case-sensitive="false" table:use-regular-expressions="false"/>
      <table:table table:name="Group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2" table:default-cell-style-name="ce3"/>
        <table:table-column table:style-name="co3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1" table:default-cell-style-name="ce3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9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y_group</text:p>
          </table:table-cell>
          <table:table-cell table:style-name="Default" office:value-type="float" office:value="0">
            <text:p>0</text:p>
          </table:table-cell>
          <table:table-cell office:value-type="string">
            <text:p>MYCO</text:p>
          </table:table-cell>
          <table:table-cell table:formula="of:=[.L2]" office:value-type="string" office:string-value="MYCO">
            <text:p>MYCO</text:p>
          </table:table-cell>
          <table:table-cell table:style-name="ce7" office:value-type="string">
            <text:p>My company</text:p>
          </table:table-cell>
          <table:table-cell office:value-type="string">
            <text:p>Company</text:p>
          </table:table-cell>
          <table:table-cell table:style-name="ce7" office:value-type="string">
            <text:p>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3"/>
          <table:table-cell table:style-name="ce7"/>
          <table:table-cell/>
          <table:table-cell table:style-name="ce7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3">
          <table:table-cell table:number-columns-repeated="13"/>
          <table:table-cell table:style-name="ce7" table:number-columns-repeated="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6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14"/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4"/>
          <table:table-cell table:style-name="ce7" table:number-columns-repeated="2"/>
          <table:table-cell table:number-columns-repeated="1008"/>
        </table:table-row>
        <table:table-row table:style-name="ro1" table:number-rows-repeated="4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11"/>
        </table:table-row>
        <table:table-row table:style-name="ro1" table:number-rows-repeated="110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" table:style-name="ta2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0" table:default-cell-style-name="Default"/>
        <table:table-column table:style-name="co3" table:default-cell-style-name="ce3"/>
        <table:table-column table:style-name="co3" table:number-columns-repeated="2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in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string">
            <text:p>MAIN</text:p>
          </table:table-cell>
          <table:table-cell table:style-name="ce7" office:value-type="string">
            <text:p>Main site</text:p>
          </table:table-cell>
          <table:table-cell table:style-name="ce7" office:value-type="string">
            <text:p>Main</text:p>
          </table:table-cell>
          <table:table-cell office:value-type="string">
            <text:p>Main site of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8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1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" table:style-name="ta3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4" table:default-cell-style-name="Default"/>
        <table:table-column table:style-name="co3" table:default-cell-style-name="ce3"/>
        <table:table-column table:style-name="co15" table:default-cell-style-name="ce5"/>
        <table:table-column table:style-name="co16" table:default-cell-style-name="ce5"/>
        <table:table-column table:style-name="co17" table:default-cell-style-name="ce3"/>
        <table:table-column table:style-name="co18" table:default-cell-style-name="Default"/>
        <table:table-column table:style-name="co13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mpany</text:p>
          </table:table-cell>
          <table:table-cell table:style-name="Default" office:value-type="float" office:value="0">
            <text:p>0</text:p>
          </table:table-cell>
          <table:table-cell office:value-type="string">
            <text:p>COMP</text:p>
          </table:table-cell>
          <table:table-cell table:formula="of:=[.L$2]" office:value-type="string" office:string-value="COMP">
            <text:p>COMP</text:p>
          </table:table-cell>
          <table:table-cell table:number-columns-repeated="2" table:style-name="ce7" office:value-type="string">
            <text:p>Company</text:p>
          </table:table-cell>
          <table:table-cell table:style-name="ce13"/>
          <table:table-cell table:style-name="ce12"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12" office:value-type="string">
              <text:p>executive</text:p>
            </table:table-cell>
            <table:table-cell table:style-name="Default" office:value-type="float" office:value="0">
              <text:p>0</text:p>
            </table:table-cell>
            <table:table-cell table:style-name="ce6" office:value-type="string">
              <text:p>EXEC</text:p>
            </table:table-cell>
            <table:table-cell table:formula="of:=[.M$2]&amp;&quot;-&quot;&amp;[.L3]" office:value-type="string" office:string-value="COMP-EXEC">
              <text:p>COMP-EXEC</text:p>
            </table:table-cell>
            <table:table-cell table:style-name="ce13" office:value-type="string">
              <text:p>Company Executive</text:p>
            </table:table-cell>
            <table:table-cell table:style-name="ce13" office:value-type="string">
              <text:p>Executive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formula="of:=[.M$2]&amp;&quot;-&quot;&amp;[.L4]" office:value-type="string" office:string-value="COMP-AGNT">
              <text:p>COMP-AGNT</text:p>
            </table:table-cell>
            <table:table-cell table:style-name="ce7" office:value-type="string">
              <text:p>Company Agent</text:p>
            </table:table-cell>
            <table:table-cell table:style-name="ce7" office:value-type="string">
              <text:p>Agent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formula="of:=[.M$2]&amp;&quot;-&quot;&amp;[.L5]" office:value-type="string" office:string-value="COMP-MAN">
              <text:p>COMP-MAN</text:p>
            </table:table-cell>
            <table:table-cell table:style-name="ce7" office:value-type="string">
              <text:p>Company Manager</text:p>
            </table:table-cell>
            <table:table-cell table:style-name="ce7" office:value-type="string">
              <text:p>Manager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s</text:p>
          </table:table-cell>
          <table:table-cell table:style-name="Default" office:value-type="float" office:value="0">
            <text:p>0</text:p>
          </table:table-cell>
          <table:table-cell office:value-type="string">
            <text:p>IS</text:p>
          </table:table-cell>
          <table:table-cell table:formula="of:=[.L$6]" office:value-type="string" office:string-value="IS">
            <text:p>IS</text:p>
          </table:table-cell>
          <table:table-cell office:value-type="string">
            <text:p>Information Systems</text:p>
          </table:table-cell>
          <table:table-cell table:style-name="ce3" office:value-type="string">
            <text:p>Information Systems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formula="of:=[.M$6]&amp;&quot;-&quot;&amp;[.L7]" office:value-type="string" office:string-value="IS-MAN">
              <text:p>IS-MAN</text:p>
            </table:table-cell>
            <table:table-cell table:style-name="ce7" office:value-type="string">
              <text:p>Information Systems Manager</text:p>
            </table:table-cell>
            <table:table-cell table:style-name="ce7" office:value-type="string">
              <text:p>Manage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dmin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SYSAD</text:p>
            </table:table-cell>
            <table:table-cell table:formula="of:=[.M$6]&amp;&quot;-&quot;&amp;[.L8]" office:value-type="string" office:string-value="IS-SYSAD">
              <text:p>IS-SYSAD</text:p>
            </table:table-cell>
            <table:table-cell table:number-columns-repeated="2" table:style-name="ce7" office:value-type="string">
              <text:p>System Administrato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velop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DEV</text:p>
            </table:table-cell>
            <table:table-cell table:formula="of:=[.M$6]&amp;&quot;-&quot;&amp;[.L9]" office:value-type="string" office:string-value="IS-DEV">
              <text:p>IS-DEV</text:p>
            </table:table-cell>
            <table:table-cell office:value-type="string">
              <text:p>Software Developer</text:p>
            </table:table-cell>
            <table:table-cell table:style-name="ce3" office:value-type="string">
              <text:p>Develope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rd</text:p>
          </table:table-cell>
          <table:table-cell table:style-name="Default" office:value-type="float" office:value="0">
            <text:p>0</text:p>
          </table:table-cell>
          <table:table-cell office:value-type="string">
            <text:p>RD</text:p>
          </table:table-cell>
          <table:table-cell table:style-name="ce6" table:formula="of:=[.L$10]" office:value-type="string" office:string-value="RD">
            <text:p>RD</text:p>
          </table:table-cell>
          <table:table-cell office:value-type="string">
            <text:p>Research and Development</text:p>
          </table:table-cell>
          <table:table-cell table:style-name="ce3" office:value-type="string">
            <text:p>Research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0]&amp;&quot;-&quot;&amp;[.L11]" office:value-type="string" office:string-value="RD-MAN">
              <text:p>RD-MAN</text:p>
            </table:table-cell>
            <table:table-cell office:value-type="string">
              <text:p>Research and Development Manager</text:p>
            </table:table-cell>
            <table:table-cell table:style-name="ce3" office:value-type="string">
              <text:p>Manager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10]&amp;&quot;-&quot;&amp;[.L12]" office:value-type="string" office:string-value="RD-AGNT">
              <text:p>RD-AGNT</text:p>
            </table:table-cell>
            <table:table-cell office:value-type="string">
              <text:p>Research and Development Agent</text:p>
            </table:table-cell>
            <table:table-cell table:style-name="ce3" office:value-type="string">
              <text:p>R&amp;D Agent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ject</text:p>
          </table:table-cell>
          <table:table-cell table:style-name="Default" office:value-type="float" office:value="0">
            <text:p>0</text:p>
          </table:table-cell>
          <table:table-cell office:value-type="string">
            <text:p>PROJ</text:p>
          </table:table-cell>
          <table:table-cell table:style-name="ce6" table:formula="of:=[.L$13]" office:value-type="string" office:string-value="PROJ">
            <text:p>PROJ</text:p>
          </table:table-cell>
          <table:table-cell office:value-type="string">
            <text:p>Project Management &amp; Implementation</text:p>
          </table:table-cell>
          <table:table-cell table:style-name="ce3" office:value-type="string">
            <text:p>Project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3]&amp;&quot;-&quot;&amp;[.L14]" office:value-type="string" office:string-value="PROJ-MAN">
              <text:p>PROJ-MAN</text:p>
            </table:table-cell>
            <table:table-cell office:value-type="string">
              <text:p>Project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velop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DEV</text:p>
            </table:table-cell>
            <table:table-cell table:style-name="ce6" table:formula="of:=[.M$13]&amp;&quot;-&quot;&amp;[.L15]" office:value-type="string" office:string-value="PROJ-DEV">
              <text:p>PROJ-DEV</text:p>
            </table:table-cell>
            <table:table-cell office:value-type="string">
              <text:p>Developer for a Project</text:p>
            </table:table-cell>
            <table:table-cell table:style-name="ce3" office:value-type="string">
              <text:p>Developer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r</text:p>
          </table:table-cell>
          <table:table-cell table:style-name="Default" office:value-type="float" office:value="0">
            <text:p>0</text:p>
          </table:table-cell>
          <table:table-cell office:value-type="string">
            <text:p>HR</text:p>
          </table:table-cell>
          <table:table-cell table:style-name="ce6" table:formula="of:=[.L$16]" office:value-type="string" office:string-value="HR">
            <text:p>HR</text:p>
          </table:table-cell>
          <table:table-cell office:value-type="string">
            <text:p>Human Resources</text:p>
          </table:table-cell>
          <table:table-cell table:style-name="ce3" office:value-type="string">
            <text:p>Human resources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6]&amp;&quot;-&quot;&amp;[.L17]" office:value-type="string" office:string-value="HR-MAN">
              <text:p>HR-MAN</text:p>
            </table:table-cell>
            <table:table-cell office:value-type="string">
              <text:p>Human Resources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16]&amp;&quot;-&quot;&amp;[.L18]" office:value-type="string" office:string-value="HR-AGNT">
              <text:p>HR-AGNT</text:p>
            </table:table-cell>
            <table:table-cell office:value-type="string">
              <text:p>Human Resources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f</text:p>
          </table:table-cell>
          <table:table-cell table:style-name="Default" office:value-type="float" office:value="0">
            <text:p>0</text:p>
          </table:table-cell>
          <table:table-cell office:value-type="string">
            <text:p>AF</text:p>
          </table:table-cell>
          <table:table-cell table:style-name="ce6" table:formula="of:=[.L$19]" office:value-type="string" office:string-value="AF">
            <text:p>AF</text:p>
          </table:table-cell>
          <table:table-cell office:value-type="string">
            <text:p>Accounting &amp; Finance</text:p>
          </table:table-cell>
          <table:table-cell table:style-name="ce3" office:value-type="string">
            <text:p>Accounting &amp; Finance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19]&amp;&quot;-&quot;&amp;[.L20]" office:value-type="string" office:string-value="AF-MAN">
              <text:p>AF-MAN</text:p>
            </table:table-cell>
            <table:table-cell office:value-type="string">
              <text:p>Accounting &amp; Finance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ccounting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CC</text:p>
            </table:table-cell>
            <table:table-cell table:style-name="ce6" table:formula="of:=[.M$19]&amp;&quot;-&quot;&amp;[.L21]" office:value-type="string" office:string-value="AF-ACC">
              <text:p>AF-ACC</text:p>
            </table:table-cell>
            <table:table-cell office:value-type="string">
              <text:p>Accounting</text:p>
            </table:table-cell>
            <table:table-cell table:style-name="ce3" office:value-type="string">
              <text:p>Accounting</text:p>
            </table:table-cell>
            <table:table-cell table:number-columns-repeated="1009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nager</text:p>
              </table:table-cell>
              <table:table-cell table:style-name="Default" office:value-type="float" office:value="0">
                <text:p>0</text:p>
              </table:table-cell>
              <table:table-cell office:value-type="string">
                <text:p>MAN</text:p>
              </table:table-cell>
              <table:table-cell table:style-name="ce6" table:formula="of:=[.M$21]&amp;&quot;-&quot;&amp;[.L22]" office:value-type="string" office:string-value="AF-ACC-MAN">
                <text:p>AF-ACC-MAN</text:p>
              </table:table-cell>
              <table:table-cell office:value-type="string">
                <text:p>Accounting Manager</text:p>
              </table:table-cell>
              <table:table-cell table:style-name="ce3" office:value-type="string">
                <text:p>Manager</text:p>
              </table:table-cell>
              <table:table-cell table:number-columns-repeated="1009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gent</text:p>
              </table:table-cell>
              <table:table-cell table:style-name="Default" office:value-type="float" office:value="0">
                <text:p>0</text:p>
              </table:table-cell>
              <table:table-cell office:value-type="string">
                <text:p>AGNT</text:p>
              </table:table-cell>
              <table:table-cell table:style-name="ce6" table:formula="of:=[.M$21]&amp;&quot;-&quot;&amp;[.L23]" office:value-type="string" office:string-value="AF-ACC-AGNT">
                <text:p>AF-ACC-AGNT</text:p>
              </table:table-cell>
              <table:table-cell office:value-type="string">
                <text:p>Accounting Agent</text:p>
              </table:table-cell>
              <table:table-cell table:style-name="ce3" office:value-type="string">
                <text:p>Agent</text:p>
              </table:table-cell>
              <table:table-cell table:number-columns-repeated="1009"/>
            </table:table-row>
          </table:table-row-group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rketing</text:p>
          </table:table-cell>
          <table:table-cell table:style-name="Default" office:value-type="float" office:value="0">
            <text:p>0</text:p>
          </table:table-cell>
          <table:table-cell office:value-type="string">
            <text:p>MKT</text:p>
          </table:table-cell>
          <table:table-cell table:style-name="ce6" table:formula="of:=[.L$24]" office:value-type="string" office:string-value="MKT">
            <text:p>MKT</text:p>
          </table:table-cell>
          <table:table-cell office:value-type="string">
            <text:p>Marketing</text:p>
          </table:table-cell>
          <table:table-cell table:style-name="ce3" office:value-type="string">
            <text:p>Marketing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24]&amp;&quot;-&quot;&amp;[.L25]" office:value-type="string" office:string-value="MKT-MAN">
              <text:p>MKT-MAN</text:p>
            </table:table-cell>
            <table:table-cell office:value-type="string">
              <text:p>Marketing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24]&amp;&quot;-&quot;&amp;[.L26]" office:value-type="string" office:string-value="MKT-AGNT">
              <text:p>MKT-AGNT</text:p>
            </table:table-cell>
            <table:table-cell office:value-type="string">
              <text:p>Marketing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ubsidiary</text:p>
          </table:table-cell>
          <table:table-cell table:style-name="Default" office:value-type="float" office:value="0">
            <text:p>0</text:p>
          </table:table-cell>
          <table:table-cell office:value-type="string">
            <text:p>SUB</text:p>
          </table:table-cell>
          <table:table-cell table:style-name="ce6" table:formula="of:=[.L$27]" office:value-type="string" office:string-value="SUB">
            <text:p>SUB</text:p>
          </table:table-cell>
          <table:table-cell office:value-type="string">
            <text:p>Subsidiary</text:p>
          </table:table-cell>
          <table:table-cell table:style-name="ce3" office:value-type="string">
            <text:p>Subsidiary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27]&amp;&quot;-&quot;&amp;[.L28]" office:value-type="string" office:string-value="SUB-MAN">
              <text:p>SUB-MAN</text:p>
            </table:table-cell>
            <table:table-cell office:value-type="string">
              <text:p>Subsidiary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27]&amp;&quot;-&quot;&amp;[.L29]" office:value-type="string" office:string-value="SUB-AGNT">
              <text:p>SUB-AGNT</text:p>
            </table:table-cell>
            <table:table-cell office:value-type="string">
              <text:p>Subsidiary Agent</text:p>
            </table:table-cell>
            <table:table-cell table:style-name="ce3" office:value-type="string">
              <text:p>Developer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ales</text:p>
          </table:table-cell>
          <table:table-cell table:style-name="Default" office:value-type="float" office:value="0">
            <text:p>0</text:p>
          </table:table-cell>
          <table:table-cell office:value-type="string">
            <text:p>SALE</text:p>
          </table:table-cell>
          <table:table-cell table:style-name="ce6" table:formula="of:=[.L$30]" office:value-type="string" office:string-value="SALE">
            <text:p>SALE</text:p>
          </table:table-cell>
          <table:table-cell office:value-type="string">
            <text:p>Sales</text:p>
          </table:table-cell>
          <table:table-cell table:style-name="ce3" office:value-type="string">
            <text:p>Sales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30]&amp;&quot;-&quot;&amp;[.L31]" office:value-type="string" office:string-value="SALE-MAN">
              <text:p>SALE-MAN</text:p>
            </table:table-cell>
            <table:table-cell office:value-type="string">
              <text:p>Sales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30]&amp;&quot;-&quot;&amp;[.L32]" office:value-type="string" office:string-value="SALE-AGNT">
              <text:p>SALE-AGNT</text:p>
            </table:table-cell>
            <table:table-cell office:value-type="string">
              <text:p>Sales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urchase</text:p>
          </table:table-cell>
          <table:table-cell table:style-name="Default" office:value-type="float" office:value="0">
            <text:p>0</text:p>
          </table:table-cell>
          <table:table-cell office:value-type="string">
            <text:p>PURCH</text:p>
          </table:table-cell>
          <table:table-cell table:formula="of:=[.L$33]" office:value-type="string" office:string-value="PURCH">
            <text:p>PURCH</text:p>
          </table:table-cell>
          <table:table-cell office:value-type="string">
            <text:p>Purchase</text:p>
          </table:table-cell>
          <table:table-cell table:style-name="ce3" office:value-type="string">
            <text:p>Purchase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33]&amp;&quot;-&quot;&amp;[.L34]" office:value-type="string" office:string-value="PURCH-MAN">
              <text:p>PURCH-MAN</text:p>
            </table:table-cell>
            <table:table-cell office:value-type="string">
              <text:p>Purchase Manager</text:p>
            </table:table-cell>
            <table:table-cell table:style-name="ce3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33]&amp;&quot;-&quot;&amp;[.L35]" office:value-type="string" office:string-value="PURCH-AGNT">
              <text:p>PURCH-AGNT</text:p>
            </table:table-cell>
            <table:table-cell office:value-type="string">
              <text:p>Purchase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q</text:p>
          </table:table-cell>
          <table:table-cell table:style-name="Default" office:value-type="float" office:value="0">
            <text:p>0</text:p>
          </table:table-cell>
          <table:table-cell table:style-name="ce6" office:value-type="string">
            <text:p>HQ</text:p>
          </table:table-cell>
          <table:table-cell table:style-name="ce6" table:formula="of:=[.L$36]" office:value-type="string" office:string-value="HQ">
            <text:p>HQ</text:p>
          </table:table-cell>
          <table:table-cell office:value-type="string">
            <text:p>Headquarters</text:p>
          </table:table-cell>
          <table:table-cell table:style-name="ce3" office:value-type="string">
            <text:p>HQ</text:p>
          </table:table-cell>
          <table:table-cell table:number-columns-repeated="1009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12" office:value-type="string">
              <text:p>executive</text:p>
            </table:table-cell>
            <table:table-cell table:style-name="Default" office:value-type="float" office:value="0">
              <text:p>0</text:p>
            </table:table-cell>
            <table:table-cell table:style-name="ce6" office:value-type="string">
              <text:p>EXEC</text:p>
            </table:table-cell>
            <table:table-cell table:style-name="ce6" table:formula="of:=[.M$36]&amp;&quot;-&quot;&amp;[.L37]" office:value-type="string" office:string-value="HQ-EXEC">
              <text:p>HQ-EXEC</text:p>
            </table:table-cell>
            <table:table-cell office:value-type="string">
              <text:p>Headquarters Executive</text:p>
            </table:table-cell>
            <table:table-cell table:style-name="ce3" office:value-type="string">
              <text:p>Executive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36]&amp;&quot;-&quot;&amp;[.L38]" office:value-type="string" office:string-value="HQ-MAN">
              <text:p>HQ-MAN</text:p>
            </table:table-cell>
            <table:table-cell table:style-name="ce7" office:value-type="string">
              <text:p>Headquarters Manager</text:p>
            </table:table-cell>
            <table:table-cell table:style-name="ce7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36]&amp;&quot;-&quot;&amp;[.L39]" office:value-type="string" office:string-value="HQ-AGNT">
              <text:p>HQ-AGNT</text:p>
            </table:table-cell>
            <table:table-cell office:value-type="string">
              <text:p>Headquarters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warehouse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6" office:value-type="string">
            <text:p>WH</text:p>
          </table:table-cell>
          <table:table-cell office:value-type="string">
            <text:p>Warehouse</text:p>
          </table:table-cell>
          <table:table-cell table:style-name="ce3" office:value-type="string">
            <text:p>Warehous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40]&amp;&quot;-&quot;&amp;[.L41]" office:value-type="string" office:string-value="WH-MAN">
              <text:p>WH-MAN</text:p>
            </table:table-cell>
            <table:table-cell table:style-name="ce7" office:value-type="string">
              <text:p>Warehouse Manager</text:p>
            </table:table-cell>
            <table:table-cell table:style-name="ce7" office:value-type="string">
              <text:p>Manager</text:p>
            </table:table-cell>
            <table:table-cell table:number-columns-repeated="1009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40]&amp;&quot;-&quot;&amp;[.L42]" office:value-type="string" office:string-value="WH-AGNT">
              <text:p>WH-AGNT</text:p>
            </table:table-cell>
            <table:table-cell office:value-type="string">
              <text:p>Warehouse Agent</text:p>
            </table:table-cell>
            <table:table-cell table:style-name="ce3" office:value-type="string">
              <text:p>Agent</text:p>
            </table:table-cell>
            <table:table-cell table:number-columns-repeated="1009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table:style-name="Default" office:value-type="float" office:value="0">
            <text:p>0</text:p>
          </table:table-cell>
          <table:table-cell table:style-name="ce6" office:value-type="string">
            <text:p>PROD</text:p>
          </table:table-cell>
          <table:table-cell table:style-name="ce6" table:formula="of:=[.L43]" office:value-type="string" office:string-value="PROD">
            <text:p>PROD</text:p>
          </table:table-cell>
          <table:table-cell office:value-type="string">
            <text:p>Production – Manufacturing</text:p>
          </table:table-cell>
          <table:table-cell office:value-type="string">
            <text:p>Production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r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MAN</text:p>
            </table:table-cell>
            <table:table-cell table:style-name="ce6" table:formula="of:=[.M$43]&amp;&quot;-&quot;&amp;[.L44]" office:value-type="string" office:string-value="PROD-MAN">
              <text:p>PROD-MAN</text:p>
            </table:table-cell>
            <table:table-cell table:style-name="ce7" office:value-type="string">
              <text:p>Production Manager</text:p>
            </table:table-cell>
            <table:table-cell table:style-name="ce7" office:value-type="string">
              <text:p>Manager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gent</text:p>
            </table:table-cell>
            <table:table-cell table:style-name="Default" office:value-type="float" office:value="0">
              <text:p>0</text:p>
            </table:table-cell>
            <table:table-cell office:value-type="string">
              <text:p>AGNT</text:p>
            </table:table-cell>
            <table:table-cell table:style-name="ce6" table:formula="of:=[.M$43]&amp;&quot;-&quot;&amp;[.L45]" office:value-type="string" office:string-value="PROD-AGNT">
              <text:p>PROD-AGNT</text:p>
            </table:table-cell>
            <table:table-cell office:value-type="string">
              <text:p>Production Agent</text:p>
            </table:table-cell>
            <table:table-cell table:style-name="ce3" office:value-type="string">
              <text:p>Agent</text:p>
            </table:table-cell>
            <table:table-cell table:style-name="ce7"/>
            <table:table-cell table:number-columns-repeated="1008"/>
          </table:table-row>
        </table:table-row-group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" table:style-name="ta4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nternal</text:p>
          </table:table-cell>
          <table:table-cell office:value-type="float" office:value="0">
            <text:p>0</text:p>
          </table:table-cell>
          <table:table-cell office:value-type="string">
            <text:p>INT</text:p>
          </table:table-cell>
          <table:table-cell table:formula="of:=[.L2]" office:value-type="string" office:string-value="INT">
            <text:p>INT</text:p>
          </table:table-cell>
          <table:table-cell table:number-columns-repeated="2" table:style-name="ce7" office:value-type="string">
            <text:p>Internal</text:p>
          </table:table-cell>
          <table:table-cell office:value-type="string">
            <text:p>A company, an office or a person within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lient</text:p>
          </table:table-cell>
          <table:table-cell office:value-type="float" office:value="0">
            <text:p>0</text:p>
          </table:table-cell>
          <table:table-cell office:value-type="string">
            <text:p>CLI</text:p>
          </table:table-cell>
          <table:table-cell table:formula="of:=[.L3]" office:value-type="string" office:string-value="CLI">
            <text:p>CLI</text:p>
          </table:table-cell>
          <table:table-cell table:number-columns-repeated="2" table:style-name="ce7" office:value-type="string">
            <text:p>Client</text:p>
          </table:table-cell>
          <table:table-cell office:value-type="string">
            <text:p>A client which buys goods or services from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upplier</text:p>
          </table:table-cell>
          <table:table-cell office:value-type="float" office:value="0">
            <text:p>0</text:p>
          </table:table-cell>
          <table:table-cell office:value-type="string">
            <text:p>SUP</text:p>
          </table:table-cell>
          <table:table-cell table:formula="of:=[.L4]" office:value-type="string" office:string-value="SUP">
            <text:p>SUP</text:p>
          </table:table-cell>
          <table:table-cell table:number-columns-repeated="2" table:style-name="ce7" office:value-type="string">
            <text:p>Supplier</text:p>
          </table:table-cell>
          <table:table-cell office:value-type="string">
            <text:p>A supplier which provides goods or services to our company group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dministration</text:p>
          </table:table-cell>
          <table:table-cell office:value-type="float" office:value="0">
            <text:p>0</text:p>
          </table:table-cell>
          <table:table-cell office:value-type="string">
            <text:p>ADM</text:p>
          </table:table-cell>
          <table:table-cell table:formula="of:=[.L5]" office:value-type="string" office:string-value="ADM">
            <text:p>ADM</text:p>
          </table:table-cell>
          <table:table-cell table:number-columns-repeated="2" table:style-name="ce7" office:value-type="string">
            <text:p>Administration</text:p>
          </table:table-cell>
          <table:table-cell office:value-type="string">
            <text:p>An administrative body (ex. tax office, registration office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ad</text:p>
          </table:table-cell>
          <table:table-cell office:value-type="float" office:value="0">
            <text:p>0</text:p>
          </table:table-cell>
          <table:table-cell office:value-type="string">
            <text:p>LEA</text:p>
          </table:table-cell>
          <table:table-cell table:formula="of:=[.L6]" office:value-type="string" office:string-value="LEA">
            <text:p>LEA</text:p>
          </table:table-cell>
          <table:table-cell table:style-name="ce7" office:value-type="string">
            <text:p>Sales Lead</text:p>
          </table:table-cell>
          <table:table-cell table:style-name="ce7" office:value-type="string">
            <text:p>Lead</text:p>
          </table:table-cell>
          <table:table-cell office:value-type="string">
            <text:p>A person or an organisation that is potentially interested in purchasing a product or service from our compagny group (first stage in sales process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spect</text:p>
          </table:table-cell>
          <table:table-cell office:value-type="float" office:value="0">
            <text:p>0</text:p>
          </table:table-cell>
          <table:table-cell table:style-name="ce6" office:value-type="string">
            <text:p>PRO</text:p>
          </table:table-cell>
          <table:table-cell table:formula="of:=[.L7]" office:value-type="string" office:string-value="PRO">
            <text:p>PRO</text:p>
          </table:table-cell>
          <table:table-cell table:style-name="ce7" office:value-type="string">
            <text:p>Sales Prospect</text:p>
          </table:table-cell>
          <table:table-cell table:style-name="ce7" office:value-type="string">
            <text:p>Prospect</text:p>
          </table:table-cell>
          <table:table-cell table:style-name="ce7" office:value-type="string">
            <text:p>A person or an organisation that is interested in purchasing a product or service from our compagny group (qualified sales lead)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edia</text:p>
          </table:table-cell>
          <table:table-cell office:value-type="float" office:value="0">
            <text:p>0</text:p>
          </table:table-cell>
          <table:table-cell table:style-name="ce6" office:value-type="string">
            <text:p>MEDIA</text:p>
          </table:table-cell>
          <table:table-cell table:formula="of:=[.L8]" office:value-type="string" office:string-value="MEDIA">
            <text:p>MEDIA</text:p>
          </table:table-cell>
          <table:table-cell table:number-columns-repeated="2" table:style-name="ce7" office:value-type="string">
            <text:p>Media</text:p>
          </table:table-cell>
          <table:table-cell table:style-name="ce7" office:value-type="string">
            <text:p>A person or an organisation that could publish information in relation with our activities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3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de" table:style-name="ta5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5" table:default-cell-style-name="ce5"/>
        <table:table-column table:style-name="co21" table:default-cell-style-name="ce5"/>
        <table:table-column table:style-name="co23" table:number-columns-repeated="2" table:default-cell-style-name="Default"/>
        <table:table-column table:style-name="co26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manager</text:p>
          </table:table-cell>
          <table:table-cell office:value-type="float" office:value="0">
            <text:p>0</text:p>
          </table:table-cell>
          <table:table-cell office:value-type="string">
            <text:p>MAN</text:p>
          </table:table-cell>
          <table:table-cell table:style-name="ce14" table:formula="of:=[.L$2]" office:value-type="string" office:string-value="MAN">
            <text:p>MAN</text:p>
          </table:table-cell>
          <table:table-cell table:number-columns-repeated="2" table:style-name="ce7" office:value-type="string">
            <text:p>Manager</text:p>
          </table:table-cell>
          <table:table-cell table:style-name="ce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agent</text:p>
          </table:table-cell>
          <table:table-cell office:value-type="float" office:value="0">
            <text:p>0</text:p>
          </table:table-cell>
          <table:table-cell office:value-type="string">
            <text:p>AGE</text:p>
          </table:table-cell>
          <table:table-cell table:style-name="ce14" table:formula="of:=[.L$3]" office:value-type="string" office:string-value="AGE">
            <text:p>AGE</text:p>
          </table:table-cell>
          <table:table-cell table:number-columns-repeated="2" office:value-type="string">
            <text:p>Age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trainee</text:p>
          </table:table-cell>
          <table:table-cell office:value-type="float" office:value="0">
            <text:p>0</text:p>
          </table:table-cell>
          <table:table-cell office:value-type="string">
            <text:p>TRA</text:p>
          </table:table-cell>
          <table:table-cell table:style-name="ce14" table:formula="of:=[.L$4]" office:value-type="string" office:string-value="TRA">
            <text:p>TRA</text:p>
          </table:table-cell>
          <table:table-cell table:number-columns-repeated="2" office:value-type="string">
            <text:p>Trainee</text:p>
          </table:table-cell>
          <table:table-cell table:style-name="ce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style-name="ce2" office:value-type="string">
            <text:p>*</text:p>
          </table:table-cell>
          <table:table-cell table:style-name="ce2" table:number-columns-repeated="8"/>
          <table:table-cell office:value-type="string">
            <text:p>shareholder</text:p>
          </table:table-cell>
          <table:table-cell office:value-type="float" office:value="0">
            <text:p>0</text:p>
          </table:table-cell>
          <table:table-cell office:value-type="string">
            <text:p>SHA</text:p>
          </table:table-cell>
          <table:table-cell table:style-name="ce14" table:formula="of:=[.L$5]" office:value-type="string" office:string-value="SHA">
            <text:p>SHA</text:p>
          </table:table-cell>
          <table:table-cell table:number-columns-repeated="2" office:value-type="string">
            <text:p>Shareholder</text:p>
          </table:table-cell>
          <table:table-cell table:style-name="ce3"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style-name="ce2" table:number-columns-repeated="9"/>
          <table:table-cell table:number-columns-repeated="3"/>
          <table:table-cell table:style-name="ce14"/>
          <table:table-cell table:style-name="ce7"/>
          <table:table-cell table:style-name="ce8" table:number-columns-repeated="237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15"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16" table:number-columns-repeated="2"/>
          <table:table-cell table:style-name="ce7"/>
          <table:table-cell table:number-columns-repeated="1008"/>
        </table:table-row>
        <table:table-row table:style-name="ro1" table:number-rows-repeated="19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9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" table:style-name="ta29" table:print="false">
        <office:forms form:automatic-focus="false" form:apply-design-mode="false"/>
        <table:table-column table:style-name="co1" table:number-columns-repeated="9" table:default-cell-style-name="ce35"/>
        <table:table-column table:style-name="co73" table:default-cell-style-name="ce55"/>
        <table:table-column table:style-name="co74" table:default-cell-style-name="ce55"/>
        <table:table-column table:style-name="co25" table:default-cell-style-name="ce56"/>
        <table:table-column table:style-name="co21" table:default-cell-style-name="ce56"/>
        <table:table-column table:style-name="co44" table:default-cell-style-name="ce55"/>
        <table:table-column table:style-name="co75" table:default-cell-style-name="ce55"/>
        <table:table-column table:style-name="co31" table:default-cell-style-name="ce55"/>
        <table:table-column table:style-name="co76" table:default-cell-style-name="ce55"/>
        <table:table-column table:style-name="co8" table:number-columns-repeated="240" table:default-cell-style-name="ce55"/>
        <table:table-column table:style-name="co9" table:number-columns-repeated="767" table:default-cell-style-name="Default"/>
        <table:table-row table:style-name="ro2">
          <table:table-cell table:style-name="ce34" office:value-type="string">
            <text:p>Path</text:p>
          </table:table-cell>
          <table:table-cell table:style-name="ce34" table:number-columns-repeated="8"/>
          <table:table-cell table:style-name="ce36" office:value-type="string">
            <text:p>id</text:p>
          </table:table-cell>
          <table:table-cell table:style-name="ce34" office:value-type="string">
            <text:p>Int Index</text:p>
          </table:table-cell>
          <table:table-cell table:style-name="ce36" office:value-type="string">
            <text:p>Reference</text:p>
          </table:table-cell>
          <table:table-cell table:style-name="ce34" office:value-type="string">
            <text:p>Codification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hort Title</text:p>
          </table:table-cell>
          <table:table-cell table:style-name="ce36" office:value-type="string">
            <text:p>Description</text:p>
          </table:table-cell>
          <table:table-cell/>
          <table:table-cell table:style-name="ce34" table:number-columns-repeated="236"/>
          <table:table-cell table:style-name="ce60" table:number-columns-repeated="2"/>
          <table:table-cell/>
          <table:table-cell table:style-name="ce34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africa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number-columns-repeated="2" table:style-name="ce52" office:value-type="string">
            <text:p>Africa</text:p>
          </table:table-cell>
          <table:table-cell table:number-columns-repeated="2"/>
          <table:table-cell table:style-name="ce59" table:number-columns-repeated="234"/>
          <table:table-cell table:number-columns-repeated="5"/>
          <table:table-cell table:style-name="ce59" table:number-columns-repeated="76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east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Eastern Africa</text:p>
            </table:table-cell>
            <table:table-cell table:style-name="ce53" office:value-type="string">
              <text:p>Ea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urund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urundi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moros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omoros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jibout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Djibouti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ritre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ritre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thiop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thiopi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eny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Keny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dagascar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dagascar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aw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lawi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uritius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uritius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yott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yotte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zambiqu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ozambique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eunio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Réunion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wand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Rwand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eychelles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eychelles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omal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omali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gand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Uganda</text:p>
              </table:table-cell>
              <table:table-cell table:number-columns-repeated="2"/>
              <table:table-cell table:style-name="ce59" table:number-columns-repeated="234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republic_of_tanzan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United Republic of Tanzania</text:p>
              </table:table-cell>
              <table:table-cell table:style-name="ce54" office:value-type="string">
                <text:p>Tanz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zamb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Zam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zimbabw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Zimbabwe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middle 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Middle Africa</text:p>
            </table:table-cell>
            <table:table-cell table:style-name="ce53" office:value-type="string">
              <text:p>Middle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gol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Angol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meroo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amero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entral_african_republic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Central African Republic</text:p>
              </table:table-cell>
              <table:table-cell table:style-name="ce54" office:value-type="string">
                <text:p>Centrafriqu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ad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ha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ng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Congo</text:p>
              </table:table-cell>
              <table:table-cell table:style-name="ce54" office:value-type="string">
                <text:p>Congo (Brazaville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emocratic_republic_of_the_cong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Democratic Republic of the Congo</text:p>
              </table:table-cell>
              <table:table-cell table:style-name="ce54" office:value-type="string">
                <text:p>Congo (Kinshassa XX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quatorial_guine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quatorial Guine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abo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ab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o_tome_and_princip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Sao Tome and Principe</text:p>
              </table:table-cell>
              <table:table-cell table:style-name="ce54" office:value-type="string">
                <text:p>Sao Tome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north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Northern Africa</text:p>
            </table:table-cell>
            <table:table-cell table:style-name="ce53" office:value-type="string">
              <text:p>Nor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lger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Alge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gypt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Egyp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byan_arab_jamahiriy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style-name="ce54" office:value-type="string">
                <text:p>Libyan Arab Jamahiriya</text:p>
              </table:table-cell>
              <table:table-cell table:style-name="ce54" office:value-type="string">
                <text:p>Liby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rocc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oroc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uda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ud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nis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Tuni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western_sahar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Western Sahar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Southern Africa</text:p>
            </table:table-cell>
            <table:table-cell table:style-name="ce53" office:value-type="string">
              <text:p>Sou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otswan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otsw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esoth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Lesoth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amib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Nami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outh_afric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outh Afr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waziland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waziland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western_africa</text:p>
            </table:table-cell>
            <table:table-cell table:style-name="Default" office:value-type="float" office:value="0">
              <text:p>0</text:p>
            </table:table-cell>
            <table:table-cell table:number-columns-repeated="2"/>
            <table:table-cell table:style-name="ce53" office:value-type="string">
              <text:p>Western Africa</text:p>
            </table:table-cell>
            <table:table-cell table:style-name="ce53" office:value-type="string">
              <text:p>We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nin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en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urkina_faso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Burkina Fas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pe_verd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ape Verd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te_diivoire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Cote d'Ivoir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amb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am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han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h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ine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uine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inea-bissau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Guinea-Bissa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ber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Libe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i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l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uritan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Maurit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ger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Nige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geri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Nige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helena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aint Hele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enegal</text:p>
              </table:table-cell>
              <table:table-cell table:style-name="Default" office:value-type="float" office:value="0">
                <text:p>0</text:p>
              </table:table-cell>
              <table:table-cell table:number-columns-repeated="2"/>
              <table:table-cell table:number-columns-repeated="2" table:style-name="ce54" office:value-type="string">
                <text:p>Senega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ierra_leon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ierra Leon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og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ogo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americas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Americas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caribbean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Caribbea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guill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nguill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tigua_and_barbu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ntigua and Barbu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rub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rub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hama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hama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rbado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rbado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ritish_virgi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British Virgin Islands</text:p>
              </table:table-cell>
              <table:table-cell table:style-name="ce54" office:value-type="string">
                <text:p>BV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yma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ayman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ub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ub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omin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Domin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ominican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Dominican Republic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rena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rena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adeloup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adeloup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aiti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ait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ama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ama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rtiniqu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rtiniqu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tserrat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tserra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therlands_antill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therlands Antill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uerto_ric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uerto Ri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-barthelem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int-Barthélem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kitts_and_nevi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aint Kitts and Nevis</text:p>
              </table:table-cell>
              <table:table-cell table:style-name="ce54" office:value-type="string">
                <text:p>Saint Kitt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luc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int Luc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mart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aint Martin (French part)</text:p>
              </table:table-cell>
              <table:table-cell table:style-name="ce54" office:value-type="string">
                <text:p>Saint Martin (F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vincent_and_the_grenadin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aint Vincent and the Grenadines</text:p>
              </table:table-cell>
              <table:table-cell table:style-name="ce54" office:value-type="string">
                <text:p>Saint Vincen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rinidad_and_tobag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rinidad and Tobag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rks_and_caicos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Turks and Caicos Islands</text:p>
              </table:table-cell>
              <table:table-cell table:style-name="ce54" office:value-type="string">
                <text:p>Turks and Caico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states_virgi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United States Virgin Islands</text:p>
              </table:table-cell>
              <table:table-cell table:style-name="ce54" office:value-type="string">
                <text:p>US Virgin Islands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central_americ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Central America</text:p>
            </table:table-cell>
            <table:table-cell table:style-name="ce53" office:value-type="string">
              <text:p>Central 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liz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liz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sta_r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osta Ric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l_salvado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El Salvado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atemal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atemal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ondura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ondura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exic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exi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caragu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icaragu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nam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nam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_americ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 America</text:p>
            </table:table-cell>
            <table:table-cell table:style-name="ce53" office:value-type="string">
              <text:p>South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rgenti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rgenti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oliv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oliv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razi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razi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il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hil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lomb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olom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cuado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Ecuado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alkland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Falkland Islands (Malvinas)</text:p>
              </table:table-cell>
              <table:table-cell table:style-name="ce54" office:value-type="string">
                <text:p>Falkland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rench_guia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rench Gui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ya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y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ragua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ragua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er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er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urinam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urinam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rugua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rugua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venezuel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Venezuela (Bolivarian Republic of)</text:p>
              </table:table-cell>
              <table:table-cell table:style-name="ce54" office:value-type="string">
                <text:p>Venezuel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northern_americ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Northern America</text:p>
            </table:table-cell>
            <table:table-cell table:style-name="ce53" office:value-type="string">
              <text:p>Nor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rmu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rmu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nad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anad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reen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reen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int_pierre_and_miquelo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int Pierre and Miquel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states_of_americ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nited States of America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asia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Asia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central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Central Asia</text:p>
            </table:table-cell>
            <table:table-cell table:style-name="ce53" office:value-type="string">
              <text:p>Central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azakh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azakh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yrgyz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yrgyz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ajik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ajik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rkmen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urkmen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zbek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zbekistan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east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Eastern Asia</text:p>
            </table:table-cell>
            <table:table-cell table:style-name="ce53" office:value-type="string">
              <text:p>Ea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i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hi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ong_kong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Hong Kong Special Administrative Region of China</text:p>
              </table:table-cell>
              <table:table-cell table:style-name="ce54" office:value-type="string">
                <text:p>Hong Kong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ca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Macao Special Administrative Region of China</text:p>
              </table:table-cell>
              <table:table-cell table:style-name="ce54" office:value-type="string">
                <text:p>Maca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emocratic_peoples_republic_of_kore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Democratic People's Republic of Korea</text:p>
              </table:table-cell>
              <table:table-cell table:style-name="ce54" office:value-type="string">
                <text:p>Korea (North)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ap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ap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gol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gol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epublic_of_kore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Republic of Korea</text:p>
              </table:table-cell>
              <table:table-cell table:style-name="ce54" office:value-type="string">
                <text:p>Korea (South)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ern Asia</text:p>
            </table:table-cell>
            <table:table-cell table:style-name="ce53" office:value-type="string">
              <text:p>Sou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fghan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fghan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ngladesh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ngladesh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hu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hu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nd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nd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r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Iran, Islamic Republic of</text:p>
              </table:table-cell>
              <table:table-cell table:style-name="ce54" office:value-type="string">
                <text:p>Ir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div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ldiv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pa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pa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kist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kist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ri_lank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ri Lank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-east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-Eastern Asia</text:p>
            </table:table-cell>
            <table:table-cell table:style-name="ce53" office:value-type="string">
              <text:p>South- A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runei_darussala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Brunei Darussalam</text:p>
              </table:table-cell>
              <table:table-cell table:style-name="ce54" office:value-type="string">
                <text:p>Brune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ambod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ambod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ndone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ndone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ao_peoples_democratic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Lao People's Democratic Republic</text:p>
              </table:table-cell>
              <table:table-cell table:style-name="ce54" office:value-type="string">
                <text:p>Lao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ay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lay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yanma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yanma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hilippin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hilippin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ingapor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ingapor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hai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hai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imor-lest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imor-Lest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viet_na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Viet Nam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western_a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Western Asia</text:p>
            </table:table-cell>
            <table:table-cell table:style-name="ce53" office:value-type="string">
              <text:p>We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rme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rme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zerbaij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zerbaij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ahra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ahra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ypru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ypru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eorg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eorg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raq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raq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srae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srae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ord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ord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uwait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uwait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ebano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eban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occupied_palestinian_territor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Occupied Palestinian Territory</text:p>
              </table:table-cell>
              <table:table-cell table:style-name="ce54" office:value-type="string">
                <text:p>Palestin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om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Om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qata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Qata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udi_arab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udi Ara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yrian_arab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yrian Arab Republic</text:p>
              </table:table-cell>
              <table:table-cell table:style-name="ce54" office:value-type="string">
                <text:p>Sy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rke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urke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arab_emirate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nited Arab Emirate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yeme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Yemen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europe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Europe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east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Eastern Europe</text:p>
            </table:table-cell>
            <table:table-cell table:style-name="ce53" office:value-type="string">
              <text:p>Ea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laru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laru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ulgar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ulga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zech_republic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zech Republic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ungar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ungar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o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o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epublic_of_moldov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Republic of Moldova</text:p>
              </table:table-cell>
              <table:table-cell table:style-name="ce54" office:value-type="string">
                <text:p>Moldav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oma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Rom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russian_federatio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Russian Federatio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lovak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lovak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krain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Ukraine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north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Northern Europe</text:p>
            </table:table-cell>
            <table:table-cell table:style-name="ce53" office:value-type="string">
              <text:p>Nor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land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Åland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hannel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hannel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denmark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Denmark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esto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Esto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aeroe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aeroe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in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in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ernse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ernse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ce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ce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re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re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sle_of_ma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sle of Ma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jerse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Jerse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atv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atv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thua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ithu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orwa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orwa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valbard_and_jan_maye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Svalbard and Jan Mayen Islands</text:p>
              </table:table-cell>
              <table:table-cell table:style-name="ce54" office:value-type="string">
                <text:p>Svalbard and Jan Maye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wede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wede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united_kingdo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United Kingdom of Great Britain and Northern Ireland</text:p>
              </table:table-cell>
              <table:table-cell table:style-name="ce54" office:value-type="string">
                <text:p>United Kingdom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south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Southern Europe</text:p>
            </table:table-cell>
            <table:table-cell table:style-name="ce53" office:value-type="string">
              <text:p>South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lba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lba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ndorr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ndorr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osnia_and_herzegovin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Bosnia and Herzegovina</text:p>
              </table:table-cell>
              <table:table-cell table:style-name="ce54" office:value-type="string">
                <text:p>Bos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roat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roat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ibraltar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ibraltar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reec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reec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holy_se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Holy Se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ital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Ital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lt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lt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tenegr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tenegr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ortugal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ortugal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n_marin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n Marin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erb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erb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love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love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pa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pa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cedo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The former Yugoslav Republic of Macedonia</text:p>
              </table:table-cell>
              <table:table-cell table:style-name="ce54" office:value-type="string">
                <text:p>Macedonia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western_europe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style-name="ce53" office:value-type="string">
              <text:p>Western Europe</text:p>
            </table:table-cell>
            <table:table-cell table:style-name="ce53" office:value-type="string">
              <text:p>Western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ustr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ustr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belgiu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Belgium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ranc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ranc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ermany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ermany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iechtenstei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iechtenstei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luxembourg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Luxembourg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onaco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onaco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ther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ther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witzer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witzerland</text:p>
              </table:table-cell>
              <table:table-cell table:number-columns-repeated="1009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table:style-name="ce52" office:value-type="string">
            <text:p>oceania</text:p>
          </table:table-cell>
          <table:table-cell table:style-name="Default" office:value-type="float" office:value="0">
            <text:p>0</text:p>
          </table:table-cell>
          <table:table-cell table:style-name="ce57" table:number-columns-repeated="2"/>
          <table:table-cell table:number-columns-repeated="2" table:style-name="ce52" office:value-type="string">
            <text:p>Oceania</text:p>
          </table:table-cell>
          <table:table-cell table:number-columns-repeated="1009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austral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Australia &amp; New Zealand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ustral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ustral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w_zea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w Zealand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orfolk_island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orfolk Island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melane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Melane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iji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ij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ew_caledon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ew Caledon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pua_new_guine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pua New Guine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olomon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olomon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vanuat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Vanuatu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microne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Microne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guam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Guam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kiribati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Kiribati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marshall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Marshall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ederated_states_of_microne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Micronesia, Federated States of</text:p>
              </table:table-cell>
              <table:table-cell table:style-name="ce54" office:value-type="string">
                <text:p>Microne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aur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aur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orthern_mariana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Northern Mariana Islands</text:p>
              </table:table-cell>
              <table:table-cell table:style-name="ce54" office:value-type="string">
                <text:p>Northern Marian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ala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alau</text:p>
              </table:table-cell>
              <table:table-cell table:number-columns-repeated="1009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table:style-name="ce53" office:value-type="string">
              <text:p>polynesia</text:p>
            </table:table-cell>
            <table:table-cell table:style-name="Default" office:value-type="float" office:value="0">
              <text:p>0</text:p>
            </table:table-cell>
            <table:table-cell table:style-name="ce57" table:number-columns-repeated="2"/>
            <table:table-cell table:number-columns-repeated="2" table:style-name="ce53" office:value-type="string">
              <text:p>Polynesia</text:p>
            </table:table-cell>
            <table:table-cell table:number-columns-repeated="1009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american_samo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American Samo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cook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Cook Islands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french_polynesi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French Polynesi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niue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Niue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pitcairn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Pitcairn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samo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Samo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okela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okela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onga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onga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tuvalu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number-columns-repeated="2" table:style-name="ce54" office:value-type="string">
                <text:p>Tuvalu</text:p>
              </table:table-cell>
              <table:table-cell table:number-columns-repeated="1009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table:style-name="ce54" office:value-type="string">
                <text:p>wallis_and_futuna_islands</text:p>
              </table:table-cell>
              <table:table-cell table:style-name="Default" office:value-type="float" office:value="0">
                <text:p>0</text:p>
              </table:table-cell>
              <table:table-cell table:style-name="ce57" table:number-columns-repeated="2"/>
              <table:table-cell table:style-name="ce54" office:value-type="string">
                <text:p>Wallis and Futuna Islands</text:p>
              </table:table-cell>
              <table:table-cell table:style-name="ce54" office:value-type="string">
                <text:p>Wallis and Futuna</text:p>
              </table:table-cell>
              <table:table-cell table:number-columns-repeated="1009"/>
            </table:table-row>
          </table:table-row-group>
        </table:table-row-group>
        <table:table-row table:style-name="ro2" table:number-rows-repeated="128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2" table:number-rows-repeated="651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" table:style-name="ta7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3" table:default-cell-style-name="ce3"/>
        <table:table-column table:style-name="co34" table:default-cell-style-name="ce5"/>
        <table:table-column table:style-name="co35" table:default-cell-style-name="ce5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ang</text:p>
          </table:table-cell>
          <table:table-cell office:value-type="float" office:value="0">
            <text:p>0</text:p>
          </table:table-cell>
          <table:table-cell office:value-type="string">
            <text:p>I18N</text:p>
          </table:table-cell>
          <table:table-cell table:formula="of:=[.L2]" office:value-type="string" office:string-value="I18N">
            <text:p>I18N</text:p>
          </table:table-cell>
          <table:table-cell table:style-name="ce7" office:value-type="string">
            <text:p>Foreign Languages</text:p>
          </table:table-cell>
          <table:table-cell table:style-name="ce7" office:value-type="string">
            <text:p>Languag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sign</text:p>
          </table:table-cell>
          <table:table-cell office:value-type="float" office:value="0">
            <text:p>0</text:p>
          </table:table-cell>
          <table:table-cell office:value-type="string">
            <text:p>DSGN</text:p>
          </table:table-cell>
          <table:table-cell table:formula="of:=[.L3]" office:value-type="string" office:string-value="DSGN">
            <text:p>DSGN</text:p>
          </table:table-cell>
          <table:table-cell table:number-columns-repeated="2" table:style-name="ce7" office:value-type="string">
            <text:p>Design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t</text:p>
          </table:table-cell>
          <table:table-cell office:value-type="float" office:value="0">
            <text:p>0</text:p>
          </table:table-cell>
          <table:table-cell office:value-type="string">
            <text:p>IT</text:p>
          </table:table-cell>
          <table:table-cell table:formula="of:=[.L4]" office:value-type="string" office:string-value="IT">
            <text:p>IT</text:p>
          </table:table-cell>
          <table:table-cell table:style-name="ce7" office:value-type="string">
            <text:p>Information Technology</text:p>
          </table:table-cell>
          <table:table-cell table:style-name="ce7" office:value-type="string">
            <text:p>I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roject</text:p>
          </table:table-cell>
          <table:table-cell office:value-type="float" office:value="0">
            <text:p>0</text:p>
          </table:table-cell>
          <table:table-cell office:value-type="string">
            <text:p>PROJ</text:p>
          </table:table-cell>
          <table:table-cell table:formula="of:=[.L5]" office:value-type="string" office:string-value="PROJ">
            <text:p>PROJ</text:p>
          </table:table-cell>
          <table:table-cell table:number-columns-repeated="2" table:style-name="ce7" office:value-type="string">
            <text:p>Project Managemen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sale</text:p>
          </table:table-cell>
          <table:table-cell office:value-type="float" office:value="0">
            <text:p>0</text:p>
          </table:table-cell>
          <table:table-cell office:value-type="string">
            <text:p>SALE</text:p>
          </table:table-cell>
          <table:table-cell table:formula="of:=[.L6]" office:value-type="string" office:string-value="SALE">
            <text:p>SALE</text:p>
          </table:table-cell>
          <table:table-cell table:number-columns-repeated="2" table:style-name="ce7" office:value-type="string">
            <text:p>Sales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urchase</text:p>
          </table:table-cell>
          <table:table-cell office:value-type="float" office:value="0">
            <text:p>0</text:p>
          </table:table-cell>
          <table:table-cell office:value-type="string">
            <text:p>PURCH</text:p>
          </table:table-cell>
          <table:table-cell table:formula="of:=[.L7]" office:value-type="string" office:string-value="PURCH">
            <text:p>PURCH</text:p>
          </table:table-cell>
          <table:table-cell table:number-columns-repeated="2" table:style-name="ce7" office:value-type="string">
            <text:p>Purchas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marketing</text:p>
          </table:table-cell>
          <table:table-cell office:value-type="float" office:value="0">
            <text:p>0</text:p>
          </table:table-cell>
          <table:table-cell office:value-type="string">
            <text:p>MARKET</text:p>
          </table:table-cell>
          <table:table-cell table:formula="of:=[.L8]" office:value-type="string" office:string-value="MARKET">
            <text:p>MARKET</text:p>
          </table:table-cell>
          <table:table-cell table:number-columns-repeated="2" table:style-name="ce7" office:value-type="string">
            <text:p>Marketing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dministration</text:p>
          </table:table-cell>
          <table:table-cell office:value-type="float" office:value="0">
            <text:p>0</text:p>
          </table:table-cell>
          <table:table-cell office:value-type="string">
            <text:p>ADMIN</text:p>
          </table:table-cell>
          <table:table-cell table:formula="of:=[.L9]" office:value-type="string" office:string-value="ADMIN">
            <text:p>ADMIN</text:p>
          </table:table-cell>
          <table:table-cell table:number-columns-repeated="2" office:value-type="string">
            <text:p>Administration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ccounting</text:p>
          </table:table-cell>
          <table:table-cell office:value-type="float" office:value="0">
            <text:p>0</text:p>
          </table:table-cell>
          <table:table-cell office:value-type="string">
            <text:p>ACCT</text:p>
          </table:table-cell>
          <table:table-cell table:formula="of:=[.L10]" office:value-type="string" office:string-value="ACCT">
            <text:p>ACCT</text:p>
          </table:table-cell>
          <table:table-cell table:number-columns-repeated="2" table:style-name="ce15" office:value-type="string">
            <text:p>Accounting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office:value-type="float" office:value="0">
            <text:p>0</text:p>
          </table:table-cell>
          <table:table-cell office:value-type="string">
            <text:p>PROD</text:p>
          </table:table-cell>
          <table:table-cell table:formula="of:=[.L11]" office:value-type="string" office:string-value="PROD">
            <text:p>PROD</text:p>
          </table:table-cell>
          <table:table-cell table:number-columns-repeated="2" table:style-name="ce15" office:value-type="string">
            <text:p>Production Managemen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personal</text:p>
          </table:table-cell>
          <table:table-cell office:value-type="float" office:value="0">
            <text:p>0</text:p>
          </table:table-cell>
          <table:table-cell table:style-name="ce6" office:value-type="string">
            <text:p>PERSO</text:p>
          </table:table-cell>
          <table:table-cell table:formula="of:=[.L12]" office:value-type="string" office:string-value="PERSO">
            <text:p>PERSO</text:p>
          </table:table-cell>
          <table:table-cell table:number-columns-repeated="2" table:style-name="ce7" office:value-type="string">
            <text:p>Personal Manageme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gal</text:p>
          </table:table-cell>
          <table:table-cell office:value-type="float" office:value="0">
            <text:p>0</text:p>
          </table:table-cell>
          <table:table-cell table:style-name="ce6" office:value-type="string">
            <text:p>LEGAL</text:p>
          </table:table-cell>
          <table:table-cell table:formula="of:=[.L13]" office:value-type="string" office:string-value="LEGAL">
            <text:p>LEGAL</text:p>
          </table:table-cell>
          <table:table-cell table:number-columns-repeated="2" office:value-type="string">
            <text:p>Legal</text:p>
          </table:table-cell>
          <table:table-cell table:style-name="ce7"/>
          <table:table-cell table:number-columns-repeated="1008"/>
        </table:table-row>
        <table:table-row table:style-name="ro1" table:number-rows-repeated="15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11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tionality" table:style-name="ta30" table:print="false">
        <office:forms form:automatic-focus="false" form:apply-design-mode="false"/>
        <table:table-column table:style-name="co1" table:number-columns-repeated="9" table:default-cell-style-name="ce61"/>
        <table:table-column table:style-name="co77" table:default-cell-style-name="Default"/>
        <table:table-column table:style-name="co3" table:default-cell-style-name="ce55"/>
        <table:table-column table:style-name="co25" table:default-cell-style-name="ce56"/>
        <table:table-column table:style-name="co21" table:default-cell-style-name="ce56"/>
        <table:table-column table:style-name="co78" table:default-cell-style-name="Default"/>
        <table:table-column table:style-name="co79" table:default-cell-style-name="Default"/>
        <table:table-column table:style-name="co9" table:visibility="collapse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34" office:value-type="string">
            <text:p>Path</text:p>
          </table:table-cell>
          <table:table-cell table:style-name="ce34" table:number-columns-repeated="8"/>
          <table:table-cell table:style-name="ce36" office:value-type="string">
            <text:p>ID</text:p>
          </table:table-cell>
          <table:table-cell table:style-name="ce34" office:value-type="string">
            <text:p>Int Index</text:p>
          </table:table-cell>
          <table:table-cell table:style-name="ce36" office:value-type="string">
            <text:p>Reference</text:p>
          </table:table-cell>
          <table:table-cell table:style-name="ce34" office:value-type="string">
            <text:p>Codification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hort Title</text:p>
          </table:table-cell>
          <table:table-cell table:style-name="ce36" office:value-type="string">
            <text:p>Description</text:p>
          </table:table-cell>
          <table:table-cell table:style-name="ce34" table:number-columns-repeated="237"/>
          <table:table-cell table:style-name="ce75" table:number-columns-repeated="2"/>
          <table:table-cell/>
          <table:table-cell table:style-name="ce34" table:number-columns-repeated="768"/>
        </table:table-row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frica</text:p>
          </table:table-cell>
          <table:table-cell table:style-name="ce64" office:value-type="float" office:value="0">
            <text:p>0</text:p>
          </table:table-cell>
          <table:table-cell table:style-name="ce65" table:number-columns-repeated="2"/>
          <table:table-cell table:style-name="ce69" office:value-type="string">
            <text:p>Africa</text:p>
          </table:table-cell>
          <table:table-cell table:style-name="ce69"/>
          <table:table-cell/>
          <table:table-cell table:style-name="ce59" table:number-columns-repeated="235"/>
          <table:table-cell table:number-columns-repeated="5"/>
          <table:table-cell table:style-name="ce59" table:number-columns-repeated="76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astern_africa</text:p>
            </table:table-cell>
            <table:table-cell table:style-name="ce64" office:value-type="float" office:value="0">
              <text:p>0</text:p>
            </table:table-cell>
            <table:table-cell table:style-name="ce65" table:number-columns-repeated="2"/>
            <table:table-cell table:style-name="ce70" office:value-type="string">
              <text:p>Eastern Africa</text:p>
            </table:table-cell>
            <table:table-cell table:style-name="ce70"/>
            <table:table-cell/>
            <table:table-cell table:style-name="ce59" table:number-columns-repeated="235"/>
            <table:table-cell table:number-columns-repeated="5"/>
            <table:table-cell table:style-name="ce59" table:number-columns-repeated="76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rund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Burund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mor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Comor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jibout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Djibout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ritre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Eritre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thiop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Ethiop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eny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Keny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horais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lagasy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agasy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law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aw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uriti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urit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ahorais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zambic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Mozambic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eunionese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Reunionese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wand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Rwandan</text:p>
              </table:table-cell>
              <table:table-cell table:number-columns-repeated="2"/>
              <table:table-cell table:style-name="ce59" table:number-columns-repeated="235"/>
              <table:table-cell table:number-columns-repeated="5"/>
              <table:table-cell table:style-name="ce59" table:number-columns-repeated="76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ychellois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Seychellois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mali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Somal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anzan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Ugand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gand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Tanz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zambi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Zam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zimbabwean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Zimbabwe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iddle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Middle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go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gol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mero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mero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entral_af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entral Af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h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h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ngo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Congolese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quatorial_gui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quatorial Gui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abo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abonese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rthern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Northern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lgeria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Algerian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gypt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Egyptian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by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1" office:value-type="string">
                <text:p>Libyan</text:p>
              </table:table-cell>
              <table:table-cell table:style-name="ce71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roc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roc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ud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ud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ni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ni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hraw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ahrawi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ern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ern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otswan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otswan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sotho</text:p>
              </table:table-cell>
              <table:table-cell table:style-name="ce64" office:value-type="float" office:value="0">
                <text:p>0</text:p>
              </table:table-cell>
              <table:table-cell table:style-name="ce65" table:number-columns-repeated="2"/>
              <table:table-cell office:value-type="string">
                <text:p>Basotho</text:p>
              </table:table-cell>
              <table:table-cell table:number-columns-repeated="1010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ami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ami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uth_af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outh Af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waz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wazi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western_af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Western Af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n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ni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rkinab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urkinab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pe_verd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pe Verd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vo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Ivor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am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am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hana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hana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i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i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be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ibe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urit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urit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table:style-name="ce62" office:value-type="string">
                <text:p>*</text:p>
              </table:table-cell>
              <table:table-cell table:style-name="ce62" table:number-columns-repeated="6"/>
              <table:table-cell office:value-type="string">
                <text:p>nigerien</text:p>
              </table:table-cell>
              <table:table-cell table:style-name="ce64" office:value-type="float" office:value="0">
                <text:p>0</text:p>
              </table:table-cell>
              <table:table-cell table:style-name="ce67" table:number-columns-repeated="2"/>
              <table:table-cell table:style-name="ce73" office:value-type="string">
                <text:p>Nigerie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int_hele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int Hele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nega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enegal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ierra_leo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ierra Leo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ogo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ogolese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mericas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Americas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-group>
            <table:table-row table:style-name="ro2">
              <table:table-cell/>
              <table:table-cell office:value-type="string">
                <text:p>*</text:p>
              </table:table-cell>
              <table:table-cell table:number-columns-repeated="7"/>
              <table:table-cell office:value-type="string">
                <text:p>caribb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0" office:value-type="string">
                <text:p>Caribbean</text:p>
              </table:table-cell>
              <table:table-cell table:style-name="ce70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guil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guill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tig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tiguan; Barbudian</text:p>
              </table:table-cell>
              <table:table-cell office:value-type="string">
                <text:p>Antiguan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till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till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rub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rub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ham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ham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rb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rb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v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ritish Virgin Islander</text:p>
              </table:table-cell>
              <table:table-cell office:value-type="string">
                <text:p>BV Islander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y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y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ub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ub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omin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Domin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ren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ren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adeloup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adeloup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ai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Hait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jama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Jama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ittsian_nevi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ittsian; Nevi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rtin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rtin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tserra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tserrat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uerto_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uerto 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int_luc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int Luc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rinid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rinidadian; Tobagonian</text:p>
              </table:table-cell>
              <table:table-cell office:value-type="string">
                <text:p>Trinidadian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c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rks and Caicos Islander</text:p>
              </table:table-cell>
              <table:table-cell office:value-type="string">
                <text:p>T&amp;C Islander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s_virgin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US Virgin Island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incen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Vincenti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entral_ame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Central Ame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liz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liz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sta_r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osta R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atema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atemal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ondur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Hondur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exic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exic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icarag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icarag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na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na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lvado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lvadori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_ame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 Ame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rgenti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rgenti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oli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oli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razi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razi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hil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hil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lom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olomb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cuado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cuado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alkland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Falkland Island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yanese</text:p>
              </table:table-cell>
              <table:table-cell table:style-name="ce64" office:value-type="float" office:value="0">
                <text:p>0</text:p>
              </table:table-cell>
              <table:table-cell table:style-name="ce68" table:number-columns-repeated="2"/>
              <table:table-cell table:style-name="ce74" office:value-type="string">
                <text:p>Guy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raguay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raguay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eru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eru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urinam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urinam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ruguay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Uruguay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enezuel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Venezuelan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rthern_americ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Northern Americ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rmu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rmu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na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na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reen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reen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t_pierrais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t-Pierrais; Miquelonnais</text:p>
              </table:table-cell>
              <table:table-cell office:value-type="string">
                <text:p>St-Pierrais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s_citize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American; US citizen</text:p>
              </table:table-cell>
              <table:table-cell table:style-name="ce72" office:value-type="string">
                <text:p>US citizen</text:p>
              </table:table-cell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asia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Asia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entral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Central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azak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azak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yrgyz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yrgyz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aji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aji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rkme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rkme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zbe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Uzbek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ast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East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h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hi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ong_kong_ch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Hong Kong Chin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jap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Japan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c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acan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go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go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th_kor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North Kor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uth_kor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outh Korean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fgh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fgh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ngladesh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ngladesh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hut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hut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n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n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r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Iran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di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di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pa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pal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kista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kista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ri_lank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ri Lank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_east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-East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rune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Brune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rm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Burm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mbod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ambod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ast_timor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East Timores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lipino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ilipino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ndone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ndones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ao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Lao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ay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ay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ingapor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ingapor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ha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hai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ietnam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Vietnamese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western_a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Western A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rme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rme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zerbaija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zerbaija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ahrai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ahrai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ypriot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ypriot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mi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mi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eorg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eorg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raq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raq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srael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srael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jord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Jord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uwait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Kuwait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eba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eba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ma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Oman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lesti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lesti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qatar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Qatari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udi_arab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udi Arab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y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y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r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r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yemeni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Yemeni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europe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Europe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ast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East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laru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laru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ulga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ulga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zec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zec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unga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Hunga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ldov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oldov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ol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ole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o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Ro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us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Russ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lova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lova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krai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Ukraini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rth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North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land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Åland Is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ritis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ritis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an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Dan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st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Est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aero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aero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n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in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ce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ce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rishm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rishm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atv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atv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thu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ithu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weg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orweg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wed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wede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th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South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lb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lb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ndorr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ndorr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osnia_herzegovina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of Bosnia Herzegovina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roat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Croat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ibralta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ibralta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reek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reek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ta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Ital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ced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aced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lt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lt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tenegri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tenegri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ortugu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ortugu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n_marin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n Marin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rb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Serb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loven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loven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paniard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paniard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he_holy_se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of the Holy See</text:p>
              </table:table-cell>
              <table:table-cell table:style-name="ce72"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western_europe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Western Europe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ustr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ustr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belg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Belg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rench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rench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erm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erm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iechtenstein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iechtenstein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uxembourg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Luxembourg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onegasqu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onegasqu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ther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ther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wiss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wiss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office:value-type="string">
            <text:p>*</text:p>
          </table:table-cell>
          <table:table-cell table:number-columns-repeated="8"/>
          <table:table-cell office:value-type="string">
            <text:p>oceania</text:p>
          </table:table-cell>
          <table:table-cell table:style-name="ce64" office:value-type="float" office:value="0">
            <text:p>0</text:p>
          </table:table-cell>
          <table:table-cell table:style-name="ce66" table:number-columns-repeated="2"/>
          <table:table-cell table:style-name="ce69" office:value-type="string">
            <text:p>Oceania</text:p>
          </table:table-cell>
          <table:table-cell table:style-name="ce69"/>
          <table:table-cell table:style-name="ce58"/>
          <table:table-cell table:number-columns-repeated="1008"/>
        </table:table-row>
        <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ustral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Australia &amp; New Zealand</text:p>
            </table:table-cell>
            <table:table-cell table:style-name="ce70" office:value-type="string">
              <text:p>Australia</text:p>
            </table:table-cell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ustral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ustral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w_zea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w Zea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folk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orfolk Islander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elane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Melane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ji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Fiji Is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ew_caledo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ew Caledo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pua_new_guin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pua New Guine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lomon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olomon Islander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vanuat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Vanuatu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icrone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Microne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guaman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Guaman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kiribat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Kiribat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arshallese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Marshallese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microne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Micronesi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aur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Naur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orthern_mariana_island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Northern Mariana Island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la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alauan</text:p>
              </table:table-cell>
              <table:table-cell/>
              <table:table-cell table:style-name="ce58"/>
              <table:table-cell table:number-columns-repeated="1008"/>
            </table:table-row>
          </table:table-row-group>
          <table:table-row table:style-name="ro2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olynesia</text:p>
            </table:table-cell>
            <table:table-cell table:style-name="ce64" office:value-type="float" office:value="0">
              <text:p>0</text:p>
            </table:table-cell>
            <table:table-cell table:style-name="ce66" table:number-columns-repeated="2"/>
            <table:table-cell table:style-name="ce70" office:value-type="string">
              <text:p>Polynesia</text:p>
            </table:table-cell>
            <table:table-cell table:style-name="ce70"/>
            <table:table-cell table:style-name="ce58"/>
            <table:table-cell table:number-columns-repeated="1008"/>
          </table:table-row>
          <table:table-row-group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american_samo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American Samo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niue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of the Cook Islands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itcairner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Polynesi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olyne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Niuean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amo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Pitcairner</text:p>
              </table:table-cell>
              <table:table-cell table:style-name="ce72"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he_cook_islands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Samo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okela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okela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ong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ong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tuvalu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office:value-type="string">
                <text:p>Tuvaluan</text:p>
              </table:table-cell>
              <table:table-cell/>
              <table:table-cell table:style-name="ce58"/>
              <table:table-cell table:number-columns-repeated="1008"/>
            </table:table-row>
            <table:table-row table:style-name="ro2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wallisian</text:p>
              </table:table-cell>
              <table:table-cell table:style-name="ce64" office:value-type="float" office:value="0">
                <text:p>0</text:p>
              </table:table-cell>
              <table:table-cell table:style-name="ce66" table:number-columns-repeated="2"/>
              <table:table-cell table:style-name="ce72" office:value-type="string">
                <text:p>Wallisian; Futunan</text:p>
              </table:table-cell>
              <table:table-cell table:style-name="ce72" office:value-type="string">
                <text:p>Wallisian</text:p>
              </table:table-cell>
              <table:table-cell table:style-name="ce58"/>
              <table:table-cell table:number-columns-repeated="1008"/>
            </table:table-row>
            <table:table-row table:style-name="ro2">
              <table:table-cell table:number-columns-repeated="9"/>
              <table:table-cell table:style-name="ce63"/>
              <table:table-cell table:style-name="ce64"/>
              <table:table-cell table:style-name="ce57" table:number-columns-repeated="2"/>
              <table:table-cell table:style-name="ce63" table:number-columns-repeated="2"/>
              <table:table-cell table:style-name="ce58"/>
              <table:table-cell table:number-columns-repeated="1008"/>
            </table:table-row>
          </table:table-row-group>
        </table:table-row-group>
        <table:table-row table:style-name="ro2">
          <table:table-cell table:number-columns-repeated="10"/>
          <table:table-cell table:style-name="ce64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2" table:number-rows-repeated="127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2" table:number-rows-repeated="65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ity" table:style-name="ta9" table:print="false">
        <office:forms form:automatic-focus="false" form:apply-design-mode="false"/>
        <table:table-column table:style-name="co1" table:number-columns-repeated="9" table:default-cell-style-name="ce10"/>
        <table:table-column table:style-name="co41" table:default-cell-style-name="ce38"/>
        <table:table-column table:style-name="co42" table:default-cell-style-name="ce3"/>
        <table:table-column table:style-name="co25" table:default-cell-style-name="ce5"/>
        <table:table-column table:style-name="co21" table:default-cell-style-name="ce5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37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style-name="ce39" office:value-type="string">
            <text:p>A</text:p>
          </table:table-cell>
          <table:table-cell table:formula="of:=[.L2]" office:value-type="string" office:string-value="A">
            <text:p>A</text:p>
          </table:table-cell>
          <table:table-cell office:value-type="string">
            <text:p>Agriculture &amp; forestry</text:p>
          </table:table-cell>
          <table:table-cell office:value-type="string">
            <text:p>Agriculture</text:p>
          </table:table-cell>
          <table:table-cell office:value-type="string">
            <text:p>Agriculture, hunting and forestry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01</text:p>
            </table:table-cell>
            <table:table-cell office:value-type="float" office:value="0">
              <text:p>0</text:p>
            </table:table-cell>
            <table:table-cell table:style-name="ce39" office:value-type="string">
              <text:p>01</text:p>
            </table:table-cell>
            <table:table-cell table:formula="of:=CONCATENATE([.$M$2];[.L3])" office:value-type="string" office:string-value="A01">
              <text:p>A01</text:p>
            </table:table-cell>
            <table:table-cell office:value-type="string">
              <text:p>Agriculture &amp; hunting</text:p>
            </table:table-cell>
            <table:table-cell office:value-type="string">
              <text:p>Agriculture &amp; Hunting</text:p>
            </table:table-cell>
            <table:table-cell office:value-type="string">
              <text:p>Agriculture, hunting and related service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02</text:p>
            </table:table-cell>
            <table:table-cell office:value-type="float" office:value="0">
              <text:p>0</text:p>
            </table:table-cell>
            <table:table-cell table:style-name="ce39" office:value-type="string">
              <text:p>02</text:p>
            </table:table-cell>
            <table:table-cell table:formula="of:=CONCATENATE([.$M$2];[.L4])" office:value-type="string" office:string-value="A02">
              <text:p>A02</text:p>
            </table:table-cell>
            <table:table-cell table:number-columns-repeated="2" office:value-type="string">
              <text:p>Forestry</text:p>
            </table:table-cell>
            <table:table-cell office:value-type="string">
              <text:p>Forestry, logging and related service activitie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style-name="ce39" office:value-type="string">
            <text:p>B</text:p>
          </table:table-cell>
          <table:table-cell office:value-type="string">
            <text:p>B-05</text:p>
          </table:table-cell>
          <table:table-cell office:value-type="string">
            <text:p>Fishing &amp; aquaculture</text:p>
          </table:table-cell>
          <table:table-cell office:value-type="string">
            <text:p>Fishing</text:p>
          </table:table-cell>
          <table:table-cell office:value-type="string">
            <text:p>Fishing, aquaculture and service activities incidental to fishing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style-name="ce39" office:value-type="string">
            <text:p>C</text:p>
          </table:table-cell>
          <table:table-cell table:formula="of:=[.L6]" office:value-type="string" office:string-value="C">
            <text:p>C</text:p>
          </table:table-cell>
          <table:table-cell office:value-type="string">
            <text:p>Mining &amp; quarrying</text:p>
          </table:table-cell>
          <table:table-cell office:value-type="string">
            <text:p>Mining</text:p>
          </table:table-cell>
          <table:table-cell office:value-type="string">
            <text:p>Mining and quarrying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0</text:p>
            </table:table-cell>
            <table:table-cell office:value-type="float" office:value="0">
              <text:p>0</text:p>
            </table:table-cell>
            <table:table-cell table:style-name="ce39" office:value-type="float" office:value="10">
              <text:p>10</text:p>
            </table:table-cell>
            <table:table-cell table:formula="of:=CONCATENATE([.$M$6];[.L7])" office:value-type="string" office:string-value="C10">
              <text:p>C10</text:p>
            </table:table-cell>
            <table:table-cell office:value-type="string">
              <text:p>Coal &amp; lignite</text:p>
            </table:table-cell>
            <table:table-cell office:value-type="string">
              <text:p>Coal &amp; Lignite</text:p>
            </table:table-cell>
            <table:table-cell office:value-type="string">
              <text:p>Mining of coal and lignite; extraction of pea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1</text:p>
            </table:table-cell>
            <table:table-cell office:value-type="float" office:value="0">
              <text:p>0</text:p>
            </table:table-cell>
            <table:table-cell table:style-name="ce39" office:value-type="float" office:value="11">
              <text:p>11</text:p>
            </table:table-cell>
            <table:table-cell table:formula="of:=CONCATENATE([.$M$6];[.L8])" office:value-type="string" office:string-value="C11">
              <text:p>C11</text:p>
            </table:table-cell>
            <table:table-cell office:value-type="string">
              <text:p>Petroleum &amp; gas</text:p>
            </table:table-cell>
            <table:table-cell office:value-type="string">
              <text:p>Petroleum &amp; Gas</text:p>
            </table:table-cell>
            <table:table-cell office:value-type="string">
              <text:p>Extraction of crude petroleum and natural gas; service activities incidental to oil and gas extraction, excluding surveying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2</text:p>
            </table:table-cell>
            <table:table-cell office:value-type="float" office:value="0">
              <text:p>0</text:p>
            </table:table-cell>
            <table:table-cell table:style-name="ce39" office:value-type="float" office:value="12">
              <text:p>12</text:p>
            </table:table-cell>
            <table:table-cell table:formula="of:=CONCATENATE([.$M$6];[.L9])" office:value-type="string" office:string-value="C12">
              <text:p>C12</text:p>
            </table:table-cell>
            <table:table-cell table:number-columns-repeated="2" office:value-type="string">
              <text:p>Uranium</text:p>
            </table:table-cell>
            <table:table-cell office:value-type="string">
              <text:p>Mining of uranium and thorium or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3</text:p>
            </table:table-cell>
            <table:table-cell office:value-type="float" office:value="0">
              <text:p>0</text:p>
            </table:table-cell>
            <table:table-cell table:style-name="ce39" office:value-type="float" office:value="13">
              <text:p>13</text:p>
            </table:table-cell>
            <table:table-cell table:formula="of:=CONCATENATE([.$M$6];[.L10])" office:value-type="string" office:string-value="C13">
              <text:p>C13</text:p>
            </table:table-cell>
            <table:table-cell table:number-columns-repeated="2" office:value-type="string">
              <text:p>Metal ores</text:p>
            </table:table-cell>
            <table:table-cell office:value-type="string">
              <text:p>Mining of metal or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14</text:p>
            </table:table-cell>
            <table:table-cell office:value-type="float" office:value="0">
              <text:p>0</text:p>
            </table:table-cell>
            <table:table-cell table:style-name="ce39" office:value-type="float" office:value="14">
              <text:p>14</text:p>
            </table:table-cell>
            <table:table-cell table:formula="of:=CONCATENATE([.$M$6];[.L11])" office:value-type="string" office:string-value="C14">
              <text:p>C14</text:p>
            </table:table-cell>
            <table:table-cell table:number-columns-repeated="2" office:value-type="string">
              <text:p>Other</text:p>
            </table:table-cell>
            <table:table-cell office:value-type="string">
              <text:p>Other mining and quarrying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style-name="ce39" office:value-type="string">
            <text:p>D</text:p>
          </table:table-cell>
          <table:table-cell table:formula="of:=[.L12]" office:value-type="string" office:string-value="D">
            <text:p>D</text:p>
          </table:table-cell>
          <table:table-cell table:number-columns-repeated="3" office:value-type="string">
            <text:p>Manufacturing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5</text:p>
            </table:table-cell>
            <table:table-cell office:value-type="float" office:value="0">
              <text:p>0</text:p>
            </table:table-cell>
            <table:table-cell table:style-name="ce39" office:value-type="float" office:value="15">
              <text:p>15</text:p>
            </table:table-cell>
            <table:table-cell table:formula="of:=CONCATENATE([.$M$12];[.L13])" office:value-type="string" office:string-value="D15">
              <text:p>D15</text:p>
            </table:table-cell>
            <table:table-cell office:value-type="string">
              <text:p>Food products &amp; beverages</text:p>
            </table:table-cell>
            <table:table-cell office:value-type="string">
              <text:p>Food</text:p>
            </table:table-cell>
            <table:table-cell office:value-type="string">
              <text:p>Manufacture of food products and beverag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6</text:p>
            </table:table-cell>
            <table:table-cell office:value-type="float" office:value="0">
              <text:p>0</text:p>
            </table:table-cell>
            <table:table-cell table:style-name="ce39" office:value-type="float" office:value="16">
              <text:p>16</text:p>
            </table:table-cell>
            <table:table-cell table:formula="of:=CONCATENATE([.$M$12];[.L14])" office:value-type="string" office:string-value="D16">
              <text:p>D16</text:p>
            </table:table-cell>
            <table:table-cell office:value-type="string">
              <text:p>Tobacco products</text:p>
            </table:table-cell>
            <table:table-cell office:value-type="string">
              <text:p>Tobbaco</text:p>
            </table:table-cell>
            <table:table-cell office:value-type="string">
              <text:p>Manufacture of tobacco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7</text:p>
            </table:table-cell>
            <table:table-cell office:value-type="float" office:value="0">
              <text:p>0</text:p>
            </table:table-cell>
            <table:table-cell table:style-name="ce39" office:value-type="float" office:value="17">
              <text:p>17</text:p>
            </table:table-cell>
            <table:table-cell table:formula="of:=CONCATENATE([.$M$12];[.L15])" office:value-type="string" office:string-value="D17">
              <text:p>D17</text:p>
            </table:table-cell>
            <table:table-cell table:number-columns-repeated="2" office:value-type="string">
              <text:p>Textiles</text:p>
            </table:table-cell>
            <table:table-cell office:value-type="string">
              <text:p>Manufacture of textil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8</text:p>
            </table:table-cell>
            <table:table-cell office:value-type="float" office:value="0">
              <text:p>0</text:p>
            </table:table-cell>
            <table:table-cell table:style-name="ce39" office:value-type="float" office:value="18">
              <text:p>18</text:p>
            </table:table-cell>
            <table:table-cell table:formula="of:=CONCATENATE([.$M$12];[.L16])" office:value-type="string" office:string-value="D18">
              <text:p>D18</text:p>
            </table:table-cell>
            <table:table-cell office:value-type="string">
              <text:p>Wearing apparel</text:p>
            </table:table-cell>
            <table:table-cell office:value-type="string">
              <text:p>Apparel</text:p>
            </table:table-cell>
            <table:table-cell office:value-type="string">
              <text:p>Manufacture of wearing apparel; dressing and dyeing of fur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19</text:p>
            </table:table-cell>
            <table:table-cell office:value-type="float" office:value="0">
              <text:p>0</text:p>
            </table:table-cell>
            <table:table-cell table:style-name="ce39" office:value-type="float" office:value="19">
              <text:p>19</text:p>
            </table:table-cell>
            <table:table-cell table:formula="of:=CONCATENATE([.$M$12];[.L17])" office:value-type="string" office:string-value="D19">
              <text:p>D19</text:p>
            </table:table-cell>
            <table:table-cell office:value-type="string">
              <text:p>Tanning &amp; dressing of leather</text:p>
            </table:table-cell>
            <table:table-cell office:value-type="string">
              <text:p>Leather</text:p>
            </table:table-cell>
            <table:table-cell office:value-type="string">
              <text:p>Tanning and dressing of leather; manufacture of luggage, handbags, saddlery, harness and footwear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0</text:p>
            </table:table-cell>
            <table:table-cell office:value-type="float" office:value="0">
              <text:p>0</text:p>
            </table:table-cell>
            <table:table-cell table:style-name="ce39" office:value-type="float" office:value="20">
              <text:p>20</text:p>
            </table:table-cell>
            <table:table-cell table:formula="of:=CONCATENATE([.$M$12];[.L18])" office:value-type="string" office:string-value="D20">
              <text:p>D20</text:p>
            </table:table-cell>
            <table:table-cell office:value-type="string">
              <text:p>Wood products except furniture</text:p>
            </table:table-cell>
            <table:table-cell office:value-type="string">
              <text:p>Wood</text:p>
            </table:table-cell>
            <table:table-cell office:value-type="string">
              <text:p>Manufacture of wood and of products of wood and cork, except furniture; manufacture of articles of straw and plaiting material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1</text:p>
            </table:table-cell>
            <table:table-cell office:value-type="float" office:value="0">
              <text:p>0</text:p>
            </table:table-cell>
            <table:table-cell table:style-name="ce39" office:value-type="float" office:value="21">
              <text:p>21</text:p>
            </table:table-cell>
            <table:table-cell table:formula="of:=CONCATENATE([.$M$12];[.L19])" office:value-type="string" office:string-value="D21">
              <text:p>D21</text:p>
            </table:table-cell>
            <table:table-cell office:value-type="string">
              <text:p>Paper products</text:p>
            </table:table-cell>
            <table:table-cell office:value-type="string">
              <text:p>Paper</text:p>
            </table:table-cell>
            <table:table-cell office:value-type="string">
              <text:p>Manufacture of paper and paper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2</text:p>
            </table:table-cell>
            <table:table-cell office:value-type="float" office:value="0">
              <text:p>0</text:p>
            </table:table-cell>
            <table:table-cell table:style-name="ce39" office:value-type="float" office:value="22">
              <text:p>22</text:p>
            </table:table-cell>
            <table:table-cell table:formula="of:=CONCATENATE([.$M$12];[.L20])" office:value-type="string" office:string-value="D22">
              <text:p>D22</text:p>
            </table:table-cell>
            <table:table-cell office:value-type="string">
              <text:p>Publishing, printing of recorded media</text:p>
            </table:table-cell>
            <table:table-cell office:value-type="string">
              <text:p>Printing</text:p>
            </table:table-cell>
            <table:table-cell office:value-type="string">
              <text:p>Publishing, printing and reproduction of recorded media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3</text:p>
            </table:table-cell>
            <table:table-cell office:value-type="float" office:value="0">
              <text:p>0</text:p>
            </table:table-cell>
            <table:table-cell table:style-name="ce39" office:value-type="float" office:value="23">
              <text:p>23</text:p>
            </table:table-cell>
            <table:table-cell table:formula="of:=CONCATENATE([.$M$12];[.L21])" office:value-type="string" office:string-value="D23">
              <text:p>D23</text:p>
            </table:table-cell>
            <table:table-cell office:value-type="string">
              <text:p>Coke, refined petroleum &amp; nuclear fuel</text:p>
            </table:table-cell>
            <table:table-cell office:value-type="string">
              <text:p>Fuel</text:p>
            </table:table-cell>
            <table:table-cell office:value-type="string">
              <text:p>Manufacture of coke, refined petroleum products and nuclear fuel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4</text:p>
            </table:table-cell>
            <table:table-cell office:value-type="float" office:value="0">
              <text:p>0</text:p>
            </table:table-cell>
            <table:table-cell table:style-name="ce39" office:value-type="float" office:value="24">
              <text:p>24</text:p>
            </table:table-cell>
            <table:table-cell table:formula="of:=CONCATENATE([.$M$12];[.L22])" office:value-type="string" office:string-value="D24">
              <text:p>D24</text:p>
            </table:table-cell>
            <table:table-cell office:value-type="string">
              <text:p>Chemical products</text:p>
            </table:table-cell>
            <table:table-cell office:value-type="string">
              <text:p>Chemical</text:p>
            </table:table-cell>
            <table:table-cell office:value-type="string">
              <text:p>Manufacture of chemicals and chemical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5</text:p>
            </table:table-cell>
            <table:table-cell office:value-type="float" office:value="0">
              <text:p>0</text:p>
            </table:table-cell>
            <table:table-cell table:style-name="ce39" office:value-type="float" office:value="25">
              <text:p>25</text:p>
            </table:table-cell>
            <table:table-cell table:formula="of:=CONCATENATE([.$M$12];[.L23])" office:value-type="string" office:string-value="D25">
              <text:p>D25</text:p>
            </table:table-cell>
            <table:table-cell office:value-type="string">
              <text:p>Rubber &amp; plastics</text:p>
            </table:table-cell>
            <table:table-cell office:value-type="string">
              <text:p>Plastic</text:p>
            </table:table-cell>
            <table:table-cell office:value-type="string">
              <text:p>Manufacture of rubber and plastics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6</text:p>
            </table:table-cell>
            <table:table-cell office:value-type="float" office:value="0">
              <text:p>0</text:p>
            </table:table-cell>
            <table:table-cell table:style-name="ce39" office:value-type="float" office:value="26">
              <text:p>26</text:p>
            </table:table-cell>
            <table:table-cell table:formula="of:=CONCATENATE([.$M$12];[.L24])" office:value-type="string" office:string-value="D26">
              <text:p>D26</text:p>
            </table:table-cell>
            <table:table-cell office:value-type="string">
              <text:p>Non-metallic mineral products</text:p>
            </table:table-cell>
            <table:table-cell office:value-type="string">
              <text:p>Mineral</text:p>
            </table:table-cell>
            <table:table-cell office:value-type="string">
              <text:p>Manufacture of other non-metallic mineral product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7</text:p>
            </table:table-cell>
            <table:table-cell office:value-type="float" office:value="0">
              <text:p>0</text:p>
            </table:table-cell>
            <table:table-cell table:style-name="ce39" office:value-type="float" office:value="27">
              <text:p>27</text:p>
            </table:table-cell>
            <table:table-cell table:formula="of:=CONCATENATE([.$M$12];[.L25])" office:value-type="string" office:string-value="D27">
              <text:p>D27</text:p>
            </table:table-cell>
            <table:table-cell office:value-type="string">
              <text:p>Basic metals</text:p>
            </table:table-cell>
            <table:table-cell office:value-type="string">
              <text:p>Basic Metal</text:p>
            </table:table-cell>
            <table:table-cell office:value-type="string">
              <text:p>Manufacture of basic metal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8</text:p>
            </table:table-cell>
            <table:table-cell office:value-type="float" office:value="0">
              <text:p>0</text:p>
            </table:table-cell>
            <table:table-cell table:style-name="ce39" office:value-type="float" office:value="28">
              <text:p>28</text:p>
            </table:table-cell>
            <table:table-cell table:formula="of:=CONCATENATE([.$M$12];[.L26])" office:value-type="string" office:string-value="D28">
              <text:p>D28</text:p>
            </table:table-cell>
            <table:table-cell office:value-type="string">
              <text:p>Fabricated metal products except machinery</text:p>
            </table:table-cell>
            <table:table-cell office:value-type="string">
              <text:p>Fabricated Metal</text:p>
            </table:table-cell>
            <table:table-cell office:value-type="string">
              <text:p>Manufacture of fabricated metal products, except machinery and equipmen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29</text:p>
            </table:table-cell>
            <table:table-cell office:value-type="float" office:value="0">
              <text:p>0</text:p>
            </table:table-cell>
            <table:table-cell table:style-name="ce39" office:value-type="float" office:value="29">
              <text:p>29</text:p>
            </table:table-cell>
            <table:table-cell table:formula="of:=CONCATENATE([.$M$12];[.L27])" office:value-type="string" office:string-value="D29">
              <text:p>D29</text:p>
            </table:table-cell>
            <table:table-cell office:value-type="string">
              <text:p>Machinery &amp; equipment</text:p>
            </table:table-cell>
            <table:table-cell office:value-type="string">
              <text:p>Machinery</text:p>
            </table:table-cell>
            <table:table-cell office:value-type="string">
              <text:p>Manufacture of machinery and equipment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0</text:p>
            </table:table-cell>
            <table:table-cell office:value-type="float" office:value="0">
              <text:p>0</text:p>
            </table:table-cell>
            <table:table-cell table:style-name="ce39" office:value-type="float" office:value="30">
              <text:p>30</text:p>
            </table:table-cell>
            <table:table-cell table:formula="of:=CONCATENATE([.$M$12];[.L28])" office:value-type="string" office:string-value="D30">
              <text:p>D30</text:p>
            </table:table-cell>
            <table:table-cell office:value-type="string">
              <text:p>Office, accounting &amp; computing machinery</text:p>
            </table:table-cell>
            <table:table-cell office:value-type="string">
              <text:p>Office Equipment</text:p>
            </table:table-cell>
            <table:table-cell office:value-type="string">
              <text:p>Manufacture of office, accounting and computing machinery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1</text:p>
            </table:table-cell>
            <table:table-cell office:value-type="float" office:value="0">
              <text:p>0</text:p>
            </table:table-cell>
            <table:table-cell table:style-name="ce39" office:value-type="float" office:value="31">
              <text:p>31</text:p>
            </table:table-cell>
            <table:table-cell table:formula="of:=CONCATENATE([.$M$12];[.L29])" office:value-type="string" office:string-value="D31">
              <text:p>D31</text:p>
            </table:table-cell>
            <table:table-cell office:value-type="string">
              <text:p>Electrical machinery &amp; apparatus</text:p>
            </table:table-cell>
            <table:table-cell office:value-type="string">
              <text:p>Electrical</text:p>
            </table:table-cell>
            <table:table-cell office:value-type="string">
              <text:p>Manufacture of electrical machinery and apparatus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2</text:p>
            </table:table-cell>
            <table:table-cell office:value-type="float" office:value="0">
              <text:p>0</text:p>
            </table:table-cell>
            <table:table-cell table:style-name="ce39" office:value-type="float" office:value="32">
              <text:p>32</text:p>
            </table:table-cell>
            <table:table-cell table:formula="of:=CONCATENATE([.$M$12];[.L30])" office:value-type="string" office:string-value="D32">
              <text:p>D32</text:p>
            </table:table-cell>
            <table:table-cell office:value-type="string">
              <text:p>Radio,TV &amp; communication equipment</text:p>
            </table:table-cell>
            <table:table-cell office:value-type="string">
              <text:p>Electronic</text:p>
            </table:table-cell>
            <table:table-cell office:value-type="string">
              <text:p>Manufacture of radio, television and communication equipment and apparatu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3</text:p>
            </table:table-cell>
            <table:table-cell office:value-type="float" office:value="0">
              <text:p>0</text:p>
            </table:table-cell>
            <table:table-cell table:style-name="ce39" office:value-type="float" office:value="33">
              <text:p>33</text:p>
            </table:table-cell>
            <table:table-cell table:formula="of:=CONCATENATE([.$M$12];[.L31])" office:value-type="string" office:string-value="D33">
              <text:p>D33</text:p>
            </table:table-cell>
            <table:table-cell office:value-type="string">
              <text:p>Medical, precision &amp; optical instruments</text:p>
            </table:table-cell>
            <table:table-cell office:value-type="string">
              <text:p>Medical &amp; Optical</text:p>
            </table:table-cell>
            <table:table-cell office:value-type="string">
              <text:p>Manufacture of medical, precision and optical instruments, watches and clock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4</text:p>
            </table:table-cell>
            <table:table-cell office:value-type="float" office:value="0">
              <text:p>0</text:p>
            </table:table-cell>
            <table:table-cell table:style-name="ce39" office:value-type="float" office:value="34">
              <text:p>34</text:p>
            </table:table-cell>
            <table:table-cell table:formula="of:=CONCATENATE([.$M$12];[.L32])" office:value-type="string" office:string-value="D34">
              <text:p>D34</text:p>
            </table:table-cell>
            <table:table-cell office:value-type="string">
              <text:p>Motor vehicles &amp; trailers</text:p>
            </table:table-cell>
            <table:table-cell office:value-type="string">
              <text:p>Vehicles</text:p>
            </table:table-cell>
            <table:table-cell office:value-type="string">
              <text:p>Manufacture of motor vehicles, trailers and semi-trailer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5</text:p>
            </table:table-cell>
            <table:table-cell office:value-type="float" office:value="0">
              <text:p>0</text:p>
            </table:table-cell>
            <table:table-cell table:style-name="ce39" office:value-type="float" office:value="35">
              <text:p>35</text:p>
            </table:table-cell>
            <table:table-cell table:formula="of:=CONCATENATE([.$M$12];[.L33])" office:value-type="string" office:string-value="D35">
              <text:p>D35</text:p>
            </table:table-cell>
            <table:table-cell office:value-type="string">
              <text:p>Other transport equipment</text:p>
            </table:table-cell>
            <table:table-cell office:value-type="string">
              <text:p>Other Transport</text:p>
            </table:table-cell>
            <table:table-cell office:value-type="string">
              <text:p>Manufacture of other transport equipmen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6</text:p>
            </table:table-cell>
            <table:table-cell office:value-type="float" office:value="0">
              <text:p>0</text:p>
            </table:table-cell>
            <table:table-cell table:style-name="ce39" office:value-type="float" office:value="36">
              <text:p>36</text:p>
            </table:table-cell>
            <table:table-cell table:formula="of:=CONCATENATE([.$M$12];[.L34])" office:value-type="string" office:string-value="D36">
              <text:p>D36</text:p>
            </table:table-cell>
            <table:table-cell table:number-columns-repeated="2" office:value-type="string">
              <text:p>Furniture</text:p>
            </table:table-cell>
            <table:table-cell office:value-type="string">
              <text:p>Manufacture of furniture; manufacturing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37</text:p>
            </table:table-cell>
            <table:table-cell office:value-type="float" office:value="0">
              <text:p>0</text:p>
            </table:table-cell>
            <table:table-cell table:style-name="ce39" office:value-type="float" office:value="37">
              <text:p>37</text:p>
            </table:table-cell>
            <table:table-cell table:formula="of:=CONCATENATE([.$M$12];[.L35])" office:value-type="string" office:string-value="D37">
              <text:p>D37</text:p>
            </table:table-cell>
            <table:table-cell table:number-columns-repeated="3" office:value-type="string">
              <text:p>Recycling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style-name="ce39" office:value-type="string">
            <text:p>E</text:p>
          </table:table-cell>
          <table:table-cell table:formula="of:=[.L36]" office:value-type="string" office:string-value="E">
            <text:p>E</text:p>
          </table:table-cell>
          <table:table-cell office:value-type="string">
            <text:p>Electricity, gas &amp; water</text:p>
          </table:table-cell>
          <table:table-cell office:value-type="string">
            <text:p>Energy &amp; Water</text:p>
          </table:table-cell>
          <table:table-cell office:value-type="string">
            <text:p>Electricity, gas and water supply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40</text:p>
            </table:table-cell>
            <table:table-cell office:value-type="float" office:value="0">
              <text:p>0</text:p>
            </table:table-cell>
            <table:table-cell table:style-name="ce39" office:value-type="float" office:value="40">
              <text:p>40</text:p>
            </table:table-cell>
            <table:table-cell table:formula="of:=CONCATENATE([.$M$36];[.L37])" office:value-type="string" office:string-value="E40">
              <text:p>E40</text:p>
            </table:table-cell>
            <table:table-cell office:value-type="string">
              <text:p>Electricity, gas, steam &amp; hot water supply</text:p>
            </table:table-cell>
            <table:table-cell office:value-type="string">
              <text:p>Energy &amp; Hot Water</text:p>
            </table:table-cell>
            <table:table-cell office:value-type="string">
              <text:p>Electricity, gas, steam and hot water supply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41</text:p>
            </table:table-cell>
            <table:table-cell office:value-type="float" office:value="0">
              <text:p>0</text:p>
            </table:table-cell>
            <table:table-cell table:style-name="ce39" office:value-type="float" office:value="41">
              <text:p>41</text:p>
            </table:table-cell>
            <table:table-cell table:formula="of:=CONCATENATE([.$M$36];[.L38])" office:value-type="string" office:string-value="E41">
              <text:p>E41</text:p>
            </table:table-cell>
            <table:table-cell office:value-type="string">
              <text:p>Collection, purification &amp; distribution of water</text:p>
            </table:table-cell>
            <table:table-cell office:value-type="string">
              <text:p>Water Supply</text:p>
            </table:table-cell>
            <table:table-cell office:value-type="string">
              <text:p>Collection, purification and distribution of water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style-name="ce39" office:value-type="string">
            <text:p>F</text:p>
          </table:table-cell>
          <table:table-cell office:value-type="string">
            <text:p>F-45</text:p>
          </table:table-cell>
          <table:table-cell table:number-columns-repeated="3" office:value-type="string">
            <text:p>Construction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style-name="ce39" office:value-type="string">
            <text:p>G</text:p>
          </table:table-cell>
          <table:table-cell table:formula="of:=[.L40]" office:value-type="string" office:string-value="G">
            <text:p>G</text:p>
          </table:table-cell>
          <table:table-cell office:value-type="string">
            <text:p>Wholesale &amp; retail trade; motor vehicles</text:p>
          </table:table-cell>
          <table:table-cell office:value-type="string">
            <text:p>Trade</text:p>
          </table:table-cell>
          <table:table-cell office:value-type="string">
            <text:p>Wholesale and retail trade; repair of motor vehicles, motorcycles and personal and household good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G50</text:p>
            </table:table-cell>
            <table:table-cell office:value-type="float" office:value="0">
              <text:p>0</text:p>
            </table:table-cell>
            <table:table-cell table:style-name="ce39" office:value-type="float" office:value="50">
              <text:p>50</text:p>
            </table:table-cell>
            <table:table-cell table:formula="of:=CONCATENATE([.$M$40];[.L41])" office:value-type="string" office:string-value="G50">
              <text:p>G50</text:p>
            </table:table-cell>
            <table:table-cell office:value-type="string">
              <text:p>Sale &amp; maintenance of motor vehicles</text:p>
            </table:table-cell>
            <table:table-cell office:value-type="string">
              <text:p>Motor Vehicles &amp; Fuel</text:p>
            </table:table-cell>
            <table:table-cell office:value-type="string">
              <text:p>Sale, maintenance and repair of motor vehicles and motorcycles; retail sale of automotive fuel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G51</text:p>
            </table:table-cell>
            <table:table-cell office:value-type="float" office:value="0">
              <text:p>0</text:p>
            </table:table-cell>
            <table:table-cell table:style-name="ce39" office:value-type="float" office:value="51">
              <text:p>51</text:p>
            </table:table-cell>
            <table:table-cell table:formula="of:=CONCATENATE([.$M$40];[.L42])" office:value-type="string" office:string-value="G51">
              <text:p>G51</text:p>
            </table:table-cell>
            <table:table-cell office:value-type="string">
              <text:p>Wholesale trade except of motor vehicles</text:p>
            </table:table-cell>
            <table:table-cell office:value-type="string">
              <text:p>Other Wholesale</text:p>
            </table:table-cell>
            <table:table-cell office:value-type="string">
              <text:p>Wholesale trade and commission trade, except of motor vehicles and motorcycl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G52</text:p>
            </table:table-cell>
            <table:table-cell office:value-type="float" office:value="0">
              <text:p>0</text:p>
            </table:table-cell>
            <table:table-cell table:style-name="ce39" office:value-type="float" office:value="52">
              <text:p>52</text:p>
            </table:table-cell>
            <table:table-cell table:formula="of:=CONCATENATE([.$M$40];[.L43])" office:value-type="string" office:string-value="G52">
              <text:p>G52</text:p>
            </table:table-cell>
            <table:table-cell office:value-type="string">
              <text:p>Retail trade, except of motor vehicles</text:p>
            </table:table-cell>
            <table:table-cell office:value-type="string">
              <text:p>Other Retail</text:p>
            </table:table-cell>
            <table:table-cell office:value-type="string">
              <text:p>Retail trade, except of motor vehicles and motorcycles; repair of personal and household good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style-name="ce39" office:value-type="string">
            <text:p>H</text:p>
          </table:table-cell>
          <table:table-cell office:value-type="string">
            <text:p>H-55</text:p>
          </table:table-cell>
          <table:table-cell table:number-columns-repeated="2" office:value-type="string">
            <text:p>Hotels &amp; restaurants</text:p>
          </table:table-cell>
          <table:table-cell office:value-type="string">
            <text:p>Hotels and restaurants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style-name="ce39" office:value-type="string">
            <text:p>I</text:p>
          </table:table-cell>
          <table:table-cell table:formula="of:=[.L45]" office:value-type="string" office:string-value="I">
            <text:p>I</text:p>
          </table:table-cell>
          <table:table-cell office:value-type="string">
            <text:p>Transport, storage &amp; communications</text:p>
          </table:table-cell>
          <table:table-cell office:value-type="string">
            <text:p>Transport &amp; Telco</text:p>
          </table:table-cell>
          <table:table-cell office:value-type="string">
            <text:p>Transport, storage and communication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0</text:p>
            </table:table-cell>
            <table:table-cell office:value-type="float" office:value="0">
              <text:p>0</text:p>
            </table:table-cell>
            <table:table-cell table:style-name="ce39" office:value-type="float" office:value="60">
              <text:p>60</text:p>
            </table:table-cell>
            <table:table-cell table:formula="of:=CONCATENATE([.$M$45];[.L46])" office:value-type="string" office:string-value="I60">
              <text:p>I60</text:p>
            </table:table-cell>
            <table:table-cell office:value-type="string">
              <text:p>Land transport</text:p>
            </table:table-cell>
            <table:table-cell office:value-type="string">
              <text:p>Land Transport</text:p>
            </table:table-cell>
            <table:table-cell office:value-type="string">
              <text:p>Land transport; transport via pipelin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1</text:p>
            </table:table-cell>
            <table:table-cell office:value-type="float" office:value="0">
              <text:p>0</text:p>
            </table:table-cell>
            <table:table-cell table:style-name="ce39" office:value-type="float" office:value="61">
              <text:p>61</text:p>
            </table:table-cell>
            <table:table-cell table:formula="of:=CONCATENATE([.$M$45];[.L47])" office:value-type="string" office:string-value="I61">
              <text:p>I61</text:p>
            </table:table-cell>
            <table:table-cell office:value-type="string">
              <text:p>Water transport</text:p>
            </table:table-cell>
            <table:table-cell office:value-type="string">
              <text:p>Water Transport</text:p>
            </table:table-cell>
            <table:table-cell office:value-type="string">
              <text:p>Water transpor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2</text:p>
            </table:table-cell>
            <table:table-cell office:value-type="float" office:value="0">
              <text:p>0</text:p>
            </table:table-cell>
            <table:table-cell table:style-name="ce39" office:value-type="float" office:value="62">
              <text:p>62</text:p>
            </table:table-cell>
            <table:table-cell table:formula="of:=CONCATENATE([.$M$45];[.L48])" office:value-type="string" office:string-value="I62">
              <text:p>I62</text:p>
            </table:table-cell>
            <table:table-cell office:value-type="string">
              <text:p>Air transport</text:p>
            </table:table-cell>
            <table:table-cell office:value-type="string">
              <text:p>Air Transport</text:p>
            </table:table-cell>
            <table:table-cell office:value-type="string">
              <text:p>Air transpor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3</text:p>
            </table:table-cell>
            <table:table-cell office:value-type="float" office:value="1">
              <text:p>1</text:p>
            </table:table-cell>
            <table:table-cell table:style-name="ce39" office:value-type="float" office:value="63">
              <text:p>63</text:p>
            </table:table-cell>
            <table:table-cell table:formula="of:=CONCATENATE([.$M$45];[.L49])" office:value-type="string" office:string-value="I63">
              <text:p>I63</text:p>
            </table:table-cell>
            <table:table-cell office:value-type="string">
              <text:p>Supporting &amp; auxiliary activities</text:p>
            </table:table-cell>
            <table:table-cell office:value-type="string">
              <text:p>Transport Support</text:p>
            </table:table-cell>
            <table:table-cell office:value-type="string">
              <text:p>Supporting and auxiliary transport activities; activities of travel agenc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64</text:p>
            </table:table-cell>
            <table:table-cell office:value-type="float" office:value="2">
              <text:p>2</text:p>
            </table:table-cell>
            <table:table-cell table:style-name="ce39" office:value-type="float" office:value="64">
              <text:p>64</text:p>
            </table:table-cell>
            <table:table-cell table:formula="of:=CONCATENATE([.$M$45];[.L50])" office:value-type="string" office:string-value="I64">
              <text:p>I64</text:p>
            </table:table-cell>
            <table:table-cell office:value-type="string">
              <text:p>Post and telecommunications</text:p>
            </table:table-cell>
            <table:table-cell office:value-type="string">
              <text:p>Telco &amp; Post</text:p>
            </table:table-cell>
            <table:table-cell office:value-type="string">
              <text:p>Post and telecommunication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J</text:p>
          </table:table-cell>
          <table:table-cell office:value-type="float" office:value="0">
            <text:p>0</text:p>
          </table:table-cell>
          <table:table-cell table:style-name="ce39" office:value-type="string">
            <text:p>J</text:p>
          </table:table-cell>
          <table:table-cell table:formula="of:=[.L51]" office:value-type="string" office:string-value="J">
            <text:p>J</text:p>
          </table:table-cell>
          <table:table-cell office:value-type="string">
            <text:p>Financial intermediation except insurance</text:p>
          </table:table-cell>
          <table:table-cell office:value-type="string">
            <text:p>Financial</text:p>
          </table:table-cell>
          <table:table-cell office:value-type="string">
            <text:p>Financial intermediation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J65</text:p>
            </table:table-cell>
            <table:table-cell office:value-type="float" office:value="0">
              <text:p>0</text:p>
            </table:table-cell>
            <table:table-cell table:style-name="ce39" office:value-type="float" office:value="65">
              <text:p>65</text:p>
            </table:table-cell>
            <table:table-cell table:formula="of:=CONCATENATE([.$M$51];[.L52])" office:value-type="string" office:string-value="J65">
              <text:p>J65</text:p>
            </table:table-cell>
            <table:table-cell office:value-type="string">
              <text:p>Financial intermediation</text:p>
            </table:table-cell>
            <table:table-cell office:value-type="string">
              <text:p>Intermediation</text:p>
            </table:table-cell>
            <table:table-cell office:value-type="string">
              <text:p>Financial intermediation, except insurance and pension funding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J66</text:p>
            </table:table-cell>
            <table:table-cell office:value-type="float" office:value="0">
              <text:p>0</text:p>
            </table:table-cell>
            <table:table-cell table:style-name="ce39" office:value-type="float" office:value="66">
              <text:p>66</text:p>
            </table:table-cell>
            <table:table-cell table:formula="of:=CONCATENATE([.$M$51];[.L53])" office:value-type="string" office:string-value="J66">
              <text:p>J66</text:p>
            </table:table-cell>
            <table:table-cell office:value-type="string">
              <text:p>Insurance &amp; pension funding</text:p>
            </table:table-cell>
            <table:table-cell office:value-type="string">
              <text:p>Insurance &amp; Pension</text:p>
            </table:table-cell>
            <table:table-cell office:value-type="string">
              <text:p>Insurance and pension funding, except compulsory social security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J67</text:p>
            </table:table-cell>
            <table:table-cell office:value-type="float" office:value="0">
              <text:p>0</text:p>
            </table:table-cell>
            <table:table-cell table:style-name="ce39" office:value-type="float" office:value="67">
              <text:p>67</text:p>
            </table:table-cell>
            <table:table-cell table:formula="of:=CONCATENATE([.$M$51];[.L54])" office:value-type="string" office:string-value="J67">
              <text:p>J67</text:p>
            </table:table-cell>
            <table:table-cell office:value-type="string">
              <text:p>Auxiliary activities</text:p>
            </table:table-cell>
            <table:table-cell office:value-type="string">
              <text:p>Auxiliary</text:p>
            </table:table-cell>
            <table:table-cell office:value-type="string">
              <text:p>Activities auxiliary to financial intermediation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table:style-name="ce39" office:value-type="string">
            <text:p>K</text:p>
          </table:table-cell>
          <table:table-cell table:formula="of:=[.L55]" office:value-type="string" office:string-value="K">
            <text:p>K</text:p>
          </table:table-cell>
          <table:table-cell office:value-type="string">
            <text:p>Real estate, renting &amp; business activities</text:p>
          </table:table-cell>
          <table:table-cell office:value-type="string">
            <text:p>Business</text:p>
          </table:table-cell>
          <table:table-cell office:value-type="string">
            <text:p>Real estate, renting and business activitie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0</text:p>
            </table:table-cell>
            <table:table-cell office:value-type="float" office:value="0">
              <text:p>0</text:p>
            </table:table-cell>
            <table:table-cell table:style-name="ce39" office:value-type="float" office:value="70">
              <text:p>70</text:p>
            </table:table-cell>
            <table:table-cell table:formula="of:=CONCATENATE([.$M$55];[.L56])" office:value-type="string" office:string-value="K70">
              <text:p>K70</text:p>
            </table:table-cell>
            <table:table-cell table:number-columns-repeated="2" office:value-type="string">
              <text:p>Real estate</text:p>
            </table:table-cell>
            <table:table-cell office:value-type="string">
              <text:p>Real estate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1</text:p>
            </table:table-cell>
            <table:table-cell office:value-type="float" office:value="0">
              <text:p>0</text:p>
            </table:table-cell>
            <table:table-cell table:style-name="ce39" office:value-type="float" office:value="71">
              <text:p>71</text:p>
            </table:table-cell>
            <table:table-cell table:formula="of:=CONCATENATE([.$M$55];[.L57])" office:value-type="string" office:string-value="K71">
              <text:p>K71</text:p>
            </table:table-cell>
            <table:table-cell office:value-type="string">
              <text:p>Renting of machinery</text:p>
            </table:table-cell>
            <table:table-cell office:value-type="string">
              <text:p>Renting</text:p>
            </table:table-cell>
            <table:table-cell office:value-type="string">
              <text:p>Renting of machinery and equipment without operator and of personal and household good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2</text:p>
            </table:table-cell>
            <table:table-cell office:value-type="float" office:value="0">
              <text:p>0</text:p>
            </table:table-cell>
            <table:table-cell table:style-name="ce39" office:value-type="float" office:value="72">
              <text:p>72</text:p>
            </table:table-cell>
            <table:table-cell table:formula="of:=CONCATENATE([.$M$55];[.L58])" office:value-type="string" office:string-value="K72">
              <text:p>K72</text:p>
            </table:table-cell>
            <table:table-cell office:value-type="string">
              <text:p>Computer &amp; related activities</text:p>
            </table:table-cell>
            <table:table-cell office:value-type="string">
              <text:p>Computer</text:p>
            </table:table-cell>
            <table:table-cell office:value-type="string">
              <text:p>Computer and related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3</text:p>
            </table:table-cell>
            <table:table-cell office:value-type="float" office:value="0">
              <text:p>0</text:p>
            </table:table-cell>
            <table:table-cell table:style-name="ce39" office:value-type="float" office:value="73">
              <text:p>73</text:p>
            </table:table-cell>
            <table:table-cell table:formula="of:=CONCATENATE([.$M$55];[.L59])" office:value-type="string" office:string-value="K73">
              <text:p>K73</text:p>
            </table:table-cell>
            <table:table-cell office:value-type="string">
              <text:p>Research and development</text:p>
            </table:table-cell>
            <table:table-cell office:value-type="string">
              <text:p>R&amp;D</text:p>
            </table:table-cell>
            <table:table-cell office:value-type="string">
              <text:p>Research and development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K74</text:p>
            </table:table-cell>
            <table:table-cell office:value-type="float" office:value="0">
              <text:p>0</text:p>
            </table:table-cell>
            <table:table-cell table:style-name="ce39" office:value-type="float" office:value="74">
              <text:p>74</text:p>
            </table:table-cell>
            <table:table-cell table:formula="of:=CONCATENATE([.$M$55];[.L60])" office:value-type="string" office:string-value="K74">
              <text:p>K74</text:p>
            </table:table-cell>
            <table:table-cell office:value-type="string">
              <text:p>Other business activities</text:p>
            </table:table-cell>
            <table:table-cell office:value-type="string">
              <text:p>Other</text:p>
            </table:table-cell>
            <table:table-cell office:value-type="string">
              <text:p>Other business activitie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style-name="ce39" office:value-type="string">
            <text:p>L</text:p>
          </table:table-cell>
          <table:table-cell table:style-name="ce14" office:value-type="string">
            <text:p>L-75</text:p>
          </table:table-cell>
          <table:table-cell office:value-type="string">
            <text:p>Public administration &amp; defence</text:p>
          </table:table-cell>
          <table:table-cell office:value-type="string">
            <text:p>Public &amp; Defence</text:p>
          </table:table-cell>
          <table:table-cell office:value-type="string">
            <text:p>Public administration and defence; compulsory social security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style-name="ce14" office:value-type="string">
            <text:p>M-80</text:p>
          </table:table-cell>
          <table:table-cell table:number-columns-repeated="3" office:value-type="string">
            <text:p>Education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39" office:value-type="string">
            <text:p>N</text:p>
          </table:table-cell>
          <table:table-cell table:style-name="ce14" office:value-type="string">
            <text:p>N-85</text:p>
          </table:table-cell>
          <table:table-cell office:value-type="string">
            <text:p>Health &amp; social work</text:p>
          </table:table-cell>
          <table:table-cell office:value-type="string">
            <text:p>Health &amp; Social</text:p>
          </table:table-cell>
          <table:table-cell office:value-type="string">
            <text:p>Health and social work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table:style-name="ce39" office:value-type="string">
            <text:p>O</text:p>
          </table:table-cell>
          <table:table-cell table:formula="of:=[.L64]" office:value-type="string" office:string-value="O">
            <text:p>O</text:p>
          </table:table-cell>
          <table:table-cell office:value-type="string">
            <text:p>Other community, social &amp; personal services</text:p>
          </table:table-cell>
          <table:table-cell office:value-type="string">
            <text:p>Community</text:p>
          </table:table-cell>
          <table:table-cell office:value-type="string">
            <text:p>Other community, social and personal service activitie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0</text:p>
            </table:table-cell>
            <table:table-cell office:value-type="float" office:value="0">
              <text:p>0</text:p>
            </table:table-cell>
            <table:table-cell table:style-name="ce39" office:value-type="float" office:value="90">
              <text:p>90</text:p>
            </table:table-cell>
            <table:table-cell table:formula="of:=CONCATENATE([.$M$64];[.L65])" office:value-type="string" office:string-value="O90">
              <text:p>O90</text:p>
            </table:table-cell>
            <table:table-cell office:value-type="string">
              <text:p>Sewage &amp; refuse disposal, sanitation</text:p>
            </table:table-cell>
            <table:table-cell office:value-type="string">
              <text:p>Environment</text:p>
            </table:table-cell>
            <table:table-cell office:value-type="string">
              <text:p>Sewage and refuse disposal, sanitation and similar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1</text:p>
            </table:table-cell>
            <table:table-cell office:value-type="float" office:value="0">
              <text:p>0</text:p>
            </table:table-cell>
            <table:table-cell table:style-name="ce39" office:value-type="float" office:value="91">
              <text:p>91</text:p>
            </table:table-cell>
            <table:table-cell table:formula="of:=CONCATENATE([.$M$64];[.L66])" office:value-type="string" office:string-value="O91">
              <text:p>O91</text:p>
            </table:table-cell>
            <table:table-cell office:value-type="string">
              <text:p>Activities of membership organizations</text:p>
            </table:table-cell>
            <table:table-cell office:value-type="string">
              <text:p>Associative</text:p>
            </table:table-cell>
            <table:table-cell office:value-type="string">
              <text:p>Activities of membership organizations n.e.c.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2</text:p>
            </table:table-cell>
            <table:table-cell office:value-type="float" office:value="0">
              <text:p>0</text:p>
            </table:table-cell>
            <table:table-cell table:style-name="ce39" office:value-type="float" office:value="92">
              <text:p>92</text:p>
            </table:table-cell>
            <table:table-cell table:formula="of:=CONCATENATE([.$M$64];[.L67])" office:value-type="string" office:string-value="O92">
              <text:p>O92</text:p>
            </table:table-cell>
            <table:table-cell office:value-type="string">
              <text:p>Recreational, cultural &amp; sporting activities</text:p>
            </table:table-cell>
            <table:table-cell office:value-type="string">
              <text:p>Leisure</text:p>
            </table:table-cell>
            <table:table-cell office:value-type="string">
              <text:p>Recreational, cultural and sporting activities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93</text:p>
            </table:table-cell>
            <table:table-cell office:value-type="float" office:value="0">
              <text:p>0</text:p>
            </table:table-cell>
            <table:table-cell table:style-name="ce39" office:value-type="float" office:value="93">
              <text:p>93</text:p>
            </table:table-cell>
            <table:table-cell table:formula="of:=CONCATENATE([.$M$64];[.L68])" office:value-type="string" office:string-value="O93">
              <text:p>O93</text:p>
            </table:table-cell>
            <table:table-cell office:value-type="string">
              <text:p>Other service activities</text:p>
            </table:table-cell>
            <table:table-cell office:value-type="string">
              <text:p>Other</text:p>
            </table:table-cell>
            <table:table-cell office:value-type="string">
              <text:p>Other service activities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formula="of:=[.L69]" office:value-type="string" office:string-value="P">
            <text:p>P</text:p>
          </table:table-cell>
          <table:table-cell office:value-type="string">
            <text:p>Activities of private households</text:p>
          </table:table-cell>
          <table:table-cell office:value-type="string">
            <text:p>Private</text:p>
          </table:table-cell>
          <table:table-cell office:value-type="string">
            <text:p>Activities of private households as employers and undifferentiated production activities of private households</text:p>
          </table:table-cell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95</text:p>
            </table:table-cell>
            <table:table-cell office:value-type="float" office:value="0">
              <text:p>0</text:p>
            </table:table-cell>
            <table:table-cell table:style-name="ce39" office:value-type="float" office:value="95">
              <text:p>95</text:p>
            </table:table-cell>
            <table:table-cell table:formula="of:=CONCATENATE([.$M$69];[.L70])" office:value-type="string" office:string-value="P95">
              <text:p>P95</text:p>
            </table:table-cell>
            <table:table-cell office:value-type="string">
              <text:p>Activities of private households</text:p>
            </table:table-cell>
            <table:table-cell office:value-type="string">
              <text:p>Employer</text:p>
            </table:table-cell>
            <table:table-cell office:value-type="string">
              <text:p>Activities of private households as employers of domestic staff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96</text:p>
            </table:table-cell>
            <table:table-cell office:value-type="float" office:value="0">
              <text:p>0</text:p>
            </table:table-cell>
            <table:table-cell table:style-name="ce39" office:value-type="float" office:value="96">
              <text:p>96</text:p>
            </table:table-cell>
            <table:table-cell table:formula="of:=CONCATENATE([.$M$69];[.L71])" office:value-type="string" office:string-value="P96">
              <text:p>P96</text:p>
            </table:table-cell>
            <table:table-cell office:value-type="string">
              <text:p>Goods-producing activities for own use</text:p>
            </table:table-cell>
            <table:table-cell office:value-type="string">
              <text:p>Goods for own use</text:p>
            </table:table-cell>
            <table:table-cell office:value-type="string">
              <text:p>Undifferentiated goods-producing activities of private households for own use</text:p>
            </table:table-cell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97</text:p>
            </table:table-cell>
            <table:table-cell office:value-type="float" office:value="0">
              <text:p>0</text:p>
            </table:table-cell>
            <table:table-cell table:style-name="ce39" office:value-type="float" office:value="97">
              <text:p>97</text:p>
            </table:table-cell>
            <table:table-cell table:formula="of:=CONCATENATE([.$M$69];[.L72])" office:value-type="string" office:string-value="P97">
              <text:p>P97</text:p>
            </table:table-cell>
            <table:table-cell office:value-type="string">
              <text:p>Service-producing activities for own use</text:p>
            </table:table-cell>
            <table:table-cell office:value-type="string">
              <text:p>Service for own use</text:p>
            </table:table-cell>
            <table:table-cell office:value-type="string">
              <text:p>Undifferentiated service-producing activities of private households for own use</text:p>
            </table:table-cell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table:style-name="ce39" office:value-type="string">
            <text:p>Q</text:p>
          </table:table-cell>
          <table:table-cell table:style-name="ce14" office:value-type="string">
            <text:p>Q-99</text:p>
          </table:table-cell>
          <table:table-cell office:value-type="string">
            <text:p>Extraterritorial organizations &amp; bodies</text:p>
          </table:table-cell>
          <table:table-cell office:value-type="string">
            <text:p>Intl. Organization</text:p>
          </table:table-cell>
          <table:table-cell office:value-type="string">
            <text:p>Extraterritorial organizations and bodies</text:p>
          </table:table-cell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14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cation Section" table:style-name="ta10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46" table:default-cell-style-name="Default"/>
        <table:table-column table:style-name="co47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rketing</text:p>
          </table:table-cell>
          <table:table-cell table:style-name="Default" office:value-type="float" office:value="0">
            <text:p>0</text:p>
          </table:table-cell>
          <table:table-cell office:value-type="string">
            <text:p>MKT</text:p>
          </table:table-cell>
          <table:table-cell table:formula="of:=[.L2]" office:value-type="string" office:string-value="MKT">
            <text:p>MKT</text:p>
          </table:table-cell>
          <table:table-cell table:number-columns-repeated="2" office:value-type="string">
            <text:p>Marketing</text:p>
          </table:table-cell>
          <table:table-cell office:value-type="string">
            <text:p>Marketing documents including web site, presentations, leaflets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inancial</text:p>
          </table:table-cell>
          <table:table-cell table:style-name="Default" office:value-type="float" office:value="0">
            <text:p>0</text:p>
          </table:table-cell>
          <table:table-cell office:value-type="string">
            <text:p>FIN</text:p>
          </table:table-cell>
          <table:table-cell table:formula="of:=[.L3]" office:value-type="string" office:string-value="FIN">
            <text:p>FIN</text:p>
          </table:table-cell>
          <table:table-cell table:number-columns-repeated="2" office:value-type="string">
            <text:p>Financial Reports</text:p>
          </table:table-cell>
          <table:table-cell office:value-type="string">
            <text:p>Financial reports (balance, fiscal report, etc.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quality</text:p>
          </table:table-cell>
          <table:table-cell table:style-name="Default" office:value-type="float" office:value="0">
            <text:p>0</text:p>
          </table:table-cell>
          <table:table-cell office:value-type="string">
            <text:p>QUAL</text:p>
          </table:table-cell>
          <table:table-cell table:formula="of:=[.L4]" office:value-type="string" office:string-value="QUAL">
            <text:p>QUAL</text:p>
          </table:table-cell>
          <table:table-cell table:number-columns-repeated="2" office:value-type="string">
            <text:p>Quality Assurance</text:p>
          </table:table-cell>
          <table:table-cell office:value-type="string">
            <text:p>Quality Assurance documents (business processes, procedures, etc.)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ale</text:p>
          </table:table-cell>
          <table:table-cell table:style-name="Default" office:value-type="float" office:value="0">
            <text:p>0</text:p>
          </table:table-cell>
          <table:table-cell office:value-type="string">
            <text:p>SALE</text:p>
          </table:table-cell>
          <table:table-cell table:formula="of:=[.L5]" office:value-type="string" office:string-value="SALE">
            <text:p>SALE</text:p>
          </table:table-cell>
          <table:table-cell office:value-type="string">
            <text:p>Sales Contracts</text:p>
          </table:table-cell>
          <table:table-cell office:value-type="string">
            <text:p>Sales</text:p>
          </table:table-cell>
          <table:table-cell office:value-type="string">
            <text:p>Documents related to Sales Process (contracts, orders, etc.) - XXXX no s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urchase</text:p>
          </table:table-cell>
          <table:table-cell table:style-name="Default" office:value-type="float" office:value="0">
            <text:p>0</text:p>
          </table:table-cell>
          <table:table-cell office:value-type="string">
            <text:p>PUR</text:p>
          </table:table-cell>
          <table:table-cell table:formula="of:=[.L6]" office:value-type="string" office:string-value="PUR">
            <text:p>PUR</text:p>
          </table:table-cell>
          <table:table-cell office:value-type="string">
            <text:p>Purchases Contracts</text:p>
          </table:table-cell>
          <table:table-cell office:value-type="string">
            <text:p>Purchases</text:p>
          </table:table-cell>
          <table:table-cell office:value-type="string">
            <text:p>Documents related to Sales Process (contracts, orders, etc.) - XXXX no s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echnical</text:p>
          </table:table-cell>
          <table:table-cell table:style-name="Default" office:value-type="float" office:value="0">
            <text:p>0</text:p>
          </table:table-cell>
          <table:table-cell office:value-type="string">
            <text:p>TECH</text:p>
          </table:table-cell>
          <table:table-cell table:formula="of:=[.L7]" office:value-type="string" office:string-value="TECH">
            <text:p>TECH</text:p>
          </table:table-cell>
          <table:table-cell table:number-columns-repeated="2" office:value-type="string">
            <text:p>Technical Library</text:p>
          </table:table-cell>
          <table:table-cell office:value-type="string">
            <text:p>Technical documentation related to the products or services offered by the company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ject</text:p>
          </table:table-cell>
          <table:table-cell table:style-name="Default" office:value-type="float" office:value="0">
            <text:p>0</text:p>
          </table:table-cell>
          <table:table-cell office:value-type="string">
            <text:p>PROJ</text:p>
          </table:table-cell>
          <table:table-cell table:formula="of:=[.L8]" office:value-type="string" office:string-value="PROJ">
            <text:p>PROJ</text:p>
          </table:table-cell>
          <table:table-cell table:number-columns-repeated="2" office:value-type="string">
            <text:p>Projects</text:p>
          </table:table-cell>
          <table:table-cell office:value-type="string">
            <text:p>Documents related to projects of the company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dministration</text:p>
          </table:table-cell>
          <table:table-cell table:style-name="Default" office:value-type="float" office:value="0">
            <text:p>0</text:p>
          </table:table-cell>
          <table:table-cell office:value-type="string">
            <text:p>ADMIN</text:p>
          </table:table-cell>
          <table:table-cell table:formula="of:=[.L9]" office:value-type="string" office:string-value="ADMIN">
            <text:p>ADMIN</text:p>
          </table:table-cell>
          <table:table-cell table:number-columns-repeated="2" office:value-type="string">
            <text:p>Administration</text:p>
          </table:table-cell>
          <table:table-cell office:value-type="string">
            <text:p>Documents related to daily administration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ews</text:p>
          </table:table-cell>
          <table:table-cell table:style-name="Default" office:value-type="float" office:value="0">
            <text:p>0</text:p>
          </table:table-cell>
          <table:table-cell office:value-type="string">
            <text:p>NEW</text:p>
          </table:table-cell>
          <table:table-cell table:formula="of:=[.L10]" office:value-type="string" office:string-value="NEW">
            <text:p>NEW</text:p>
          </table:table-cell>
          <table:table-cell table:number-columns-repeated="2" office:value-type="string">
            <text:p>News Feed</text:p>
          </table:table-cell>
          <table:table-cell office:value-type="string">
            <text:p>News about related to marketing, projects, operations, etc. It can be anything.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ess</text:p>
          </table:table-cell>
          <table:table-cell table:style-name="Default" office:value-type="float" office:value="0">
            <text:p>0</text:p>
          </table:table-cell>
          <table:table-cell office:value-type="string">
            <text:p>PR</text:p>
          </table:table-cell>
          <table:table-cell table:formula="of:=[.L11]" office:value-type="string" office:string-value="PR">
            <text:p>PR</text:p>
          </table:table-cell>
          <table:table-cell table:number-columns-repeated="2" office:value-type="string">
            <text:p>Press Book</text:p>
          </table:table-cell>
          <table:table-cell office:value-type="string">
            <text:p>URLs, PDFs of documents published in the press.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ocumentation</text:p>
          </table:table-cell>
          <table:table-cell table:style-name="Default" office:value-type="float" office:value="0">
            <text:p>0</text:p>
          </table:table-cell>
          <table:table-cell office:value-type="string">
            <text:p>DOC</text:p>
          </table:table-cell>
          <table:table-cell table:formula="of:=[.L12]" office:value-type="string" office:string-value="DOC">
            <text:p>DOC</text:p>
          </table:table-cell>
          <table:table-cell table:number-columns-repeated="2" office:value-type="string">
            <text:p>Documentation</text:p>
          </table:table-cell>
          <table:table-cell office:value-type="string">
            <text:p>Guides, user manuals, training materials related to the use of some softwares, machines, etc. inside the company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rd</text:p>
          </table:table-cell>
          <table:table-cell table:style-name="Default" office:value-type="float" office:value="0">
            <text:p>0</text:p>
          </table:table-cell>
          <table:table-cell office:value-type="string">
            <text:p>RD</text:p>
          </table:table-cell>
          <table:table-cell table:formula="of:=[.L13]" office:value-type="string" office:string-value="RD">
            <text:p>RD</text:p>
          </table:table-cell>
          <table:table-cell office:value-type="string">
            <text:p>Research and Development</text:p>
          </table:table-cell>
          <table:table-cell office:value-type="string">
            <text:p>R&amp;D</text:p>
          </table:table-cell>
          <table:table-cell office:value-type="string">
            <text:p>Documents related to R&amp;D</text:p>
          </table:table-cell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hr</text:p>
          </table:table-cell>
          <table:table-cell table:style-name="Default" office:value-type="float" office:value="0">
            <text:p>0</text:p>
          </table:table-cell>
          <table:table-cell office:value-type="string">
            <text:p>HR</text:p>
          </table:table-cell>
          <table:table-cell table:formula="of:=[.L14]" office:value-type="string" office:string-value="HR">
            <text:p>HR</text:p>
          </table:table-cell>
          <table:table-cell office:value-type="string">
            <text:p>Human Resources</text:p>
          </table:table-cell>
          <table:table-cell office:value-type="string">
            <text:p>HR</text:p>
          </table:table-cell>
          <table:table-cell office:value-type="string">
            <text:p>Documents related to human resurces management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peration</text:p>
          </table:table-cell>
          <table:table-cell table:style-name="Default" office:value-type="float" office:value="0">
            <text:p>0</text:p>
          </table:table-cell>
          <table:table-cell office:value-type="string">
            <text:p>OP</text:p>
          </table:table-cell>
          <table:table-cell table:formula="of:=[.L15]" office:value-type="string" office:string-value="OP">
            <text:p>OP</text:p>
          </table:table-cell>
          <table:table-cell table:number-columns-repeated="2" office:value-type="string">
            <text:p>Operation</text:p>
          </table:table-cell>
          <table:table-cell office:value-type="string">
            <text:p>Documents related to the daily operation of company infrastructure (ex. offices, network).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emplate</text:p>
          </table:table-cell>
          <table:table-cell table:style-name="Default" office:value-type="float" office:value="0">
            <text:p>0</text:p>
          </table:table-cell>
          <table:table-cell office:value-type="string">
            <text:p>TMPL</text:p>
          </table:table-cell>
          <table:table-cell table:formula="of:=[.L16]" office:value-type="string" office:string-value="TMPL">
            <text:p>TMPL</text:p>
          </table:table-cell>
          <table:table-cell table:number-columns-repeated="2" office:value-type="string">
            <text:p>Template</text:p>
          </table:table-cell>
          <table:table-cell office:value-type="string">
            <text:p>Document templates of general use (ex. Fax, Report, Offer, etc.)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ther</text:p>
          </table:table-cell>
          <table:table-cell table:style-name="Default" office:value-type="float" office:value="0">
            <text:p>0</text:p>
          </table:table-cell>
          <table:table-cell office:value-type="string">
            <text:p>OTHER</text:p>
          </table:table-cell>
          <table:table-cell table:formula="of:=[.L17]" office:value-type="string" office:string-value="OTHER">
            <text:p>OTHER</text:p>
          </table:table-cell>
          <table:table-cell office:value-type="string">
            <text:p>Other documents</text:p>
          </table:table-cell>
          <table:table-cell office:value-type="string">
            <text:p>Other</text:p>
          </table:table-cell>
          <table:table-cell office:value-type="string">
            <text:p>A place holder for documents which can not be categorised with the current categorisation. Based on the content of Other, new categories may be created to improve the categorisation system.</text:p>
          </table:table-cell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gal</text:p>
          </table:table-cell>
          <table:table-cell table:style-name="Default" office:value-type="float" office:value="0">
            <text:p>0</text:p>
          </table:table-cell>
          <table:table-cell office:value-type="string">
            <text:p>LEGAL</text:p>
          </table:table-cell>
          <table:table-cell table:formula="of:=[.L18]" office:value-type="string" office:string-value="LEGAL">
            <text:p>LEGAL</text:p>
          </table:table-cell>
          <table:table-cell office:value-type="string">
            <text:p>Legal documents</text:p>
          </table:table-cell>
          <table:table-cell office:value-type="string">
            <text:p>Legal</text:p>
          </table:table-cell>
          <table:table-cell office:value-type="string">
            <text:p>Legal documents</text:p>
          </table:table-cell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ial Form" table:style-name="ta11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4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p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PO</text:p>
          </table:table-cell>
          <table:table-cell table:style-name="ce7" office:value-type="string">
            <text:p>Non-profit organisation</text:p>
          </table:table-cell>
          <table:table-cell table:style-name="ce7" office:value-type="string">
            <text:p>NPO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prietorship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PROP</text:p>
          </table:table-cell>
          <table:table-cell table:style-name="ce7" office:value-type="string">
            <text:p>Sole proprietorship</text:p>
          </table:table-cell>
          <table:table-cell table:style-name="ce7" office:value-type="string">
            <text:p>Proprietorship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operativ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OOP</text:p>
          </table:table-cell>
          <table:table-cell table:style-name="ce7" office:value-type="string">
            <text:p>Consumers' cooperative</text:p>
          </table:table-cell>
          <table:table-cell table:style-name="ce7" office:value-type="string">
            <text:p>Cooperativ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p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P</text:p>
          </table:table-cell>
          <table:table-cell table:style-name="ce7" office:value-type="string">
            <text:p>Limited partnership (LP)</text:p>
          </table:table-cell>
          <table:table-cell table:style-name="ce7" office:value-type="string">
            <text:p>LP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lp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LP</text:p>
          </table:table-cell>
          <table:table-cell table:style-name="ce7" office:value-type="string">
            <text:p>Limited liability partnership (LLP)</text:p>
          </table:table-cell>
          <table:table-cell table:style-name="ce7" office:value-type="string">
            <text:p>LLP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lc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LLC</text:p>
          </table:table-cell>
          <table:table-cell table:style-name="ce7" office:value-type="string">
            <text:p>Limited liability company (LLC)</text:p>
          </table:table-cell>
          <table:table-cell table:style-name="ce7" office:value-type="string">
            <text:p>LLC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c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LTD</text:p>
          </table:table-cell>
          <table:table-cell table:style-name="ce7" office:value-type="string">
            <text:p>Limited company (Ltd.)</text:p>
          </table:table-cell>
          <table:table-cell table:style-name="ce7" office:value-type="string">
            <text:p>Ltd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1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et Segment" table:style-name="ta12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EG1</text:p>
          </table:table-cell>
          <table:table-cell table:number-columns-repeated="2" table:style-name="ce7" office:value-type="string">
            <text:p>Segment 1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SEG2</text:p>
          </table:table-cell>
          <table:table-cell table:number-columns-repeated="2" table:style-name="ce7" office:value-type="string">
            <text:p>Segment 2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EG3</text:p>
          </table:table-cell>
          <table:table-cell table:number-columns-repeated="2" table:style-name="ce7" office:value-type="string">
            <text:p>Segment 3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4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EG4</text:p>
          </table:table-cell>
          <table:table-cell table:number-columns-repeated="2" table:style-name="ce7" office:value-type="string">
            <text:p>Segment 4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g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SEG5</text:p>
          </table:table-cell>
          <table:table-cell table:number-columns-repeated="2" table:style-name="ce7" office:value-type="string">
            <text:p>Segment 5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ary Level" table:style-name="ta13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LEV1</text:p>
          </table:table-cell>
          <table:table-cell table:number-columns-repeated="2" table:style-name="ce7" office:value-type="string">
            <text:p>Level 1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LEV2</text:p>
          </table:table-cell>
          <table:table-cell table:number-columns-repeated="2" table:style-name="ce7" office:value-type="string">
            <text:p>Level 2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3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LEV3</text:p>
          </table:table-cell>
          <table:table-cell table:number-columns-repeated="2" table:style-name="ce7" office:value-type="string">
            <text:p>Level 3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4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LEV4</text:p>
          </table:table-cell>
          <table:table-cell table:number-columns-repeated="2" table:style-name="ce7" office:value-type="string">
            <text:p>Level 4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v5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LEV5</text:p>
          </table:table-cell>
          <table:table-cell table:number-columns-repeated="2" table:style-name="ce7" office:value-type="string">
            <text:p>Level 5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/>
          <table:table-cell table:style-name="ce6" office:value-type="string">
            <text:p><text:s/></text:p>
          </table:table-cell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der" table:style-name="ta14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l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L</text:p>
          </table:table-cell>
          <table:table-cell table:number-columns-repeated="2" table:style-name="ce7" office:value-type="string">
            <text:p>Mal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FEM</text:p>
          </table:table-cell>
          <table:table-cell table:number-columns-repeated="2" table:style-name="ce7" office:value-type="string">
            <text:p>Femal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3">
          <table:table-cell table:number-columns-repeated="13"/>
          <table:table-cell table:style-name="ce7" table:number-columns-repeated="2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4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1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ital Status" table:style-name="ta15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marrie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AR</text:p>
          </table:table-cell>
          <table:table-cell table:number-columns-repeated="2" table:style-name="ce7" office:value-type="string">
            <text:p>Married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singl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IN</text:p>
          </table:table-cell>
          <table:table-cell table:number-columns-repeated="2" table:style-name="ce7" office:value-type="string">
            <text:p>Singl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divorce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DIV</text:p>
          </table:table-cell>
          <table:table-cell table:number-columns-repeated="2" table:style-name="ce7" office:value-type="string">
            <text:p>Divorced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widowed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WID</text:p>
          </table:table-cell>
          <table:table-cell table:number-columns-repeated="2" table:style-name="ce7" office:value-type="string">
            <text:p>Widowed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table:style-name="ce23" office:value-type="string">
            <text:p>cohabitating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OH</text:p>
          </table:table-cell>
          <table:table-cell table:number-columns-repeated="2" table:style-name="ce7" office:value-type="string">
            <text:p>Cohabitating</text:p>
          </table:table-cell>
          <table:table-cell office:value-type="string">
            <text:p>XXX</text:p>
          </table:table-cell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 table:number-rows-repeated="2">
          <table:table-cell table:number-columns-repeated="9"/>
          <table:table-cell table:style-name="ce23"/>
          <table:table-cell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9"/>
          <table:table-cell table:style-name="ce23"/>
          <table:table-cell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/>
          <table:table-cell table:number-columns-repeated="3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 Line" table:style-name="ta16" table:print="false">
        <office:forms form:automatic-focus="false" form:apply-design-mode="false"/>
        <table:table-column table:style-name="co1" table:number-columns-repeated="9" table:default-cell-style-name="ce10"/>
        <table:table-column table:style-name="co49" table:default-cell-style-name="Default"/>
        <table:table-column table:style-name="co50" table:default-cell-style-name="ce3"/>
        <table:table-column table:style-name="co51" table:default-cell-style-name="ce42"/>
        <table:table-column table:style-name="co52" table:default-cell-style-name="ce42"/>
        <table:table-column table:style-name="co53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1" office:value-type="string">
            <text:p>Reference</text:p>
          </table:table-cell>
          <table:table-cell table:style-name="ce4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terial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ce7" office:value-type="string">
            <text:p>Raw Materials</text:p>
          </table:table-cell>
          <table:table-cell table:style-name="ce7" office:value-type="string">
            <text:p>Material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]" office:value-type="float" office:value="10000000">
              <text:p>1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0000000">
              <text:p>10000000</text:p>
            </table:table-cell>
            <table:table-cell table:style-name="ce7" office:value-type="string">
              <text:p>Live Plant and Animal Material, Accessories and Supplies</text:p>
            </table:table-cell>
            <table:table-cell table:style-name="ce7" office:value-type="string">
              <text:p>Live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]" office:value-type="float" office:value="11000000">
              <text:p>1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1000000">
              <text:p>11000000</text:p>
            </table:table-cell>
            <table:table-cell table:style-name="ce7" office:value-type="string">
              <text:p>Mineral and Textile and Inedible Plant and Animal Materials</text:p>
            </table:table-cell>
            <table:table-cell table:style-name="ce7" office:value-type="string">
              <text:p>Mineral &amp; Textile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]" office:value-type="float" office:value="12000000">
              <text:p>1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2000000">
              <text:p>12000000</text:p>
            </table:table-cell>
            <table:table-cell table:style-name="ce7" office:value-type="string">
              <text:p>Chemicals including Bio Chemicals and Gas Materials</text:p>
            </table:table-cell>
            <table:table-cell table:style-name="ce7" office:value-type="string">
              <text:p>Chemical &amp; Gas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6]" office:value-type="float" office:value="13000000">
              <text:p>1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3000000">
              <text:p>13000000</text:p>
            </table:table-cell>
            <table:table-cell table:style-name="ce7" office:value-type="string">
              <text:p>Resin and Rosin and Rubber and Foam and Film and Elastomeric Materials</text:p>
            </table:table-cell>
            <table:table-cell table:style-name="ce7" office:value-type="string">
              <text:p>Plastic &amp; Elastic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7]" office:value-type="float" office:value="14000000">
              <text:p>1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4000000">
              <text:p>14000000</text:p>
            </table:table-cell>
            <table:table-cell table:style-name="ce7" office:value-type="string">
              <text:p>Paper Materials and Products</text:p>
            </table:table-cell>
            <table:table-cell table:style-name="ce7" office:value-type="string">
              <text:p>Paper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8]" office:value-type="float" office:value="15000000">
              <text:p>1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15000000">
              <text:p>15000000</text:p>
            </table:table-cell>
            <table:table-cell table:style-name="ce7" office:value-type="string">
              <text:p>Fuels and Fuel Additives and Lubricants and Anti corrosive Materials</text:p>
            </table:table-cell>
            <table:table-cell table:style-name="ce7" office:value-type="string">
              <text:p>Fuel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quipment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ce7" office:value-type="string">
            <text:p>Industrial Equipment</text:p>
          </table:table-cell>
          <table:table-cell table:style-name="ce7" office:value-type="string">
            <text:p>Equipme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0]" office:value-type="float" office:value="20000000">
              <text:p>2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0000000">
              <text:p>20000000</text:p>
            </table:table-cell>
            <table:table-cell table:style-name="ce7" office:value-type="string">
              <text:p>Mining and Well Drilling Machinery and Accessories</text:p>
            </table:table-cell>
            <table:table-cell table:style-name="ce7" office:value-type="string">
              <text:p>Mining &amp; Drill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1]" office:value-type="float" office:value="21000000">
              <text:p>2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1000000">
              <text:p>21000000</text:p>
            </table:table-cell>
            <table:table-cell table:style-name="ce7" office:value-type="string">
              <text:p>Farming and Fishing and Forestry and Wildlife Machinery and Accessories</text:p>
            </table:table-cell>
            <table:table-cell table:style-name="ce7" office:value-type="string">
              <text:p>Farming &amp; Fish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2]" office:value-type="float" office:value="22000000">
              <text:p>2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2000000">
              <text:p>22000000</text:p>
            </table:table-cell>
            <table:table-cell office:value-type="string">
              <text:p>Building and Construction Machinery and Accessories</text:p>
            </table:table-cell>
            <table:table-cell office:value-type="string">
              <text:p>Construction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3]" office:value-type="float" office:value="23000000">
              <text:p>2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3000000">
              <text:p>23000000</text:p>
            </table:table-cell>
            <table:table-cell office:value-type="string">
              <text:p>Industrial Manufacturing and Processing Machinery and Accessories</text:p>
            </table:table-cell>
            <table:table-cell office:value-type="string">
              <text:p>Manufacturing &amp; Process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4]" office:value-type="float" office:value="24000000">
              <text:p>2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4000000">
              <text:p>24000000</text:p>
            </table:table-cell>
            <table:table-cell office:value-type="string">
              <text:p>Material Handling and Conditioning and Storage Machinery</text:p>
            </table:table-cell>
            <table:table-cell office:value-type="string">
              <text:p>Handling &amp; Condition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5]" office:value-type="float" office:value="25000000">
              <text:p>2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5000000">
              <text:p>25000000</text:p>
            </table:table-cell>
            <table:table-cell office:value-type="string">
              <text:p>Commercial and Military and Private Vehicles and their Accessories</text:p>
            </table:table-cell>
            <table:table-cell office:value-type="string">
              <text:p>Automotive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6]" office:value-type="float" office:value="26000000">
              <text:p>2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6000000">
              <text:p>26000000</text:p>
            </table:table-cell>
            <table:table-cell office:value-type="string">
              <text:p>Power Generation and Distribution Machinery and Accessories</text:p>
            </table:table-cell>
            <table:table-cell office:value-type="string">
              <text:p>Energy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7]" office:value-type="float" office:value="27000000">
              <text:p>27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27000000">
              <text:p>27000000</text:p>
            </table:table-cell>
            <table:table-cell office:value-type="string">
              <text:p>Tools and General Machinery</text:p>
            </table:table-cell>
            <table:table-cell office:value-type="string">
              <text:p>Tools &amp; General Machinery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mponent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office:value-type="string">
            <text:p>Equipment Components &amp; Supplies</text:p>
          </table:table-cell>
          <table:table-cell office:value-type="string">
            <text:p>Compone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19]" office:value-type="float" office:value="30000000">
              <text:p>3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0000000">
              <text:p>30000000</text:p>
            </table:table-cell>
            <table:table-cell office:value-type="string">
              <text:p>Structures and Building and Construction and Manufacturing Components</text:p>
            </table:table-cell>
            <table:table-cell office:value-type="string">
              <text:p>Construction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0]" office:value-type="float" office:value="31000000">
              <text:p>3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1000000">
              <text:p>31000000</text:p>
            </table:table-cell>
            <table:table-cell office:value-type="string">
              <text:p>Manufacturing Components and Supplies</text:p>
            </table:table-cell>
            <table:table-cell office:value-type="string">
              <text:p>Manufacturing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1]" office:value-type="float" office:value="32000000">
              <text:p>3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2000000">
              <text:p>32000000</text:p>
            </table:table-cell>
            <table:table-cell table:style-name="ce7" office:value-type="string">
              <text:p>Electronic Components and Supplies</text:p>
            </table:table-cell>
            <table:table-cell table:style-name="ce7" office:value-type="string">
              <text:p>Electronic</text:p>
            </table:table-cell>
            <table:table-cell table:style-name="ce7"/>
            <table:table-cell table:style-name="ce8" table:number-columns-repeated="237"/>
            <table:table-cell table:number-columns-repeated="3"/>
            <table:table-cell table:style-name="ce8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2]" office:value-type="float" office:value="39000000">
              <text:p>39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39000000">
              <text:p>39000000</text:p>
            </table:table-cell>
            <table:table-cell office:value-type="string">
              <text:p>Electrical Systems and Lighting and Components and Accessories</text:p>
            </table:table-cell>
            <table:table-cell office:value-type="string">
              <text:p>Electric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3]" office:value-type="float" office:value="40000000">
              <text:p>4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0000000">
              <text:p>40000000</text:p>
            </table:table-cell>
            <table:table-cell office:value-type="string">
              <text:p>Distribution and Conditioning Systems and Equipment and Components</text:p>
            </table:table-cell>
            <table:table-cell office:value-type="string">
              <text:p>Distribution &amp; Conditio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4]" office:value-type="float" office:value="41000000">
              <text:p>4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1000000">
              <text:p>41000000</text:p>
            </table:table-cell>
            <table:table-cell office:value-type="string">
              <text:p>Laboratory and Measuring and Observing and Testing Equipment</text:p>
            </table:table-cell>
            <table:table-cell office:value-type="string">
              <text:p>Measuring &amp; Testing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duct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office:value-type="string">
            <text:p>Manufactured Products</text:p>
          </table:table-cell>
          <table:table-cell office:value-type="string">
            <text:p>Product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6]" office:value-type="float" office:value="42000000">
              <text:p>4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2000000">
              <text:p>42000000</text:p>
            </table:table-cell>
            <table:table-cell office:value-type="string">
              <text:p>Medical Equipment and Accessories and Supplies</text:p>
            </table:table-cell>
            <table:table-cell office:value-type="string">
              <text:p>Medic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7]" office:value-type="float" office:value="43000000">
              <text:p>4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3000000">
              <text:p>43000000</text:p>
            </table:table-cell>
            <table:table-cell office:value-type="string">
              <text:p>Information Technology Broadcasting and Telecommunications</text:p>
            </table:table-cell>
            <table:table-cell office:value-type="string">
              <text:p>IT &amp; Telecommunication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8]" office:value-type="float" office:value="44000000">
              <text:p>4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4000000">
              <text:p>44000000</text:p>
            </table:table-cell>
            <table:table-cell office:value-type="string">
              <text:p>Office Equipment and Accessories and Supplies</text:p>
            </table:table-cell>
            <table:table-cell office:value-type="string">
              <text:p>Office Supplie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29]" office:value-type="float" office:value="45000000">
              <text:p>4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5000000">
              <text:p>45000000</text:p>
            </table:table-cell>
            <table:table-cell office:value-type="string">
              <text:p>Printing and Photographic and Audio and Visual Equipment and Supplies</text:p>
            </table:table-cell>
            <table:table-cell office:value-type="string">
              <text:p>Printing &amp; Multimedia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0]" office:value-type="float" office:value="46000000">
              <text:p>4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6000000">
              <text:p>46000000</text:p>
            </table:table-cell>
            <table:table-cell office:value-type="string">
              <text:p>Defense and Law Enforcement and Security and Safety Equipment</text:p>
            </table:table-cell>
            <table:table-cell office:value-type="string">
              <text:p>Defense &amp; Securit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1]" office:value-type="float" office:value="47000000">
              <text:p>47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7000000">
              <text:p>47000000</text:p>
            </table:table-cell>
            <table:table-cell office:value-type="string">
              <text:p>Cleaning Equipment and Supplies</text:p>
            </table:table-cell>
            <table:table-cell office:value-type="string">
              <text:p>Clea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2]" office:value-type="float" office:value="48000000">
              <text:p>48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8000000">
              <text:p>48000000</text:p>
            </table:table-cell>
            <table:table-cell office:value-type="string">
              <text:p>Service Industry Machinery and Equipment and Supplies</text:p>
            </table:table-cell>
            <table:table-cell office:value-type="string">
              <text:p>Service Industr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3]" office:value-type="float" office:value="49000000">
              <text:p>49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49000000">
              <text:p>49000000</text:p>
            </table:table-cell>
            <table:table-cell office:value-type="string">
              <text:p>Sports and Recreational Equipment and Supplies and Accessories</text:p>
            </table:table-cell>
            <table:table-cell office:value-type="string">
              <text:p>Sports &amp; Leisur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4]" office:value-type="float" office:value="50000000">
              <text:p>5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0000000">
              <text:p>50000000</text:p>
            </table:table-cell>
            <table:table-cell office:value-type="string">
              <text:p>Food Beverage and Tobacco Products</text:p>
            </table:table-cell>
            <table:table-cell office:value-type="string">
              <text:p>Food &amp; Tobacco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5]" office:value-type="float" office:value="51000000">
              <text:p>5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1000000">
              <text:p>51000000</text:p>
            </table:table-cell>
            <table:table-cell office:value-type="string">
              <text:p>Drugs and Pharmaceutical Products</text:p>
            </table:table-cell>
            <table:table-cell office:value-type="string">
              <text:p>Pharmaceutic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6]" office:value-type="float" office:value="52000000">
              <text:p>5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2000000">
              <text:p>52000000</text:p>
            </table:table-cell>
            <table:table-cell office:value-type="string">
              <text:p>Domestic Appliances and Supplies and Consumer Electronic Products</text:p>
            </table:table-cell>
            <table:table-cell office:value-type="string">
              <text:p>Domestic Appliance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7]" office:value-type="float" office:value="53000000">
              <text:p>5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3000000">
              <text:p>53000000</text:p>
            </table:table-cell>
            <table:table-cell office:value-type="string">
              <text:p>Apparel and Luggage and Personal Care Products</text:p>
            </table:table-cell>
            <table:table-cell office:value-type="string">
              <text:p>Apparel &amp; Luggag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8]" office:value-type="float" office:value="54000000">
              <text:p>5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4000000">
              <text:p>54000000</text:p>
            </table:table-cell>
            <table:table-cell office:value-type="string">
              <text:p>Timepieces and Jewelry and Gemstone Products</text:p>
            </table:table-cell>
            <table:table-cell office:value-type="string">
              <text:p>Jewelr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39]" office:value-type="float" office:value="55000000">
              <text:p>5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5000000">
              <text:p>55000000</text:p>
            </table:table-cell>
            <table:table-cell office:value-type="string">
              <text:p>Published Products</text:p>
            </table:table-cell>
            <table:table-cell office:value-type="string">
              <text:p>Published Good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0]" office:value-type="float" office:value="56000000">
              <text:p>5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56000000">
              <text:p>56000000</text:p>
            </table:table-cell>
            <table:table-cell office:value-type="string">
              <text:p>Furniture and Furnishings</text:p>
            </table:table-cell>
            <table:table-cell office:value-type="string">
              <text:p>Furnitur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1]" office:value-type="float" office:value="60000000">
              <text:p>6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60000000">
              <text:p>60000000</text:p>
            </table:table-cell>
            <table:table-cell office:value-type="string">
              <text:p>Musical Instruments and Games and Educational Equipment</text:p>
            </table:table-cell>
            <table:table-cell office:value-type="string">
              <text:p>Edutainment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rvice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office:value-type="string">
            <text:p>Services</text:p>
          </table:table-cell>
          <table:table-cell office:value-type="string">
            <text:p>Servic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3]" office:value-type="float" office:value="70000000">
              <text:p>7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0000000">
              <text:p>70000000</text:p>
            </table:table-cell>
            <table:table-cell office:value-type="string">
              <text:p>Farming and Fishing and Forestry and Wildlife Contracting Services</text:p>
            </table:table-cell>
            <table:table-cell office:value-type="string">
              <text:p>Farming &amp; Fish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4]" office:value-type="float" office:value="71000000">
              <text:p>7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1000000">
              <text:p>71000000</text:p>
            </table:table-cell>
            <table:table-cell office:value-type="string">
              <text:p>Mining and oil and gas services</text:p>
            </table:table-cell>
            <table:table-cell office:value-type="string">
              <text:p>Mining, Oil &amp; Ga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5]" office:value-type="float" office:value="72000000">
              <text:p>7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2000000">
              <text:p>72000000</text:p>
            </table:table-cell>
            <table:table-cell office:value-type="string">
              <text:p>Building and Construction and Maintenance Services</text:p>
            </table:table-cell>
            <table:table-cell office:value-type="string">
              <text:p>Construction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6]" office:value-type="float" office:value="73000000">
              <text:p>7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3000000">
              <text:p>73000000</text:p>
            </table:table-cell>
            <table:table-cell office:value-type="string">
              <text:p>Industrial Production and Manufacturing Services</text:p>
            </table:table-cell>
            <table:table-cell office:value-type="string">
              <text:p>Production &amp; Manufactur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7]" office:value-type="float" office:value="76000000">
              <text:p>7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6000000">
              <text:p>76000000</text:p>
            </table:table-cell>
            <table:table-cell office:value-type="string">
              <text:p>Industrial Cleaning Services</text:p>
            </table:table-cell>
            <table:table-cell office:value-type="string">
              <text:p>Industrial Clea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8]" office:value-type="float" office:value="77000000">
              <text:p>77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7000000">
              <text:p>77000000</text:p>
            </table:table-cell>
            <table:table-cell office:value-type="string">
              <text:p>Environmental Services</text:p>
            </table:table-cell>
            <table:table-cell office:value-type="string">
              <text:p>Environment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49]" office:value-type="float" office:value="78000000">
              <text:p>78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78000000">
              <text:p>78000000</text:p>
            </table:table-cell>
            <table:table-cell office:value-type="string">
              <text:p>Transportation and Storage and Mail Services</text:p>
            </table:table-cell>
            <table:table-cell office:value-type="string">
              <text:p>Transport, Storage &amp; Mai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0]" office:value-type="float" office:value="80000000">
              <text:p>8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0000000">
              <text:p>80000000</text:p>
            </table:table-cell>
            <table:table-cell office:value-type="string">
              <text:p>Management and Business Professionals and Administrative Services</text:p>
            </table:table-cell>
            <table:table-cell office:value-type="string">
              <text:p>Management &amp; Busines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1]" office:value-type="float" office:value="81000000">
              <text:p>8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1000000">
              <text:p>81000000</text:p>
            </table:table-cell>
            <table:table-cell office:value-type="string">
              <text:p>Engineering and Research and Technology Based Services</text:p>
            </table:table-cell>
            <table:table-cell office:value-type="string">
              <text:p>Engineer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2]" office:value-type="float" office:value="82000000">
              <text:p>8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2000000">
              <text:p>82000000</text:p>
            </table:table-cell>
            <table:table-cell office:value-type="string">
              <text:p>Editorial and Design and Graphic and Fine Art Services</text:p>
            </table:table-cell>
            <table:table-cell office:value-type="string">
              <text:p>Content Creation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3]" office:value-type="float" office:value="83000000">
              <text:p>8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3000000">
              <text:p>83000000</text:p>
            </table:table-cell>
            <table:table-cell office:value-type="string">
              <text:p>Public Utilities and Public Sector Related Services</text:p>
            </table:table-cell>
            <table:table-cell office:value-type="string">
              <text:p>Utilities &amp; Public Sector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4]" office:value-type="float" office:value="84000000">
              <text:p>8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4000000">
              <text:p>84000000</text:p>
            </table:table-cell>
            <table:table-cell office:value-type="string">
              <text:p>Financial and Insurance Services</text:p>
            </table:table-cell>
            <table:table-cell office:value-type="string">
              <text:p>Financial &amp; Insuranc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5]" office:value-type="float" office:value="85000000">
              <text:p>85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5000000">
              <text:p>85000000</text:p>
            </table:table-cell>
            <table:table-cell office:value-type="string">
              <text:p>Healthcare Services</text:p>
            </table:table-cell>
            <table:table-cell office:value-type="string">
              <text:p>Healthcar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6]" office:value-type="float" office:value="86000000">
              <text:p>86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86000000">
              <text:p>86000000</text:p>
            </table:table-cell>
            <table:table-cell office:value-type="string">
              <text:p>Education and Training Services</text:p>
            </table:table-cell>
            <table:table-cell office:value-type="string">
              <text:p>Education &amp; Training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7]" office:value-type="float" office:value="90000000">
              <text:p>90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0000000">
              <text:p>90000000</text:p>
            </table:table-cell>
            <table:table-cell office:value-type="string">
              <text:p>Travel and Food and Lodging and Entertainment Services</text:p>
            </table:table-cell>
            <table:table-cell office:value-type="string">
              <text:p>Tourism &amp; Entertainment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8]" office:value-type="float" office:value="91000000">
              <text:p>91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1000000">
              <text:p>91000000</text:p>
            </table:table-cell>
            <table:table-cell office:value-type="string">
              <text:p>Personal and Domestic Services</text:p>
            </table:table-cell>
            <table:table-cell office:value-type="string">
              <text:p>Personal &amp; Domestic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59]" office:value-type="float" office:value="92000000">
              <text:p>92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2000000">
              <text:p>92000000</text:p>
            </table:table-cell>
            <table:table-cell office:value-type="string">
              <text:p>National Defense and Public Order and Security and Safety Services</text:p>
            </table:table-cell>
            <table:table-cell office:value-type="string">
              <text:p>Defense &amp; Security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60]" office:value-type="float" office:value="93000000">
              <text:p>93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3000000">
              <text:p>93000000</text:p>
            </table:table-cell>
            <table:table-cell office:value-type="string">
              <text:p>Politics and Civic Affairs Services</text:p>
            </table:table-cell>
            <table:table-cell office:value-type="string">
              <text:p>Politics &amp; Civic Affairs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table:style-name="ce40" table:formula="of:=[.L61]" office:value-type="float" office:value="94000000">
              <text:p>94000000</text:p>
            </table:table-cell>
            <table:table-cell table:style-name="Default" office:value-type="float" office:value="0">
              <text:p>0</text:p>
            </table:table-cell>
            <table:table-cell table:number-columns-repeated="2" office:value-type="float" office:value="94000000">
              <text:p>94000000</text:p>
            </table:table-cell>
            <table:table-cell table:number-columns-repeated="2" office:value-type="string">
              <text:p>Organizations and Clubs</text:p>
            </table:table-cell>
            <table:table-cell table:style-name="ce7"/>
            <table:table-cell table:number-columns-repeated="1008"/>
          </table:table-row>
        </table:table-row-group>
        <table:table-row table:style-name="ro1" table:number-rows-repeated="128">
          <table:table-cell table:number-columns-repeated="15"/>
          <table:table-cell table:style-name="ce7"/>
          <table:table-cell table:number-columns-repeated="1008"/>
        </table:table-row>
        <table:table-row table:style-name="ro1" table:number-rows-repeated="65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term" table:style-name="ta17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xw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EXW</text:p>
          </table:table-cell>
          <table:table-cell table:style-name="ce7" office:value-type="string">
            <text:p>Ex Works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c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FCA</text:p>
          </table:table-cell>
          <table:table-cell table:style-name="ce7" office:value-type="string">
            <text:p>Free Carrier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as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FAS</text:p>
          </table:table-cell>
          <table:table-cell office:value-type="string">
            <text:p>Free Alongside Ship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fob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FOB</text:p>
          </table:table-cell>
          <table:table-cell office:value-type="string">
            <text:p>Free On Board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fr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FR</text:p>
          </table:table-cell>
          <table:table-cell office:value-type="string">
            <text:p>Cost and Freight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if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IF</text:p>
          </table:table-cell>
          <table:table-cell office:value-type="string">
            <text:p>Cost, Insurance and Freight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pt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PT</text:p>
          </table:table-cell>
          <table:table-cell office:value-type="string">
            <text:p>Carriage Paid To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ip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IP</text:p>
          </table:table-cell>
          <table:table-cell office:value-type="string">
            <text:p>Carriage and Insurance Paid to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af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AF</text:p>
          </table:table-cell>
          <table:table-cell office:value-type="string">
            <text:p>Delivered At Frontier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DES</text:p>
          </table:table-cell>
          <table:table-cell table:style-name="ce7" office:value-type="string">
            <text:p>Delivered Ex Ship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q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EQ</text:p>
          </table:table-cell>
          <table:table-cell table:style-name="ce7" office:value-type="string">
            <text:p>Delivered Ex Quay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du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DU</text:p>
          </table:table-cell>
          <table:table-cell office:value-type="string">
            <text:p>Delivered Duty Unpaid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dp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DDP</text:p>
          </table:table-cell>
          <table:table-cell office:value-type="string">
            <text:p>Delivered Duty Paid</text:p>
          </table:table-cell>
          <table:table-cell/>
          <table:table-cell table:style-name="ce7"/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ivery Mode" table:style-name="ta18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ir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IR</text:p>
          </table:table-cell>
          <table:table-cell table:style-name="ce7" office:value-type="string">
            <text:p>By Air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il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AIL</text:p>
          </table:table-cell>
          <table:table-cell table:style-name="ce7" office:value-type="string">
            <text:p>By Mail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road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ROAD</text:p>
          </table:table-cell>
          <table:table-cell office:value-type="string">
            <text:p>By Road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a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SEA</text:p>
          </table:table-cell>
          <table:table-cell office:value-type="string">
            <text:p>By Sea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/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>
          <table:table-cell table:number-columns-repeated="13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12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ment Mode" table:style-name="ta19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ash</text:p>
          </table:table-cell>
          <table:table-cell office:value-type="float" office:value="0">
            <text:p>0</text:p>
          </table:table-cell>
          <table:table-cell office:value-type="string">
            <text:p>CAS</text:p>
          </table:table-cell>
          <table:table-cell office:value-type="string">
            <text:p>CSH</text:p>
          </table:table-cell>
          <table:table-cell table:number-columns-repeated="2" table:style-name="ce7" office:value-type="string">
            <text:p>In Cash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heq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HQ</text:p>
          </table:table-cell>
          <table:table-cell table:number-columns-repeated="2" table:style-name="ce7" office:value-type="string">
            <text:p>Chequ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wire_transfer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TRN</text:p>
          </table:table-cell>
          <table:table-cell table:number-columns-repeated="2" table:style-name="ce7" office:value-type="string">
            <text:p>Wire Transfer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redit_card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CRE</text:p>
          </table:table-cell>
          <table:table-cell table:number-columns-repeated="2" office:value-type="string">
            <text:p>Credit Card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aypal</text:p>
          </table:table-cell>
          <table:table-cell office:value-type="float" office:value="0">
            <text:p>0</text:p>
          </table:table-cell>
          <table:table-cell table:number-columns-repeated="2" table:style-name="ce6" office:value-type="string">
            <text:p>PAY</text:p>
          </table:table-cell>
          <table:table-cell table:number-columns-repeated="2" office:value-type="string">
            <text:p>PayPal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6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 Type" table:style-name="ta20" table:print="false">
        <office:forms form:automatic-focus="false" form:apply-design-mode="false"/>
        <table:table-column table:style-name="co1" table:number-columns-repeated="9" table:default-cell-style-name="ce10"/>
        <table:table-column table:style-name="co56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7" table:number-columns-repeated="2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mpt_payment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table:style-name="ce7" office:value-type="string">
            <text:p>Prompt Payment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eferred_payment_mode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table:style-name="ce7" office:value-type="string">
            <text:p>Preferred Payment Mod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seasonal_discount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2" table:style-name="ce7" office:value-type="string">
            <text:p>Seasonal Discount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motion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2" office:value-type="string">
            <text:p>Promotion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_in</text:p>
          </table:table-cell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2" office:value-type="string">
            <text:p>Trade In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126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ncial Section" table:style-name="ta21" table:print="false">
        <office:forms form:automatic-focus="false" form:apply-design-mode="false"/>
        <table:table-column table:style-name="co1" table:number-columns-repeated="9" table:default-cell-style-name="ce10"/>
        <table:table-column table:style-name="co58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59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sset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7" office:value-type="string">
            <text:p>Assets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n_current</text:p>
            </table:table-cell>
            <table:table-cell office:value-type="float" office:value="1">
              <text:p>1</text:p>
            </table:table-cell>
            <table:table-cell table:number-columns-repeated="2"/>
            <table:table-cell table:number-columns-repeated="2" table:style-name="ce7" office:value-type="string">
              <text:p>Long Term Assets</text:p>
            </table:table-cell>
            <table:table-cell/>
            <table:table-cell table:style-name="ce8" table:number-columns-repeated="235"/>
            <table:table-cell table:number-columns-repeated="5"/>
            <table:table-cell table:style-name="ce8" table:number-columns-repeated="76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xed_assets</text:p>
              </table:table-cell>
              <table:table-cell office:value-type="float" office:value="1">
                <text:p>1</text:p>
              </table:table-cell>
              <table:table-cell table:style-name="ce6"/>
              <table:table-cell/>
              <table:table-cell table:number-columns-repeated="2" table:style-name="ce7" office:value-type="string">
                <text:p>Fixed Assets</text:p>
              </table:table-cell>
              <table:table-cell table:style-name="ce7"/>
              <table:table-cell table:style-name="ce8" table:number-columns-repeated="237"/>
              <table:table-cell table:number-columns-repeated="3"/>
              <table:table-cell table:style-name="ce8" table:number-columns-repeated="76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/>
                <table:table-cell/>
                <table:table-cell table:style-name="ce7" office:value-type="string">
                  <text:p>Deprecation of Fixed Assets</text:p>
                </table:table-cell>
                <table:table-cell table:style-name="ce7" office:value-type="string">
                  <text:p>Deprecation</text:p>
                </table:table-cell>
                <table:table-cell table:style-name="ce7"/>
                <table:table-cell table:style-name="ce8" table:number-columns-repeated="237"/>
                <table:table-cell table:number-columns-repeated="3"/>
                <table:table-cell table:style-name="ce8" table:number-columns-repeated="76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intangible_assets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number-columns-repeated="2" table:style-name="ce7" office:value-type="string">
                <text:p>Intangible Assets</text:p>
              </table:table-cell>
              <table:table-cell table:style-name="ce7"/>
              <table:table-cell table:style-name="ce8" table:number-columns-repeated="237"/>
              <table:table-cell table:number-columns-repeated="3"/>
              <table:table-cell table:style-name="ce8" table:number-columns-repeated="76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Intangible Asset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style-name="ce8" table:number-columns-repeated="237"/>
                <table:table-cell table:number-columns-repeated="3"/>
                <table:table-cell table:style-name="ce8" table:number-columns-repeated="76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financial_assets</text:p>
              </table:table-cell>
              <table:table-cell office:value-type="float" office:value="3">
                <text:p>3</text:p>
              </table:table-cell>
              <table:table-cell table:style-name="ce6" table:number-columns-repeated="2"/>
              <table:table-cell table:number-columns-repeated="2" table:style-name="ce7" office:value-type="string">
                <text:p>Financials Assets</text:p>
              </table:table-cell>
              <table:table-cell table:style-name="ce7"/>
              <table:table-cell table:style-name="ce8" table:number-columns-repeated="237"/>
              <table:table-cell table:number-columns-repeated="3"/>
              <table:table-cell table:style-name="ce8" table:number-columns-repeated="76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Financials Asset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</table:table-row-group>
          </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urrent_assets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number-columns-repeated="2" table:style-name="ce7" office:value-type="string">
              <text:p>Current Asset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tock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Inventories</text:p>
              </table:table-cell>
              <table:table-cell office:value-type="string">
                <text:p>Inventories</text:p>
              </table:table-cell>
              <table:table-cell table:style-name="ce7"/>
              <table:table-cell table:number-columns-repeated="100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inventorie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  <table:table-row table:style-name="ro1">
                <table:table-cell table:number-columns-repeated="2"/>
                <table:table-cell office:value-type="string">
                  <text:p>*</text:p>
                </table:table-cell>
                <table:table-cell table:number-columns-repeated="6"/>
                <table:table-cell office:value-type="string">
                  <text:p>trade_receivables</text:p>
                </table:table-cell>
                <table:table-cell office:value-type="float" office:value="2">
                  <text:p>2</text:p>
                </table:table-cell>
                <table:table-cell table:style-name="ce6" table:number-columns-repeated="2"/>
                <table:table-cell table:style-name="ce7" office:value-type="string">
                  <text:p>Trade Receivables</text:p>
                </table:table-cell>
                <table:table-cell office:value-type="string">
                  <text:p>Trade Receivables</text:p>
                </table:table-cell>
                <table:table-cell table:style-name="ce7"/>
                <table:table-cell table:number-columns-repeated="1008"/>
              </table:table-row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Trade Receivable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_receivables</text:p>
              </table:table-cell>
              <table:table-cell office:value-type="float" office:value="3">
                <text:p>3</text:p>
              </table:table-cell>
              <table:table-cell table:style-name="ce6" table:number-columns-repeated="2"/>
              <table:table-cell table:style-name="ce7" office:value-type="string">
                <text:p>Other Receivables</text:p>
              </table:table-cell>
              <table:table-cell office:value-type="string">
                <text:p>Other Receivables</text:p>
              </table:table-cell>
              <table:table-cell table:style-name="ce7"/>
              <table:table-cell table:number-columns-repeated="1008"/>
            </table:table-row>
            <table:table-row-group>
              <table:table-row table:style-name="ro1">
                <table:table-cell table:number-columns-repeated="3"/>
                <table:table-cell office:value-type="string">
                  <text:p>*</text:p>
                </table:table-cell>
                <table:table-cell table:number-columns-repeated="5"/>
                <table:table-cell office:value-type="string">
                  <text:p>amort</text:p>
                </table:table-cell>
                <table:table-cell/>
                <table:table-cell table:style-name="ce6" table:number-columns-repeated="2"/>
                <table:table-cell table:style-name="ce7" office:value-type="string">
                  <text:p>Deprecation of Other Receivables</text:p>
                </table:table-cell>
                <table:table-cell office:value-type="string">
                  <text:p>Deprecation</text:p>
                </table:table-cell>
                <table:table-cell table:style-name="ce7"/>
                <table:table-cell table:number-columns-repeated="1008"/>
              </table:table-row>
            </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ash</text:p>
              </table:table-cell>
              <table:table-cell office:value-type="float" office:value="4">
                <text:p>4</text:p>
              </table:table-cell>
              <table:table-cell table:style-name="ce6" table:number-columns-repeated="2"/>
              <table:table-cell table:style-name="ce7" office:value-type="string">
                <text:p>Cash and Cash Equivalents</text:p>
              </table:table-cell>
              <table:table-cell office:value-type="string">
                <text:p>Cash</text:p>
              </table:table-cell>
              <table:table-cell table:style-name="ce7"/>
              <table:table-cell table:number-columns-repeated="1008"/>
            </table:table-row>
          </table:table-row-group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quity</text:p>
          </table:table-cell>
          <table:table-cell office:value-type="float" office:value="2">
            <text:p>2</text:p>
          </table:table-cell>
          <table:table-cell table:style-name="ce6" table:number-columns-repeated="2"/>
          <table:table-cell table:number-columns-repeated="2" table:style-name="ce7" office:value-type="string">
            <text:p>Equity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hare_capital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style-name="ce7" office:value-type="string">
              <text:p>Share Capital</text:p>
            </table:table-cell>
            <table:table-cell table:style-name="ce7" office:value-type="string">
              <text:p>Share capital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et_profit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Profit or Loss</text:p>
            </table:table-cell>
            <table:table-cell table:style-name="ce7" office:value-type="string">
              <text:p>Profit or loss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iability</text:p>
          </table:table-cell>
          <table:table-cell office:value-type="float" office:value="3">
            <text:p>3</text:p>
          </table:table-cell>
          <table:table-cell table:style-name="ce6" table:number-columns-repeated="2"/>
          <table:table-cell table:number-columns-repeated="2" table:style-name="ce7" office:value-type="string">
            <text:p>Liability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nc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number-columns-repeated="2" table:style-name="ce7" office:value-type="string">
              <text:p>Long Term Liabilitie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loans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Loans</text:p>
              </table:table-cell>
              <table:table-cell office:value-type="string">
                <text:p>Loans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number-columns-repeated="2" table:style-name="ce7" office:value-type="string">
                <text:p>Others Liabilities</text:p>
              </table:table-cell>
              <table:table-cell table:style-name="ce7"/>
              <table:table-cell table:number-columns-repeated="1008"/>
            </table:table-row>
          </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urrent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Current Liabilities</text:p>
            </table:table-cell>
            <table:table-cell office:value-type="string">
              <text:p>Current Liabilitie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payable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Accounts Payable</text:p>
              </table:table-cell>
              <table:table-cell office:value-type="string">
                <text:p>Accounts Payable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style-name="ce7" office:value-type="string">
                <text:p>Other Current Liabilities</text:p>
              </table:table-cell>
              <table:table-cell office:value-type="string">
                <text:p>Other</text:p>
              </table:table-cell>
              <table:table-cell table:style-name="ce7"/>
              <table:table-cell table:number-columns-repeated="1008"/>
            </table:table-row>
          </table:table-row-group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ncome</text:p>
          </table:table-cell>
          <table:table-cell office:value-type="float" office:value="4">
            <text:p>4</text:p>
          </table:table-cell>
          <table:table-cell table:style-name="ce6" table:number-columns-repeated="2"/>
          <table:table-cell table:number-columns-repeated="2" office:value-type="string">
            <text:p>Incom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revenue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style-name="ce7" office:value-type="string">
              <text:p>Revenue</text:p>
            </table:table-cell>
            <table:table-cell office:value-type="string">
              <text:p>Revenu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n_op_income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Non Operating Income</text:p>
            </table:table-cell>
            <table:table-cell office:value-type="string">
              <text:p>Non Op. Incom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terest_income</text:p>
            </table:table-cell>
            <table:table-cell office:value-type="float" office:value="3">
              <text:p>3</text:p>
            </table:table-cell>
            <table:table-cell table:style-name="ce6" table:number-columns-repeated="2"/>
            <table:table-cell table:style-name="ce7" office:value-type="string">
              <text:p>Interest Income</text:p>
            </table:table-cell>
            <table:table-cell office:value-type="string">
              <text:p>Interest Income</text:p>
            </table:table-cell>
            <table:table-cell table:style-name="ce7"/>
            <table:table-cell table:number-columns-repeated="100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xpense</text:p>
          </table:table-cell>
          <table:table-cell office:value-type="float" office:value="5">
            <text:p>5</text:p>
          </table:table-cell>
          <table:table-cell table:style-name="ce6" table:number-columns-repeated="2"/>
          <table:table-cell table:style-name="ce7" office:value-type="string">
            <text:p>Expense</text:p>
          </table:table-cell>
          <table:table-cell office:value-type="string">
            <text:p>Expense</text:p>
          </table:table-cell>
          <table:table-cell table:style-name="ce7"/>
          <table:table-cell table:number-columns-repeated="100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p_expense</text:p>
            </table:table-cell>
            <table:table-cell office:value-type="float" office:value="1">
              <text:p>1</text:p>
            </table:table-cell>
            <table:table-cell table:style-name="ce6" table:number-columns-repeated="2"/>
            <table:table-cell table:style-name="ce7" office:value-type="string">
              <text:p>Operating Expenses</text:p>
            </table:table-cell>
            <table:table-cell office:value-type="string">
              <text:p>Operating Expenses</text:p>
            </table:table-cell>
            <table:table-cell table:style-name="ce7"/>
            <table:table-cell table:number-columns-repeated="100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cogs</text:p>
              </table:table-cell>
              <table:table-cell office:value-type="float" office:value="1">
                <text:p>1</text:p>
              </table:table-cell>
              <table:table-cell table:style-name="ce6" table:number-columns-repeated="2"/>
              <table:table-cell table:style-name="ce7" office:value-type="string">
                <text:p>Cost of Sales</text:p>
              </table:table-cell>
              <table:table-cell office:value-type="string">
                <text:p>Cost of sales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ell_general_adm</text:p>
              </table:table-cell>
              <table:table-cell office:value-type="float" office:value="2">
                <text:p>2</text:p>
              </table:table-cell>
              <table:table-cell table:style-name="ce6" table:number-columns-repeated="2"/>
              <table:table-cell table:style-name="ce7" office:value-type="string">
                <text:p>Selling, General and Administrative Expenses</text:p>
              </table:table-cell>
              <table:table-cell office:value-type="string">
                <text:p>Selling, General and Adm.</text:p>
              </table:table-cell>
              <table:table-cell table:style-name="ce7"/>
              <table:table-cell table:number-columns-repeated="100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  <table:table-cell table:style-name="ce6" table:number-columns-repeated="2"/>
              <table:table-cell table:style-name="ce7" office:value-type="string">
                <text:p>Other</text:p>
              </table:table-cell>
              <table:table-cell office:value-type="string">
                <text:p>Other</text:p>
              </table:table-cell>
              <table:table-cell table:style-name="ce7"/>
              <table:table-cell table:number-columns-repeated="1008"/>
            </table:table-row>
          </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non_op_expense</text:p>
            </table:table-cell>
            <table:table-cell office:value-type="float" office:value="2">
              <text:p>2</text:p>
            </table:table-cell>
            <table:table-cell table:style-name="ce6" table:number-columns-repeated="2"/>
            <table:table-cell table:style-name="ce7" office:value-type="string">
              <text:p>Non Operating Expense</text:p>
            </table:table-cell>
            <table:table-cell office:value-type="string">
              <text:p>Non Op. Expense</text:p>
            </table:table-cell>
            <table:table-cell table:style-name="ce7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terest_expense</text:p>
            </table:table-cell>
            <table:table-cell office:value-type="float" office:value="3">
              <text:p>3</text:p>
            </table:table-cell>
            <table:table-cell table:style-name="ce6" table:number-columns-repeated="2"/>
            <table:table-cell table:style-name="ce7" office:value-type="string">
              <text:p>Interest Expense</text:p>
            </table:table-cell>
            <table:table-cell office:value-type="string">
              <text:p>Interest Expense</text:p>
            </table:table-cell>
            <table:table-cell table:style-name="ce7"/>
            <table:table-cell table:number-columns-repeated="1008"/>
          </table:table-row>
        </table:table-row-group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" table:style-name="ta31" table:print="false">
        <office:forms form:automatic-focus="false" form:apply-design-mode="false"/>
        <table:table-column table:style-name="co1" table:number-columns-repeated="9" table:default-cell-style-name="ce61"/>
        <table:table-column table:style-name="co19" table:default-cell-style-name="Default"/>
        <table:table-column table:style-name="co3" table:default-cell-style-name="ce55"/>
        <table:table-column table:style-name="co20" table:default-cell-style-name="ce56"/>
        <table:table-column table:style-name="co21" table:default-cell-style-name="ce5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34" office:value-type="string">
            <text:p>Path</text:p>
          </table:table-cell>
          <table:table-cell table:style-name="ce34" table:number-columns-repeated="8"/>
          <table:table-cell table:style-name="ce34" office:value-type="string">
            <text:p>ID</text:p>
          </table:table-cell>
          <table:table-cell table:style-name="ce34" office:value-type="string">
            <text:p>Int Index</text:p>
          </table:table-cell>
          <table:table-cell table:style-name="ce36" office:value-type="string">
            <text:p>Reference</text:p>
          </table:table-cell>
          <table:table-cell table:style-name="ce34" office:value-type="string">
            <text:p>Codification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hort Title</text:p>
          </table:table-cell>
          <table:table-cell table:style-name="ce36" office:value-type="string">
            <text:p>Description</text:p>
          </table:table-cell>
          <table:table-cell table:style-name="ce34" table:number-columns-repeated="237"/>
          <table:table-cell table:style-name="ce75" table:number-columns-repeated="2"/>
          <table:table-cell/>
          <table:table-cell table:style-name="ce34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ersonal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58" office:value-type="string">
            <text:p>Personal</text:p>
          </table:table-cell>
          <table:table-cell/>
          <table:table-cell table:style-name="ce59" table:number-columns-repeated="235"/>
          <table:table-cell table:number-columns-repeated="5"/>
          <table:table-cell table:style-name="ce59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restricted</text:p>
            </table:table-cell>
            <table:table-cell office:value-type="float" office:value="1">
              <text:p>1</text:p>
            </table:table-cell>
            <table:table-cell table:number-columns-repeated="2"/>
            <table:table-cell table:number-columns-repeated="2" table:style-name="ce58" office:value-type="string">
              <text:p>Restricted</text:p>
            </table:table-cell>
            <table:table-cell/>
            <table:table-cell table:style-name="ce59" table:number-columns-repeated="235"/>
            <table:table-cell table:number-columns-repeated="5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ivate</text:p>
            </table:table-cell>
            <table:table-cell office:value-type="float" office:value="2">
              <text:p>2</text:p>
            </table:table-cell>
            <table:table-cell table:style-name="ce57"/>
            <table:table-cell/>
            <table:table-cell table:number-columns-repeated="2" table:style-name="ce58" office:value-type="string">
              <text:p>Private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eam</text:p>
            </table:table-cell>
            <table:table-cell office:value-type="float" office:value="3">
              <text:p>3</text:p>
            </table:table-cell>
            <table:table-cell table:style-name="ce57"/>
            <table:table-cell/>
            <table:table-cell table:number-columns-repeated="2" table:style-name="ce58" office:value-type="string">
              <text:p>Team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oject</text:p>
            </table:table-cell>
            <table:table-cell office:value-type="float" office:value="4">
              <text:p>4</text:p>
            </table:table-cell>
            <table:table-cell table:style-name="ce57" table:number-columns-repeated="2"/>
            <table:table-cell table:number-columns-repeated="2" table:style-name="ce58" office:value-type="string">
              <text:p>Project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ment</text:p>
            </table:table-cell>
            <table:table-cell office:value-type="float" office:value="5">
              <text:p>5</text:p>
            </table:table-cell>
            <table:table-cell table:style-name="ce57" table:number-columns-repeated="2"/>
            <table:table-cell table:number-columns-repeated="2" table:style-name="ce58" office:value-type="string">
              <text:p>Management</text:p>
            </table:table-cell>
            <table:table-cell table:style-name="ce58"/>
            <table:table-cell table:style-name="ce59" table:number-columns-repeated="237"/>
            <table:table-cell table:number-columns-repeated="3"/>
            <table:table-cell table:style-name="ce59" table:number-columns-repeated="76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ollaborative</text:p>
          </table:table-cell>
          <table:table-cell office:value-type="float" office:value="1">
            <text:p>1</text:p>
          </table:table-cell>
          <table:table-cell table:style-name="ce57" table:number-columns-repeated="2"/>
          <table:table-cell table:number-columns-repeated="2" table:style-name="ce58" office:value-type="string">
            <text:p>Collaborative</text:p>
          </table:table-cell>
          <table:table-cell table:style-name="ce58"/>
          <table:table-cell table:style-name="ce59" table:number-columns-repeated="237"/>
          <table:table-cell table:number-columns-repeated="3"/>
          <table:table-cell table:style-name="ce59" table:number-columns-repeated="76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eam</text:p>
            </table:table-cell>
            <table:table-cell office:value-type="float" office:value="1">
              <text:p>1</text:p>
            </table:table-cell>
            <table:table-cell table:style-name="ce57" table:number-columns-repeated="2"/>
            <table:table-cell table:number-columns-repeated="2" table:style-name="ce58" office:value-type="string">
              <text:p>Team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oject</text:p>
            </table:table-cell>
            <table:table-cell office:value-type="float" office:value="2">
              <text:p>2</text:p>
            </table:table-cell>
            <table:table-cell table:style-name="ce57" table:number-columns-repeated="2"/>
            <table:table-cell table:number-columns-repeated="2" table:style-name="ce58" office:value-type="string">
              <text:p>Project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anagement</text:p>
            </table:table-cell>
            <table:table-cell office:value-type="float" office:value="3">
              <text:p>3</text:p>
            </table:table-cell>
            <table:table-cell table:style-name="ce57" table:number-columns-repeated="2"/>
            <table:table-cell table:number-columns-repeated="2" table:style-name="ce58" office:value-type="string">
              <text:p>Management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taff</text:p>
            </table:table-cell>
            <table:table-cell office:value-type="float" office:value="4">
              <text:p>4</text:p>
            </table:table-cell>
            <table:table-cell table:style-name="ce57" table:number-columns-repeated="2"/>
            <table:table-cell table:number-columns-repeated="2" table:style-name="ce58" office:value-type="string">
              <text:p>Staff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artner</text:p>
            </table:table-cell>
            <table:table-cell office:value-type="float" office:value="5">
              <text:p>5</text:p>
            </table:table-cell>
            <table:table-cell table:style-name="ce57" table:number-columns-repeated="2"/>
            <table:table-cell table:number-columns-repeated="2" table:style-name="ce58" office:value-type="string">
              <text:p>Partner</text:p>
            </table:table-cell>
            <table:table-cell table:style-name="ce58"/>
            <table:table-cell table:number-columns-repeated="100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ublic</text:p>
            </table:table-cell>
            <table:table-cell office:value-type="float" office:value="6">
              <text:p>6</text:p>
            </table:table-cell>
            <table:table-cell table:style-name="ce57" table:number-columns-repeated="2"/>
            <table:table-cell table:number-columns-repeated="2" table:style-name="ce58" office:value-type="string">
              <text:p>Public</text:p>
            </table:table-cell>
            <table:table-cell table:style-name="ce58"/>
            <table:table-cell table:number-columns-repeated="1008"/>
          </table:table-row>
        </table:table-row-group>
        <table:table-row table:style-name="ro1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5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>
          <table:table-cell table:number-columns-repeated="11"/>
          <table:table-cell table:style-name="ce57" table:number-columns-repeated="2"/>
          <table:table-cell table:style-name="ce58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57" table:number-columns-repeated="2"/>
          <table:table-cell table:style-name="ce58"/>
          <table:table-cell/>
          <table:table-cell table:style-name="ce58"/>
          <table:table-cell table:number-columns-repeated="1008"/>
        </table:table-row>
        <table:table-row table:style-name="ro1" table:number-rows-repeated="106">
          <table:table-cell table:number-columns-repeated="11"/>
          <table:table-cell table:style-name="ce57" table:number-columns-repeated="2"/>
          <table:table-cell table:number-columns-repeated="2"/>
          <table:table-cell table:style-name="ce58"/>
          <table:table-cell table:number-columns-repeated="1008"/>
        </table:table-row>
        <table:table-row table:style-name="ro1" table:number-rows-repeated="65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Amount" table:style-name="ta23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axabl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Taxable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iscounted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Discounted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table:number-columns-repeated="13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95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iness Application" table:style-name="ta24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BASE</text:p>
          </table:table-cell>
          <table:table-cell office:value-type="string">
            <text:p>BA-BASE</text:p>
          </table:table-cell>
          <table:table-cell table:style-name="ce7" office:value-type="string">
            <text:p>Base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rm</text:p>
          </table:table-cell>
          <table:table-cell office:value-type="float" office:value="2">
            <text:p>2</text:p>
          </table:table-cell>
          <table:table-cell office:value-type="string">
            <text:p>CRM</text:p>
          </table:table-cell>
          <table:table-cell office:value-type="string">
            <text:p>BA-CRM</text:p>
          </table:table-cell>
          <table:table-cell table:style-name="ce7" office:value-type="string">
            <text:p>CRM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ccounting</text:p>
          </table:table-cell>
          <table:table-cell office:value-type="float" office:value="3">
            <text:p>3</text:p>
          </table:table-cell>
          <table:table-cell office:value-type="string">
            <text:p>ACCT</text:p>
          </table:table-cell>
          <table:table-cell table:style-name="ce6" office:value-type="string">
            <text:p>BA-ACCOUNTING</text:p>
          </table:table-cell>
          <table:table-cell table:style-name="ce7" office:value-type="string">
            <text:p>Accounting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dm</text:p>
          </table:table-cell>
          <table:table-cell office:value-type="float" office:value="4">
            <text:p>4</text:p>
          </table:table-cell>
          <table:table-cell table:style-name="ce6" office:value-type="string">
            <text:p>PDM</text:p>
          </table:table-cell>
          <table:table-cell office:value-type="string">
            <text:p>BA-PDM</text:p>
          </table:table-cell>
          <table:table-cell table:style-name="ce7" office:value-type="string">
            <text:p>PDM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office:value-type="float" office:value="5">
            <text:p>5</text:p>
          </table:table-cell>
          <table:table-cell table:style-name="ce6" office:value-type="string">
            <text:p>TRADE</text:p>
          </table:table-cell>
          <table:table-cell table:style-name="ce6" office:value-type="string">
            <text:p>BA-TRADE</text:p>
          </table:table-cell>
          <table:table-cell table:style-name="ce7" office:value-type="string">
            <text:p>Trade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ms</text:p>
          </table:table-cell>
          <table:table-cell office:value-type="float" office:value="6">
            <text:p>6</text:p>
          </table:table-cell>
          <table:table-cell table:style-name="ce6" office:value-type="string">
            <text:p>DMS</text:p>
          </table:table-cell>
          <table:table-cell table:style-name="ce6" office:value-type="string">
            <text:p>BA-DMS</text:p>
          </table:table-cell>
          <table:table-cell table:style-name="ce7" office:value-type="string">
            <text:p>DMS</text:p>
          </table:table-cell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99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ntity Unit" table:style-name="ta25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ce4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0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3" office:value-type="string">
            <text:p>Quantity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ime</text:p>
          </table:table-cell>
          <table:table-cell/>
          <table:table-cell table:number-columns-repeated="2" office:value-type="string">
            <text:p>TIME</text:p>
          </table:table-cell>
          <table:table-cell/>
          <table:table-cell table:number-columns-repeated="2" table:style-name="ce7" office:value-type="string">
            <text:p>Time</text:p>
          </table:table-cell>
          <table:table-cell/>
          <table:table-cell table:style-name="ce8" table:number-columns-repeated="235"/>
          <table:table-cell table:number-columns-repeated="4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in</text:p>
          </table:table-cell>
          <table:table-cell/>
          <table:table-cell office:value-type="string">
            <text:p>MN</text:p>
          </table:table-cell>
          <table:table-cell office:value-type="string">
            <text:p>TIME-MN</text:p>
          </table:table-cell>
          <table:table-cell office:value-type="float" office:value="60">
            <text:p>60.000</text:p>
          </table:table-cell>
          <table:table-cell table:number-columns-repeated="2" table:style-name="ce7" office:value-type="string">
            <text:p>Minute</text:p>
          </table:table-cell>
          <table:table-cell/>
          <table:table-cell table:style-name="ce8" table:number-columns-repeated="235"/>
          <table:table-cell table:number-columns-repeated="4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hour</text:p>
          </table:table-cell>
          <table:table-cell/>
          <table:table-cell table:style-name="ce6" office:value-type="string">
            <text:p>H</text:p>
          </table:table-cell>
          <table:table-cell office:value-type="string">
            <text:p>TIME-H</text:p>
          </table:table-cell>
          <table:table-cell office:value-type="float" office:value="3600">
            <text:p>3600.000</text:p>
          </table:table-cell>
          <table:table-cell table:number-columns-repeated="2" table:style-name="ce7" office:value-type="string">
            <text:p>Hour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day</text:p>
          </table:table-cell>
          <table:table-cell/>
          <table:table-cell table:style-name="ce6" office:value-type="string">
            <text:p>D</text:p>
          </table:table-cell>
          <table:table-cell office:value-type="string">
            <text:p>TIME-D</text:p>
          </table:table-cell>
          <table:table-cell office:value-type="float" office:value="86400">
            <text:p>86400.000</text:p>
          </table:table-cell>
          <table:table-cell table:number-columns-repeated="2" office:value-type="string">
            <text:p>Day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second</text:p>
          </table:table-cell>
          <table:table-cell/>
          <table:table-cell table:style-name="ce6" office:value-type="string">
            <text:p>S</text:p>
          </table:table-cell>
          <table:table-cell office:value-type="string">
            <text:p>TIME-S</text:p>
          </table:table-cell>
          <table:table-cell office:value-type="float" office:value="1">
            <text:p>1.000</text:p>
          </table:table-cell>
          <table:table-cell table:number-columns-repeated="2" office:value-type="string">
            <text:p>Second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week</text:p>
          </table:table-cell>
          <table:table-cell/>
          <table:table-cell table:style-name="ce6" office:value-type="string">
            <text:p>W</text:p>
          </table:table-cell>
          <table:table-cell office:value-type="string">
            <text:p>TIME-W</text:p>
          </table:table-cell>
          <table:table-cell office:value-type="float" office:value="604800">
            <text:p>604800.000</text:p>
          </table:table-cell>
          <table:table-cell table:number-columns-repeated="2" office:value-type="string">
            <text:p>Week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ngth</text:p>
          </table:table-cell>
          <table:table-cell/>
          <table:table-cell table:style-name="ce6" office:value-type="string">
            <text:p>LEN</text:p>
          </table:table-cell>
          <table:table-cell office:value-type="string">
            <text:p>LEN</text:p>
          </table:table-cell>
          <table:table-cell/>
          <table:table-cell table:number-columns-repeated="2" table:style-name="ce7" office:value-type="string">
            <text:p>Length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eter</text:p>
          </table:table-cell>
          <table:table-cell/>
          <table:table-cell table:style-name="ce6" office:value-type="string">
            <text:p>M</text:p>
          </table:table-cell>
          <table:table-cell table:style-name="ce6" office:value-type="string">
            <text:p>LEN-M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Meter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millimeter</text:p>
          </table:table-cell>
          <table:table-cell/>
          <table:table-cell table:style-name="ce6" office:value-type="string">
            <text:p>MM</text:p>
          </table:table-cell>
          <table:table-cell table:style-name="ce6" office:value-type="string">
            <text:p>LEN-MM</text:p>
          </table:table-cell>
          <table:table-cell table:style-name="ce45" office:value-type="float" office:value="0.001">
            <text:p>0.001</text:p>
          </table:table-cell>
          <table:table-cell table:number-columns-repeated="2" office:value-type="string">
            <text:p>Millimeter</text:p>
          </table:table-cell>
          <table:table-cell table:style-name="ce7"/>
          <table:table-cell table:style-name="ce8" table:number-columns-repeated="237"/>
          <table:table-cell table:number-columns-repeated="2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rea</text:p>
          </table:table-cell>
          <table:table-cell/>
          <table:table-cell table:number-columns-repeated="2" table:style-name="ce6" office:value-type="string">
            <text:p>AREA</text:p>
          </table:table-cell>
          <table:table-cell table:style-name="ce45"/>
          <table:table-cell table:number-columns-repeated="2" office:value-type="string">
            <text:p>Area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square meter</text:p>
          </table:table-cell>
          <table:table-cell/>
          <table:table-cell table:style-name="ce6" office:value-type="string">
            <text:p>M2</text:p>
          </table:table-cell>
          <table:table-cell table:style-name="ce6" office:value-type="string">
            <text:p>AREA-M2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Square Meter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volume</text:p>
          </table:table-cell>
          <table:table-cell/>
          <table:table-cell table:number-columns-repeated="2" table:style-name="ce6" office:value-type="string">
            <text:p>VOL</text:p>
          </table:table-cell>
          <table:table-cell table:style-name="ce45"/>
          <table:table-cell table:number-columns-repeated="2" office:value-type="string">
            <text:p>Volume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cubic meter</text:p>
          </table:table-cell>
          <table:table-cell/>
          <table:table-cell table:style-name="ce6" office:value-type="string">
            <text:p>M3</text:p>
          </table:table-cell>
          <table:table-cell table:style-name="ce6" office:value-type="string">
            <text:p>VOL-M3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Cubic Meter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litre</text:p>
          </table:table-cell>
          <table:table-cell/>
          <table:table-cell table:style-name="ce6" office:value-type="string">
            <text:p>LITRE</text:p>
          </table:table-cell>
          <table:table-cell table:style-name="ce6" office:value-type="string">
            <text:p>VOL-LITRE</text:p>
          </table:table-cell>
          <table:table-cell table:style-name="ce45" office:value-type="float" office:value="0.001">
            <text:p>0.001</text:p>
          </table:table-cell>
          <table:table-cell table:number-columns-repeated="2" office:value-type="string">
            <text:p>Litre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unit</text:p>
          </table:table-cell>
          <table:table-cell/>
          <table:table-cell table:number-columns-repeated="2" table:style-name="ce6" office:value-type="string">
            <text:p>UNIT</text:p>
          </table:table-cell>
          <table:table-cell table:style-name="ce45"/>
          <table:table-cell table:number-columns-repeated="2" office:value-type="string">
            <text:p>Unit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piece</text:p>
          </table:table-cell>
          <table:table-cell/>
          <table:table-cell table:style-name="ce6" office:value-type="string">
            <text:p>PIECE</text:p>
          </table:table-cell>
          <table:table-cell table:style-name="ce6" office:value-type="string">
            <text:p>UNIT-PIECE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Piece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ss</text:p>
          </table:table-cell>
          <table:table-cell/>
          <table:table-cell table:number-columns-repeated="2" table:style-name="ce6" office:value-type="string">
            <text:p>MASS</text:p>
          </table:table-cell>
          <table:table-cell table:style-name="ce45"/>
          <table:table-cell table:number-columns-repeated="2" office:value-type="string">
            <text:p>Mass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kilogram</text:p>
          </table:table-cell>
          <table:table-cell/>
          <table:table-cell table:style-name="ce6" office:value-type="string">
            <text:p>KG</text:p>
          </table:table-cell>
          <table:table-cell table:style-name="ce6" office:value-type="string">
            <text:p>MASS-KG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Kilogram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gram</text:p>
          </table:table-cell>
          <table:table-cell/>
          <table:table-cell table:style-name="ce6" office:value-type="string">
            <text:p>G</text:p>
          </table:table-cell>
          <table:table-cell table:style-name="ce6" office:value-type="string">
            <text:p>MASS-G</text:p>
          </table:table-cell>
          <table:table-cell table:style-name="ce45" office:value-type="float" office:value="0.001">
            <text:p>0.001</text:p>
          </table:table-cell>
          <table:table-cell table:number-columns-repeated="2" office:value-type="string">
            <text:p>Gram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ton</text:p>
          </table:table-cell>
          <table:table-cell/>
          <table:table-cell table:style-name="ce6" office:value-type="string">
            <text:p>TON</text:p>
          </table:table-cell>
          <table:table-cell table:style-name="ce6" office:value-type="string">
            <text:p>MASS-TON</text:p>
          </table:table-cell>
          <table:table-cell table:style-name="ce45" office:value-type="float" office:value="1000">
            <text:p>1000.000</text:p>
          </table:table-cell>
          <table:table-cell table:number-columns-repeated="2" office:value-type="string">
            <text:p>Ton</text:p>
          </table:table-cell>
          <table:table-cell table:style-name="ce7"/>
          <table:table-cell table:number-columns-repeated="1007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nergy</text:p>
          </table:table-cell>
          <table:table-cell/>
          <table:table-cell table:number-columns-repeated="2" table:style-name="ce6" office:value-type="string">
            <text:p>E</text:p>
          </table:table-cell>
          <table:table-cell table:style-name="ce45"/>
          <table:table-cell table:number-columns-repeated="2" office:value-type="string">
            <text:p>Energy</text:p>
          </table:table-cell>
          <table:table-cell table:style-name="ce7"/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kwh</text:p>
          </table:table-cell>
          <table:table-cell/>
          <table:table-cell table:style-name="ce6" office:value-type="string">
            <text:p>KWH</text:p>
          </table:table-cell>
          <table:table-cell table:style-name="ce6" office:value-type="string">
            <text:p>E-KWH</text:p>
          </table:table-cell>
          <table:table-cell table:style-name="ce45" office:value-type="float" office:value="1">
            <text:p>1.000</text:p>
          </table:table-cell>
          <table:table-cell table:number-columns-repeated="2" office:value-type="string">
            <text:p>Kilowatt-Hour</text:p>
          </table:table-cell>
          <table:table-cell table:style-name="ce7"/>
          <table:table-cell table:number-columns-repeated="1007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style-name="ce45"/>
          <table:table-cell table:number-columns-repeated="2"/>
          <table:table-cell table:style-name="ce7"/>
          <table:table-cell table:number-columns-repeated="1007"/>
        </table:table-row>
        <table:table-row table:style-name="ro1" table:number-rows-repeated="65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ic Type" table:style-name="ta26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IME</text:p>
          </table:table-cell>
          <table:table-cell table:number-columns-repeated="2" table:style-name="ce7" office:value-type="string">
            <text:p>Time</text:p>
          </table:table-cell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style-name="ce6" office:value-type="string">
            <text:p>LEN</text:p>
          </table:table-cell>
          <table:table-cell office:value-type="string">
            <text:p>LEN</text:p>
          </table:table-cell>
          <table:table-cell table:number-columns-repeated="2" table:style-name="ce7" office:value-type="string">
            <text:p>Length</text:p>
          </table:table-cell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rea</text:p>
          </table:table-cell>
          <table:table-cell office:value-type="float" office:value="3">
            <text:p>3</text:p>
          </table:table-cell>
          <table:table-cell table:number-columns-repeated="2" table:style-name="ce6" office:value-type="string">
            <text:p>AREA</text:p>
          </table:table-cell>
          <table:table-cell table:number-columns-repeated="2" office:value-type="string">
            <text:p>Area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volume</text:p>
          </table:table-cell>
          <table:table-cell office:value-type="float" office:value="4">
            <text:p>4</text:p>
          </table:table-cell>
          <table:table-cell table:number-columns-repeated="2" table:style-name="ce6" office:value-type="string">
            <text:p>VOL</text:p>
          </table:table-cell>
          <table:table-cell table:number-columns-repeated="2" office:value-type="string">
            <text:p>Volume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unit</text:p>
          </table:table-cell>
          <table:table-cell office:value-type="float" office:value="5">
            <text:p>5</text:p>
          </table:table-cell>
          <table:table-cell table:number-columns-repeated="2" table:style-name="ce6" office:value-type="string">
            <text:p>UNIT</text:p>
          </table:table-cell>
          <table:table-cell table:number-columns-repeated="2" office:value-type="string">
            <text:p>Unit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mass</text:p>
          </table:table-cell>
          <table:table-cell office:value-type="float" office:value="6">
            <text:p>6</text:p>
          </table:table-cell>
          <table:table-cell table:number-columns-repeated="2" table:style-name="ce6" office:value-type="string">
            <text:p>MASS</text:p>
          </table:table-cell>
          <table:table-cell table:number-columns-repeated="2" office:value-type="string">
            <text:p>Mass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energy</text:p>
          </table:table-cell>
          <table:table-cell office:value-type="float" office:value="7">
            <text:p>7</text:p>
          </table:table-cell>
          <table:table-cell table:number-columns-repeated="2" table:style-name="ce6" office:value-type="string">
            <text:p>E</text:p>
          </table:table-cell>
          <table:table-cell table:number-columns-repeated="2" office:value-type="string">
            <text:p>Energy</text:p>
          </table:table-cell>
          <table:table-cell table:style-name="ce7"/>
          <table:table-cell table:number-columns-repeated="1008"/>
        </table:table-row>
        <table:table-row table:style-name="ro1" table:number-rows-repeated="128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27" table:print="false">
        <office:forms form:automatic-focus="false" form:apply-design-mode="false"/>
        <table:table-column table:style-name="co1" table:number-columns-repeated="9" table:default-cell-style-name="ce10"/>
        <table:table-column table:style-name="co19" table:default-cell-style-name="Default"/>
        <table:table-column table:style-name="co3" table:default-cell-style-name="ce3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1" table:default-cell-style-name="Default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8"/>
          <table:table-cell table:style-name="ce1" office:value-type="string">
            <text:p>ID</text:p>
          </table:table-cell>
          <table:table-cell table:style-name="ce1" office:value-type="string">
            <text:p>Int Index</text:p>
          </table:table-cell>
          <table:table-cell table:style-name="ce4" office:value-type="string">
            <text:p>Reference</text:p>
          </table:table-cell>
          <table:table-cell table:style-name="ce1" office:value-type="string">
            <text:p>Codification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Short Title</text:p>
          </table:table-cell>
          <table:table-cell table:style-name="ce4" office:value-type="string">
            <text:p>Description</text:p>
          </table:table-cell>
          <table:table-cell table:style-name="ce1" table:number-columns-repeated="237"/>
          <table:table-cell table:style-name="ce11" table:number-columns-repeated="2"/>
          <table:table-cell/>
          <table:table-cell table:style-name="ce1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urgent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Urgent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ormal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Normal</text:p>
          </table:table-cell>
          <table:table-cell table:style-name="ce7"/>
          <table:table-cell/>
          <table:table-cell table:style-name="ce8" table:number-columns-repeated="235"/>
          <table:table-cell table:number-columns-repeated="5"/>
          <table:table-cell table:style-name="ce8" table:number-columns-repeated="76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/>
          <table:table-cell table:style-name="ce6"/>
          <table:table-cell table:style-name="ce7" office:value-type="string">
            <text:p>Low Priority</text:p>
          </table:table-cell>
          <table:table-cell table:style-name="ce7" table:number-columns-repeated="2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/>
          <table:table-cell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style-name="ce8" table:number-columns-repeated="237"/>
          <table:table-cell table:number-columns-repeated="3"/>
          <table:table-cell table:style-name="ce8" table:number-columns-repeated="76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 table:number-rows-repeated="3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10">
          <table:table-cell table:number-columns-repeated="11"/>
          <table:table-cell table:style-name="ce6" table:number-columns-repeated="2"/>
          <table:table-cell table:style-name="ce7"/>
          <table:table-cell/>
          <table:table-cell table:style-name="ce7"/>
          <table:table-cell table:number-columns-repeated="1008"/>
        </table:table-row>
        <table:table-row table:style-name="ro1" table:number-rows-repeated="96">
          <table:table-cell table:number-columns-repeated="11"/>
          <table:table-cell table:style-name="ce6" table:number-columns-repeated="2"/>
          <table:table-cell table:number-columns-repeated="2"/>
          <table:table-cell table:style-name="ce7"/>
          <table:table-cell table:number-columns-repeated="1008"/>
        </table:table-row>
        <table:table-row table:style-name="ro1" table:number-rows-repeated="65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" table:style-name="ta28" table:print="false">
        <office:forms form:automatic-focus="false" form:apply-design-mode="false"/>
        <table:table-column table:style-name="co61" table:number-columns-repeated="9" table:default-cell-style-name="ce10"/>
        <table:table-column table:style-name="co62" table:default-cell-style-name="Default"/>
        <table:table-column table:style-name="co63" table:default-cell-style-name="ce48"/>
        <table:table-column table:style-name="co64" table:default-cell-style-name="ce48"/>
        <table:table-column table:style-name="co65" table:default-cell-style-name="ce4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8" table:number-columns-repeated="238" table:default-cell-style-name="Default"/>
        <table:table-row table:style-name="ro1">
          <table:table-cell table:style-name="ce46" office:value-type="string">
            <text:p>Path</text:p>
          </table:table-cell>
          <table:table-cell table:style-name="ce46" table:number-columns-repeated="8"/>
          <table:table-cell table:style-name="ce46" office:value-type="string">
            <text:p>ID</text:p>
          </table:table-cell>
          <table:table-cell table:style-name="ce47" office:value-type="string">
            <text:p>Sort Index</text:p>
          </table:table-cell>
          <table:table-cell table:style-name="ce47" office:value-type="string">
            <text:p>Reference</text:p>
          </table:table-cell>
          <table:table-cell table:style-name="ce47" office:value-type="string">
            <text:p>Codification</text:p>
          </table:table-cell>
          <table:table-cell table:style-name="ce49" office:value-type="string">
            <text:p>Title</text:p>
          </table:table-cell>
          <table:table-cell table:style-name="ce49" office:value-type="string">
            <text:p>Short Title</text:p>
          </table:table-cell>
          <table:table-cell table:style-name="ce49" office:value-type="string">
            <text:p>Description</text:p>
          </table:table-cell>
          <table:table-cell table:style-name="ce46" table:number-columns-repeated="236"/>
          <table:table-cell table:style-name="ce11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table:number-columns-repeated="3"/>
          <table:table-cell office:value-type="string">
            <text:p>Trade</text:p>
          </table:table-cell>
          <table:table-cell/>
          <table:table-cell office:value-type="string">
            <text:p>Products or services traded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ale</text:p>
            </table:table-cell>
            <table:table-cell table:number-columns-repeated="3"/>
            <table:table-cell office:value-type="string">
              <text:p>Sale</text:p>
            </table:table-cell>
            <table:table-cell/>
            <table:table-cell office:value-type="string">
              <text:p>Products or services that we sold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urchase</text:p>
            </table:table-cell>
            <table:table-cell table:number-columns-repeated="3"/>
            <table:table-cell office:value-type="string">
              <text:p>Purchase</text:p>
            </table:table-cell>
            <table:table-cell table:style-name="ce50"/>
            <table:table-cell office:value-type="string">
              <text:p>Products or services that we puchase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ontainer</text:p>
            </table:table-cell>
            <table:table-cell table:number-columns-repeated="3"/>
            <table:table-cell office:value-type="string">
              <text:p>Container</text:p>
            </table:table-cell>
            <table:table-cell table:style-name="ce50"/>
            <table:table-cell office:value-type="string">
              <text:p>Products used to pack sale packing list in container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ax</text:p>
            </table:table-cell>
            <table:table-cell table:number-columns-repeated="3"/>
            <table:table-cell office:value-type="string">
              <text:p>Tax</text:p>
            </table:table-cell>
            <table:table-cell table:style-name="ce50"/>
            <table:table-cell office:value-type="string">
              <text:p>Taxes dues for trade operation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ommission</text:p>
            </table:table-cell>
            <table:table-cell table:number-columns-repeated="3"/>
            <table:table-cell office:value-type="string">
              <text:p>Commission</text:p>
            </table:table-cell>
            <table:table-cell table:style-name="ce50"/>
            <table:table-cell office:value-type="string">
              <text:p>Commissions for sales agent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iscount_service</text:p>
            </table:table-cell>
            <table:table-cell table:number-columns-repeated="3"/>
            <table:table-cell office:value-type="string">
              <text:p>Discount</text:p>
            </table:table-cell>
            <table:table-cell table:style-name="ce50"/>
            <table:table-cell office:value-type="string">
              <text:p>Discounts granted or received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urcharge</text:p>
            </table:table-cell>
            <table:table-cell table:number-columns-repeated="3"/>
            <table:table-cell office:value-type="string">
              <text:p>Surchage</text:p>
            </table:table-cell>
            <table:table-cell table:style-name="ce50"/>
            <table:table-cell office:value-type="string">
              <text:p>Extra costs for sale operation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table:number-columns-repeated="3"/>
          <table:table-cell office:value-type="string">
            <text:p>Production</text:p>
          </table:table-cell>
          <table:table-cell/>
          <table:table-cell office:value-type="string">
            <text:p>Resources used in production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omponent</text:p>
            </table:table-cell>
            <table:table-cell table:number-columns-repeated="3"/>
            <table:table-cell office:value-type="string">
              <text:p>Component</text:p>
            </table:table-cell>
            <table:table-cell/>
            <table:table-cell office:value-type="string">
              <text:p>Components and raw materials consumed in production proces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peration</text:p>
            </table:table-cell>
            <table:table-cell table:number-columns-repeated="3"/>
            <table:table-cell office:value-type="string">
              <text:p>Operation</text:p>
            </table:table-cell>
            <table:table-cell table:style-name="ce50"/>
            <table:table-cell office:value-type="string">
              <text:p>Manual operation needed for production process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ayroll</text:p>
          </table:table-cell>
          <table:table-cell table:number-columns-repeated="3"/>
          <table:table-cell office:value-type="string">
            <text:p>Payroll</text:p>
          </table:table-cell>
          <table:table-cell table:style-name="ce50"/>
          <table:table-cell office:value-type="string">
            <text:p>Services used for payroll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labour</text:p>
            </table:table-cell>
            <table:table-cell table:number-columns-repeated="3"/>
            <table:table-cell office:value-type="string">
              <text:p>Labour</text:p>
            </table:table-cell>
            <table:table-cell table:style-name="ce50"/>
            <table:table-cell office:value-type="string">
              <text:p>Work service from the employee to the employer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cial</text:p>
            </table:table-cell>
            <table:table-cell table:number-columns-repeated="3"/>
            <table:table-cell office:value-type="string">
              <text:p>Social Security</text:p>
            </table:table-cell>
            <table:table-cell/>
            <table:table-cell office:value-type="string">
              <text:p>Social security services used for payroll calculation, such as retirement pension, disability insurance or unemployment insurance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ax</text:p>
            </table:table-cell>
            <table:table-cell table:number-columns-repeated="3"/>
            <table:table-cell office:value-type="string">
              <text:p>Tax</text:p>
            </table:table-cell>
            <table:table-cell/>
            <table:table-cell table:style-name="ce51" office:value-type="string">
              <text:p>Taxes used for payroll calculation. Includes taxes withholded from employee's pays and taxes dues by the employer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bonus</text:p>
            </table:table-cell>
            <table:table-cell table:number-columns-repeated="3"/>
            <table:table-cell office:value-type="string">
              <text:p>Bonus</text:p>
            </table:table-cell>
            <table:table-cell/>
            <table:table-cell office:value-type="string">
              <text:p>Bonus granted to employees in payroll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rm</text:p>
          </table:table-cell>
          <table:table-cell table:number-columns-repeated="3"/>
          <table:table-cell office:value-type="string">
            <text:p>CRM</text:p>
          </table:table-cell>
          <table:table-cell/>
          <table:table-cell office:value-type="string">
            <text:p>Certain services are used in the CRM to categorize tickets and events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event</text:p>
            </table:table-cell>
            <table:table-cell table:number-columns-repeated="3"/>
            <table:table-cell office:value-type="string">
              <text:p>Event</text:p>
            </table:table-cell>
            <table:table-cell/>
            <table:table-cell office:value-type="string">
              <text:p>Categorizes all services which are listed in CRM Events. The value of this category must be set in the system preferences of the CRM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ale_opportunity</text:p>
            </table:table-cell>
            <table:table-cell table:number-columns-repeated="3"/>
            <table:table-cell office:value-type="string">
              <text:p>Sale Opportunity</text:p>
            </table:table-cell>
            <table:table-cell/>
            <table:table-cell office:value-type="string">
              <text:p>Services used to classify sales opportunitie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campaign</text:p>
            </table:table-cell>
            <table:table-cell table:number-columns-repeated="3"/>
            <table:table-cell office:value-type="string">
              <text:p>Campaign</text:p>
            </table:table-cell>
            <table:table-cell/>
            <table:table-cell office:value-type="string">
              <text:p>Services used to classify campaign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upport_request</text:p>
            </table:table-cell>
            <table:table-cell table:number-columns-repeated="3"/>
            <table:table-cell office:value-type="string">
              <text:p>Support Request</text:p>
            </table:table-cell>
            <table:table-cell/>
            <table:table-cell office:value-type="string">
              <text:p>Services used to classify support request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meeting</text:p>
            </table:table-cell>
            <table:table-cell table:number-columns-repeated="3"/>
            <table:table-cell office:value-type="string">
              <text:p>Meeting</text:p>
            </table:table-cell>
            <table:table-cell/>
            <table:table-cell office:value-type="string">
              <text:p>Services used to classify meetings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ask</text:p>
          </table:table-cell>
          <table:table-cell table:number-columns-repeated="3"/>
          <table:table-cell office:value-type="string">
            <text:p>Task</text:p>
          </table:table-cell>
          <table:table-cell/>
          <table:table-cell office:value-type="string">
            <text:p>Services used in tasks</text:p>
          </table:table-cell>
          <table:table-cell table:number-columns-repeated="238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calendar</text:p>
          </table:table-cell>
          <table:table-cell table:number-columns-repeated="3"/>
          <table:table-cell office:value-type="string">
            <text:p>Calendar</text:p>
          </table:table-cell>
          <table:table-cell/>
          <table:table-cell office:value-type="string">
            <text:p>Services used in time management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leave</text:p>
            </table:table-cell>
            <table:table-cell table:number-columns-repeated="3"/>
            <table:table-cell office:value-type="string">
              <text:p>Leave time</text:p>
            </table:table-cell>
            <table:table-cell/>
            <table:table-cell office:value-type="string">
              <text:p>Services for leave, such as vacation, sicknes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resence</text:p>
            </table:table-cell>
            <table:table-cell table:number-columns-repeated="3"/>
            <table:table-cell office:value-type="string">
              <text:p>Presence Time</text:p>
            </table:table-cell>
            <table:table-cell/>
            <table:table-cell office:value-type="string">
              <text:p>Services for different types of presence, can be normal working hours, overtime</text:p>
            </table:table-cell>
            <table:table-cell table:number-columns-repeated="238"/>
          </table:table-row>
        </table:table-row-group>
        <table:table-row table:style-name="ro1" table:number-rows-repeated="65508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Trade Phase" table:style-name="ta28" table:print="false">
        <office:forms form:automatic-focus="false" form:apply-design-mode="false"/>
        <table:table-column table:style-name="co61" table:number-columns-repeated="9" table:default-cell-style-name="ce61"/>
        <table:table-column table:style-name="co69" table:default-cell-style-name="Default"/>
        <table:table-column table:style-name="co63" table:default-cell-style-name="ce78"/>
        <table:table-column table:style-name="co64" table:default-cell-style-name="ce78"/>
        <table:table-column table:style-name="co51" table:default-cell-style-name="ce78"/>
        <table:table-column table:style-name="co70" table:default-cell-style-name="Default"/>
        <table:table-column table:style-name="co80" table:default-cell-style-name="Default"/>
        <table:table-column table:style-name="co68" table:default-cell-style-name="Default"/>
        <table:table-column table:style-name="co8" table:number-columns-repeated="238" table:default-cell-style-name="Default"/>
        <table:table-row table:style-name="ro1">
          <table:table-cell table:style-name="ce76" office:value-type="string">
            <text:p>Path</text:p>
          </table:table-cell>
          <table:table-cell table:style-name="ce76" table:number-columns-repeated="8"/>
          <table:table-cell table:style-name="ce76" office:value-type="string">
            <text:p>ID</text:p>
          </table:table-cell>
          <table:table-cell table:style-name="ce77" office:value-type="string">
            <text:p>Sort Index</text:p>
          </table:table-cell>
          <table:table-cell table:style-name="ce77" office:value-type="string">
            <text:p>Reference</text:p>
          </table:table-cell>
          <table:table-cell table:style-name="ce77" office:value-type="string">
            <text:p>Codification</text:p>
          </table:table-cell>
          <table:table-cell table:style-name="ce79" office:value-type="string">
            <text:p>Title</text:p>
          </table:table-cell>
          <table:table-cell table:style-name="ce79" office:value-type="string">
            <text:p>Short Title</text:p>
          </table:table-cell>
          <table:table-cell table:style-name="ce79" office:value-type="string">
            <text:p>Description</text:p>
          </table:table-cell>
          <table:table-cell table:style-name="ce76" table:number-columns-repeated="236"/>
          <table:table-cell table:style-name="ce75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ade</text:p>
          </table:table-cell>
          <table:table-cell table:style-name="ce80"/>
          <table:table-cell office:value-type="string">
            <text:p>Different phases used in for trade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order</text:p>
            </table:table-cell>
            <table:table-cell office:value-type="float" office:value="1">
              <text:p>1</text:p>
            </table:table-cell>
            <table:table-cell table:number-columns-repeated="2"/>
            <table:table-cell office:value-type="string">
              <text:p>Order</text:p>
            </table:table-cell>
            <table:table-cell/>
            <table:table-cell office:value-type="string">
              <text:p>Order of goods or service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livery</text:p>
            </table:table-cell>
            <table:table-cell office:value-type="float" office:value="2">
              <text:p>2</text:p>
            </table:table-cell>
            <table:table-cell table:number-columns-repeated="2"/>
            <table:table-cell office:value-type="string">
              <text:p>Delivery</text:p>
            </table:table-cell>
            <table:table-cell/>
            <table:table-cell office:value-type="string">
              <text:p>Delivery of goods or service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voicing</text:p>
            </table:table-cell>
            <table:table-cell office:value-type="float" office:value="3">
              <text:p>3</text:p>
            </table:table-cell>
            <table:table-cell table:number-columns-repeated="2"/>
            <table:table-cell office:value-type="string">
              <text:p>Invoicing</text:p>
            </table:table-cell>
            <table:table-cell/>
            <table:table-cell office:value-type="string">
              <text:p>Invoicing of what has been delivered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ccounting</text:p>
            </table:table-cell>
            <table:table-cell office:value-type="float" office:value="4">
              <text:p>4</text:p>
            </table:table-cell>
            <table:table-cell table:number-columns-repeated="2"/>
            <table:table-cell office:value-type="string">
              <text:p>Accounting</text:p>
            </table:table-cell>
            <table:table-cell/>
            <table:table-cell office:value-type="string">
              <text:p>Accounting of the invoice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ayment</text:p>
            </table:table-cell>
            <table:table-cell office:value-type="float" office:value="5">
              <text:p>5</text:p>
            </table:table-cell>
            <table:table-cell table:number-columns-repeated="2"/>
            <table:table-cell office:value-type="string">
              <text:p>Payment</text:p>
            </table:table-cell>
            <table:table-cell/>
            <table:table-cell office:value-type="string">
              <text:p>Payments of the debt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ax</text:p>
            </table:table-cell>
            <table:table-cell table:number-columns-repeated="3"/>
            <table:table-cell office:value-type="string">
              <text:p>Tax</text:p>
            </table:table-cell>
            <table:table-cell table:number-columns-repeated="240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iscount</text:p>
            </table:table-cell>
            <table:table-cell table:number-columns-repeated="3"/>
            <table:table-cell office:value-type="string">
              <text:p>discount</text:p>
            </table:table-cell>
            <table:table-cell table:number-columns-repeated="240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roductio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roduction</text:p>
          </table:table-cell>
          <table:table-cell/>
          <table:table-cell office:value-type="string">
            <text:p>Different phases used in for production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sourcing</text:p>
            </table:table-cell>
            <table:table-cell office:value-type="float" office:value="1">
              <text:p>1</text:p>
            </table:table-cell>
            <table:table-cell table:number-columns-repeated="2"/>
            <table:table-cell office:value-type="string">
              <text:p>Sourcing</text:p>
            </table:table-cell>
            <table:table-cell/>
            <table:table-cell office:value-type="string">
              <text:p>Sourcing of components to the workshop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transforming</text:p>
            </table:table-cell>
            <table:table-cell office:value-type="float" office:value="2">
              <text:p>2</text:p>
            </table:table-cell>
            <table:table-cell table:number-columns-repeated="2"/>
            <table:table-cell office:value-type="string">
              <text:p>Transforming</text:p>
            </table:table-cell>
            <table:table-cell/>
            <table:table-cell office:value-type="string">
              <text:p>Transforming components and operations into other products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livery</text:p>
            </table:table-cell>
            <table:table-cell office:value-type="float" office:value="3">
              <text:p>3</text:p>
            </table:table-cell>
            <table:table-cell table:number-columns-repeated="2"/>
            <table:table-cell office:value-type="string">
              <text:p>Delivery</text:p>
            </table:table-cell>
            <table:table-cell/>
            <table:table-cell office:value-type="string">
              <text:p>Delivery of produced products</text:p>
            </table:table-cell>
            <table:table-cell table:number-columns-repeated="238"/>
          </table:table-row>
        </table:table-row-group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ayro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ayroll</text:p>
          </table:table-cell>
          <table:table-cell/>
          <table:table-cell office:value-type="string">
            <text:p>Different phases for payroll</text:p>
          </table:table-cell>
          <table:table-cell table:number-columns-repeated="238"/>
        </table:table-row>
        <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delivery</text:p>
            </table:table-cell>
            <table:table-cell office:value-type="float" office:value="1">
              <text:p>1</text:p>
            </table:table-cell>
            <table:table-cell table:number-columns-repeated="2"/>
            <table:table-cell office:value-type="string">
              <text:p>Delivery</text:p>
            </table:table-cell>
            <table:table-cell/>
            <table:table-cell office:value-type="string">
              <text:p>Delivery of labour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invoicing</text:p>
            </table:table-cell>
            <table:table-cell office:value-type="float" office:value="2">
              <text:p>2</text:p>
            </table:table-cell>
            <table:table-cell table:number-columns-repeated="2"/>
            <table:table-cell office:value-type="string">
              <text:p>Payroll Calculation</text:p>
            </table:table-cell>
            <table:table-cell/>
            <table:table-cell office:value-type="string">
              <text:p>Invoicing of payroll</text:p>
            </table:table-cell>
            <table:table-cell table:number-columns-repeated="238"/>
          </table:table-row>
          <table:table-row-group table:display="false">
            <table:table-row table:style-name="ro1" table:visibility="collapse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etirement</text:p>
              </table:table-cell>
              <table:table-cell office:value-type="float" office:value="1">
                <text:p>1</text:p>
              </table:table-cell>
              <table:table-cell table:number-columns-repeated="2"/>
              <table:table-cell office:value-type="string">
                <text:p>Retirement</text:p>
              </table:table-cell>
              <table:table-cell/>
              <table:table-cell office:value-type="string">
                <text:p>Invoicing of retirement social service. Retirement is due to an organisation configured for this phase</text:p>
              </table:table-cell>
              <table:table-cell table:number-columns-repeated="238"/>
            </table:table-row>
            <table:table-row table:style-name="ro1" table:visibility="collapse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eath_insurance</text:p>
              </table:table-cell>
              <table:table-cell office:value-type="float" office:value="2">
                <text:p>2</text:p>
              </table:table-cell>
              <table:table-cell table:number-columns-repeated="2"/>
              <table:table-cell office:value-type="string">
                <text:p>Death Insurance</text:p>
              </table:table-cell>
              <table:table-cell/>
              <table:table-cell office:value-type="string">
                <text:p>Invoicing of death insurance</text:p>
              </table:table-cell>
              <table:table-cell table:number-columns-repeated="238"/>
            </table:table-row>
            <table:table-row table:style-name="ro1" table:visibility="collapse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ealth</text:p>
              </table:table-cell>
              <table:table-cell office:value-type="float" office:value="3">
                <text:p>3</text:p>
              </table:table-cell>
              <table:table-cell table:number-columns-repeated="2"/>
              <table:table-cell office:value-type="string">
                <text:p>Health Insurance</text:p>
              </table:table-cell>
              <table:table-cell/>
              <table:table-cell office:value-type="string">
                <text:p>Invoicing of health insurance</text:p>
              </table:table-cell>
              <table:table-cell table:number-columns-repeated="238"/>
            </table:table-row>
            <table:table-row table:style-name="ro1" table:visibility="collapse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cial_security</text:p>
              </table:table-cell>
              <table:table-cell office:value-type="float" office:value="4">
                <text:p>4</text:p>
              </table:table-cell>
              <table:table-cell table:number-columns-repeated="2"/>
              <table:table-cell office:value-type="string">
                <text:p>Social Security</text:p>
              </table:table-cell>
              <table:table-cell/>
              <table:table-cell office:value-type="string">
                <text:p>Invoicing of social security contribution</text:p>
              </table:table-cell>
              <table:table-cell table:number-columns-repeated="238"/>
            </table:table-row>
            <table:table-row table:style-name="ro1" table:visibility="collapse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nemployment_insurance</text:p>
              </table:table-cell>
              <table:table-cell office:value-type="float" office:value="5">
                <text:p>5</text:p>
              </table:table-cell>
              <table:table-cell table:number-columns-repeated="2"/>
              <table:table-cell office:value-type="string">
                <text:p>Unemployment Insurance</text:p>
              </table:table-cell>
              <table:table-cell/>
              <table:table-cell office:value-type="string">
                <text:p>Invoicing of unemployment insurance</text:p>
              </table:table-cell>
              <table:table-cell table:number-columns-repeated="238"/>
            </table:table-row>
            <table:table-row table:style-name="ro1" table:visibility="collapse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mployee</text:p>
              </table:table-cell>
              <table:table-cell office:value-type="float" office:value="6">
                <text:p>6</text:p>
              </table:table-cell>
              <table:table-cell table:number-columns-repeated="2"/>
              <table:table-cell office:value-type="string">
                <text:p>Employee</text:p>
              </table:table-cell>
              <table:table-cell/>
              <table:table-cell office:value-type="string">
                <text:p>Invoicing of service provided by the employee, like salary</text:p>
              </table:table-cell>
              <table:table-cell table:number-columns-repeated="238"/>
            </table:table-row>
          </table:table-row-group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accounting</text:p>
            </table:table-cell>
            <table:table-cell office:value-type="float" office:value="3">
              <text:p>3</text:p>
            </table:table-cell>
            <table:table-cell table:number-columns-repeated="2"/>
            <table:table-cell office:value-type="string">
              <text:p>Accounting</text:p>
            </table:table-cell>
            <table:table-cell/>
            <table:table-cell office:value-type="string">
              <text:p>Accounting of payroll</text:p>
            </table:table-cell>
            <table:table-cell table:number-columns-repeated="238"/>
          </table:table-row>
          <table:table-row table:style-name="ro1">
            <table:table-cell/>
            <table:table-cell office:value-type="string">
              <text:p>*</text:p>
            </table:table-cell>
            <table:table-cell table:number-columns-repeated="7"/>
            <table:table-cell office:value-type="string">
              <text:p>payment</text:p>
            </table:table-cell>
            <table:table-cell office:value-type="float" office:value="4">
              <text:p>4</text:p>
            </table:table-cell>
            <table:table-cell table:number-columns-repeated="2"/>
            <table:table-cell office:value-type="string">
              <text:p>Payment</text:p>
            </table:table-cell>
            <table:table-cell/>
            <table:table-cell office:value-type="string">
              <text:p>Payment of payroll items</text:p>
            </table:table-cell>
            <table:table-cell table:number-columns-repeated="238"/>
          </table:table-row>
          <table:table-row-group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employee</text:p>
              </table:table-cell>
              <table:table-cell office:value-type="float" office:value="1">
                <text:p>1</text:p>
              </table:table-cell>
              <table:table-cell table:number-columns-repeated="2"/>
              <table:table-cell office:value-type="string">
                <text:p>Employee</text:p>
              </table:table-cell>
              <table:table-cell/>
              <table:table-cell table:style-name="ce81" office:value-type="string">
                <text:p>Payment of service provided by the employee, like salary</text:p>
              </table:table-cell>
              <table:table-cell table:number-columns-repeated="23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retirement</text:p>
              </table:table-cell>
              <table:table-cell office:value-type="float" office:value="2">
                <text:p>2</text:p>
              </table:table-cell>
              <table:table-cell table:number-columns-repeated="2"/>
              <table:table-cell office:value-type="string">
                <text:p>Retirement</text:p>
              </table:table-cell>
              <table:table-cell/>
              <table:table-cell office:value-type="string">
                <text:p>Payment of retirement social service. Retirement is due to an organisation configured for this phase</text:p>
              </table:table-cell>
              <table:table-cell table:number-columns-repeated="23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death_insurance</text:p>
              </table:table-cell>
              <table:table-cell office:value-type="float" office:value="3">
                <text:p>3</text:p>
              </table:table-cell>
              <table:table-cell table:number-columns-repeated="2"/>
              <table:table-cell office:value-type="string">
                <text:p>Death Insurance</text:p>
              </table:table-cell>
              <table:table-cell/>
              <table:table-cell office:value-type="string">
                <text:p>Payment of death insurance</text:p>
              </table:table-cell>
              <table:table-cell table:number-columns-repeated="23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health</text:p>
              </table:table-cell>
              <table:table-cell office:value-type="float" office:value="4">
                <text:p>4</text:p>
              </table:table-cell>
              <table:table-cell table:number-columns-repeated="2"/>
              <table:table-cell office:value-type="string">
                <text:p>Health Insurance</text:p>
              </table:table-cell>
              <table:table-cell/>
              <table:table-cell office:value-type="string">
                <text:p>Payment of health insurance</text:p>
              </table:table-cell>
              <table:table-cell table:number-columns-repeated="23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social_security</text:p>
              </table:table-cell>
              <table:table-cell office:value-type="float" office:value="5">
                <text:p>5</text:p>
              </table:table-cell>
              <table:table-cell table:number-columns-repeated="2"/>
              <table:table-cell office:value-type="string">
                <text:p>Social Security</text:p>
              </table:table-cell>
              <table:table-cell/>
              <table:table-cell office:value-type="string">
                <text:p>Payment of social security</text:p>
              </table:table-cell>
              <table:table-cell table:number-columns-repeated="238"/>
            </table:table-row>
            <table:table-row table:style-name="ro1">
              <table:table-cell table:number-columns-repeated="2"/>
              <table:table-cell office:value-type="string">
                <text:p>*</text:p>
              </table:table-cell>
              <table:table-cell table:number-columns-repeated="6"/>
              <table:table-cell office:value-type="string">
                <text:p>unemployment_insurance</text:p>
              </table:table-cell>
              <table:table-cell office:value-type="float" office:value="6">
                <text:p>6</text:p>
              </table:table-cell>
              <table:table-cell table:number-columns-repeated="2"/>
              <table:table-cell office:value-type="string">
                <text:p>Unemployment Insurance</text:p>
              </table:table-cell>
              <table:table-cell/>
              <table:table-cell office:value-type="string">
                <text:p>Payment of unemployment insurance</text:p>
              </table:table-cell>
              <table:table-cell table:number-columns-repeated="238"/>
            </table:table-row>
          </table:table-row-group>
        </table:table-row-group>
        <table:table-row table:style-name="ro1" table:number-rows-repeated="65498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Trade State" table:style-name="ta28">
        <table:table-column table:style-name="co61" table:number-columns-repeated="9" table:default-cell-style-name="ce10"/>
        <table:table-column table:style-name="co69" table:default-cell-style-name="Default"/>
        <table:table-column table:style-name="co63" table:default-cell-style-name="ce48"/>
        <table:table-column table:style-name="co64" table:default-cell-style-name="ce48"/>
        <table:table-column table:style-name="co51" table:default-cell-style-name="ce48"/>
        <table:table-column table:style-name="co70" table:default-cell-style-name="Default"/>
        <table:table-column table:style-name="co72" table:default-cell-style-name="Default"/>
        <table:table-column table:style-name="co68" table:default-cell-style-name="Default"/>
        <table:table-column table:style-name="co8" table:number-columns-repeated="238" table:default-cell-style-name="Default"/>
        <table:table-row table:style-name="ro1">
          <table:table-cell table:style-name="ce46" office:value-type="string">
            <text:p>Path</text:p>
          </table:table-cell>
          <table:table-cell table:style-name="ce46" table:number-columns-repeated="8"/>
          <table:table-cell table:style-name="ce46" office:value-type="string">
            <text:p>ID</text:p>
          </table:table-cell>
          <table:table-cell table:style-name="ce47" office:value-type="string">
            <text:p>Sort Index</text:p>
          </table:table-cell>
          <table:table-cell table:style-name="ce47" office:value-type="string">
            <text:p>Reference</text:p>
          </table:table-cell>
          <table:table-cell table:style-name="ce47" office:value-type="string">
            <text:p>Codification</text:p>
          </table:table-cell>
          <table:table-cell table:style-name="ce49" office:value-type="string">
            <text:p>Title</text:p>
          </table:table-cell>
          <table:table-cell table:style-name="ce49" office:value-type="string">
            <text:p>Short Title</text:p>
          </table:table-cell>
          <table:table-cell table:style-name="ce49" office:value-type="string">
            <text:p>Description</text:p>
          </table:table-cell>
          <table:table-cell table:style-name="ce46" table:number-columns-repeated="236"/>
          <table:table-cell table:style-name="ce11" table:number-columns-repeated="2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ne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ew</text:p>
          </table:table-cell>
          <table:table-cell table:style-name="ce50"/>
          <table:table-cell table:number-columns-repeated="239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delivered</text:p>
          </table:table-cell>
          <table:table-cell table:number-columns-repeated="3"/>
          <table:table-cell office:value-type="string">
            <text:p>Delivered</text:p>
          </table:table-cell>
          <table:table-cell table:style-name="ce50"/>
          <table:table-cell table:number-columns-repeated="239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accounted</text:p>
          </table:table-cell>
          <table:table-cell table:number-columns-repeated="3"/>
          <table:table-cell office:value-type="string">
            <text:p>Accounte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invoiced</text:p>
          </table:table-cell>
          <table:table-cell table:number-columns-repeated="3"/>
          <table:table-cell office:value-type="string">
            <text:p>Invoice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ordered</text:p>
          </table:table-cell>
          <table:table-cell table:number-columns-repeated="3"/>
          <table:table-cell office:value-type="string">
            <text:p>Ordere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paid</text:p>
          </table:table-cell>
          <table:table-cell table:number-columns-repeated="3"/>
          <table:table-cell office:value-type="string">
            <text:p>Paid</text:p>
          </table:table-cell>
          <table:table-cell table:number-columns-repeated="240"/>
        </table:table-row>
        <table:table-row table:style-name="ro1">
          <table:table-cell office:value-type="string">
            <text:p>*</text:p>
          </table:table-cell>
          <table:table-cell table:number-columns-repeated="8"/>
          <table:table-cell office:value-type="string">
            <text:p>trade</text:p>
          </table:table-cell>
          <table:table-cell table:number-columns-repeated="3"/>
          <table:table-cell office:value-type="string">
            <text:p>Trade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delivered</text:p>
          </table:table-cell>
          <table:table-cell table:number-columns-repeated="3"/>
          <table:table-cell office:value-type="string">
            <text:p>Deliver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accounted</text:p>
          </table:table-cell>
          <table:table-cell table:number-columns-repeated="3"/>
          <table:table-cell office:value-type="string">
            <text:p>Account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invoiced</text:p>
          </table:table-cell>
          <table:table-cell table:number-columns-repeated="3"/>
          <table:table-cell office:value-type="string">
            <text:p>Invoic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ordered</text:p>
          </table:table-cell>
          <table:table-cell table:number-columns-repeated="3"/>
          <table:table-cell office:value-type="string">
            <text:p>Ordered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7"/>
          <table:table-cell office:value-type="string">
            <text:p>paid</text:p>
          </table:table-cell>
          <table:table-cell table:number-columns-repeated="3"/>
          <table:table-cell office:value-type="string">
            <text:p>Paid</text:p>
          </table:table-cell>
          <table:table-cell table:number-columns-repeated="240"/>
        </table:table-row>
        <table:table-row table:style-name="ro1" table:number-rows-repeated="10">
          <table:table-cell table:number-columns-repeated="254"/>
        </table:table-row>
        <table:table-row table:style-name="ro1">
          <table:table-cell table:number-columns-repeated="15"/>
          <table:table-cell table:style-name="ce51"/>
          <table:table-cell table:number-columns-repeated="238"/>
        </table:table-row>
        <table:table-row table:style-name="ro1" table:number-rows-repeated="65512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africa" table:base-cell-address="$Group.$A$1" table:cell-range-address="$Region.$O$2"/>
        <table:named-range table:name="americas" table:base-cell-address="$Group.$A$1" table:cell-range-address="$Region.$O$69"/>
        <table:named-range table:name="asia" table:base-cell-address="$Group.$A$1" table:cell-range-address="$Region.$O$133"/>
        <table:named-range table:name="europe" table:base-cell-address="$Group.$A$1" table:cell-range-address="$Region.$O$194"/>
        <table:named-range table:name="oceania" table:base-cell-address="$Group.$A$1" table:cell-range-address="$Region.$O$255"/>
      </table:named-expressions>
      <table:database-ranges>
        <table:database-range table:name="__Anonymous_Sheet_DB__7" table:target-range-address="Nationality.N197:Nationality.N2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3" svg:font-family="'DejaVu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Interface User" svg:font-family="'Interface User'" style:font-pitch="variable"/>
    <style:font-face style:name="Tahoma1" svg:font-family="Tahoma, KacstBook, Lucidasans, 'Lucida Sans', 'Arial Unicode M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4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4" style:language-asian="zxx" style:country-asian="none" style:font-name-complex="DejaVu Sans4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3" number:min-integer-digits="1"/>
    </number:number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currency-style style:name="N137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37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7P0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0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0P0"/>
    </number:currency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€ </number:text>
    </number:number-style>
    <number:number-style style:name="N158P1" style:volatile="true">
      <number:text>-</number:text>
      <number:number number:decimal-places="2" number:min-integer-digits="1" number:grouping="true"/>
      <number:text> € </number:text>
    </number:number-style>
    <number:number-style style:name="N158P2" style:volatile="true">
      <number:text> -</number:text>
      <number:number number:decimal-places="0" number:min-integer-digits="0"/>
      <number:text>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F</number:text>
    </number:number-style>
    <number:number-style style:name="N160">
      <number:text>-</number:text>
      <number:number number:decimal-places="0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1P0"/>
    </number:number-style>
    <number:number-style style:name="N163P0" style:volatile="true">
      <number:number number:decimal-places="2" number:min-integer-digits="1" number:grouping="true"/>
      <number:text> F</number:text>
    </number:number-style>
    <number:number-style style:name="N163">
      <number:text>-</number:text>
      <number:number number:decimal-places="2" number:min-integer-digits="1" number:grouping="true"/>
      <number:text> F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F</number:text>
    </number:number-style>
    <number:number-style style:name="N16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F </number:text>
    </number:number-style>
    <number:number-style style:name="N168P1" style:volatile="true">
      <number:text>-</number:text>
      <number:number number:decimal-places="0" number:min-integer-digits="1" number:grouping="true"/>
      <number:text> F </number:text>
    </number:number-style>
    <number:number-style style:name="N168P2" style:volatile="true">
      <number:text> - F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F </number:text>
    </number:number-style>
    <number:number-style style:name="N172P1" style:volatile="true">
      <number:text>-</number:text>
      <number:number number:decimal-places="2" number:min-integer-digits="1" number:grouping="true"/>
      <number:text> F </number:text>
    </number:number-style>
    <number:number-style style:name="N172P2" style:volatile="true">
      <number:text> -</number:text>
      <number:number number:decimal-places="0" number:min-integer-digits="0"/>
      <number:text> F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Vrai</number:text>
    </number:number-style>
    <number:number-style style:name="N174P1" style:volatile="true">
      <number:text>Vrai</number:text>
    </number:number-style>
    <number:number-style style:name="N174">
      <number:text>Faux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Actif</number:text>
    </number:number-style>
    <number:number-style style:name="N176P1" style:volatile="true">
      <number:text>Actif</number:text>
    </number:number-style>
    <number:number-style style:name="N176">
      <number:text>Inactif</number:text>
      <style:map style:condition="value()&gt;0" style:apply-style-name="N176P0"/>
      <style:map style:condition="value()&lt;0" style:apply-style-name="N176P1"/>
    </number:number-style>
    <number:number-style style:name="N177">
      <number:number number:decimal-places="0" number:min-integer-digits="1" number:grouping="true"/>
      <number:text>   </number:text>
    </number:number-style>
    <number:number-style style:name="N178P0" style:volatile="true">
      <number:number number:decimal-places="0" number:min-integer-digits="1" number:grouping="true"/>
      <number:text>    </number:text>
    </number:number-style>
    <number:number-style style:name="N178P1" style:volatile="true">
      <number:text>-</number:text>
      <number:number number:decimal-places="0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SFr. </number:text>
      <number:number number:decimal-places="0" number:min-integer-digits="1" number:grouping="true"/>
    </number:number-style>
    <number:number-style style:name="N180">
      <number:text>SFr. 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style:text-properties fo:color="#ff0000"/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3P0" style:volatile="true">
      <number:text>SFr. </number:text>
      <number:number number:decimal-places="2" number:min-integer-digits="1" number:grouping="true"/>
    </number:number-style>
    <number:number-style style:name="N183">
      <number:text>SFr. 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style:text-properties fo:color="#ff0000"/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8P0" style:volatile="true">
      <number:text> SFr. </number:text>
      <number:number number:decimal-places="0" number:min-integer-digits="1" number:grouping="true"/>
      <number:text> </number:text>
    </number:number-style>
    <number:number-style style:name="N188P1" style:volatile="true">
      <number:text> SFr. -</number:text>
      <number:number number:decimal-places="0" number:min-integer-digits="1" number:grouping="true"/>
      <number:text> </number:text>
    </number:number-style>
    <number:number-style style:name="N188P2" style:volatile="true">
      <number:text> SFr.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number:text> -</number:text>
      <number:number number:decimal-places="0" number:min-integer-digits="1" number:grouping="true"/>
      <number:text> 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SFr. </number:text>
      <number:number number:decimal-places="2" number:min-integer-digits="1" number:grouping="true"/>
      <number:text> </number:text>
    </number:number-style>
    <number:number-style style:name="N196P1" style:volatile="true">
      <number:text> SFr. -</number:text>
      <number:number number:decimal-places="2" number:min-integer-digits="1" number:grouping="true"/>
      <number:text> </number:text>
    </number:number-style>
    <number:number-style style:name="N196P2" style:volatile="true">
      <number:text> SFr.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</number:text>
    </number:number-style>
    <number:number-style style:name="N200P1" style:volatile="true">
      <number:text> -</number:text>
      <number:number number:decimal-places="2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204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204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Yes</number:text>
    </number:number-style>
    <number:number-style style:name="N206P1" style:volatile="true">
      <number:text>Yes</number:text>
    </number:number-style>
    <number:number-style style:name="N206">
      <number:text>N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True</number:text>
    </number:number-style>
    <number:number-style style:name="N208P1" style:volatile="true">
      <number:text>True</number:text>
    </number:number-style>
    <number:number-style style:name="N208">
      <number:text>False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On</number:text>
    </number:number-style>
    <number:number-style style:name="N210P1" style:volatile="true">
      <number:text>On</number:text>
    </number:number-style>
    <number:number-style style:name="N210">
      <number:text>Off</number:text>
      <style:map style:condition="value()&gt;0" style:apply-style-name="N210P0"/>
      <style:map style:condition="value()&lt;0" style:apply-style-name="N210P1"/>
    </number:number-style>
    <number:currency-style style:name="N21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2P0"/>
    </number:currency-style>
    <number:percentage-style style:name="N213">
      <number:number number:decimal-places="1" number:min-integer-digits="1"/>
      <number:text>%</number:text>
    </number:percentage-style>
    <number:number-style style:name="N214">
      <number:number number:decimal-places="4" number:min-integer-digits="1" number:grouping="true"/>
    </number:number-style>
    <number:number-style style:name="N217P0" style:volatile="true">
      <number:number number:decimal-places="3" number:min-integer-digits="1" number:grouping="true"/>
      <number:text>    </number:text>
    </number:number-style>
    <number:number-style style:name="N217P1" style:volatile="true">
      <number:text>-</number:text>
      <number:number number:decimal-places="3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number number:decimal-places="4" number:min-integer-digits="1" number:grouping="true"/>
      <number:text>    </number:text>
    </number:number-style>
    <number:number-style style:name="N220P1" style:volatile="true">
      <number:text>-</number:text>
      <number:number number:decimal-places="4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number number:decimal-places="5" number:min-integer-digits="1" number:grouping="true"/>
      <number:text>    </number:text>
    </number:number-style>
    <number:number-style style:name="N223P1" style:volatile="true">
      <number:text>-</number:text>
      <number:number number:decimal-places="5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number number:decimal-places="6" number:min-integer-digits="1" number:grouping="true"/>
      <number:text>    </number:text>
    </number:number-style>
    <number:number-style style:name="N226P1" style:volatile="true">
      <number:text>-</number:text>
      <number:number number:decimal-places="6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7" number:min-integer-digits="1" number:grouping="true"/>
      <number:text>    </number:text>
    </number:number-style>
    <number:number-style style:name="N229P1" style:volatile="true">
      <number:text>-</number:text>
      <number:number number:decimal-places="7" number:min-integer-digits="1" number:grouping="true"/>
      <number:text>    </number:text>
    </number:number-style>
    <number:number-style style:name="N229P2" style:volatile="true">
      <number:text> -</number:text>
      <number:number number:decimal-places="0" number:min-integer-digits="0"/>
      <number:text>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number number:decimal-places="1" number:min-integer-digits="1" number:grouping="true"/>
      <number:text>    </number:text>
    </number:number-style>
    <number:number-style style:name="N232P1" style:volatile="true">
      <number:text>-</number:text>
      <number:number number:decimal-places="1" number:min-integer-digits="1" number:grouping="true"/>
      <number:text>    </number:text>
    </number:number-style>
    <number:number-style style:name="N232P2" style:volatile="true">
      <number:text> -</number:text>
      <number:number number:decimal-places="0" number:min-integer-digits="0"/>
      <number:text>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0" number:min-integer-digits="2">
        <number:embedded-text number:position="2">.</number:embedded-text>
      </number:number>
    </number:number-style>
    <number:number-style style:name="N234">
      <number:number number:decimal-places="5" number:min-integer-digits="1" number:grouping="true"/>
    </number:number-style>
    <number:number-style style:name="N235">
      <number:number number:decimal-places="3" number:min-integer-digits="1" number:grouping="true"/>
    </number:number-style>
    <number:number-style style:name="N236P0" style:volatile="true">
      <number:number number:decimal-places="0" number:min-integer-digits="1" number:grouping="true"/>
    </number:number-style>
    <number:number-style style:name="N236">
      <number:text>-</number:text>
      <number:number number:decimal-places="0" number:min-integer-digits="1" number:grouping="true"/>
      <style:map style:condition="value()&gt;=0" style:apply-style-name="N236P0"/>
    </number:number-style>
    <number:number-style style:name="N237P0" style:volatile="true">
      <number:number number:decimal-places="0" number:min-integer-digits="1" number:grouping="true"/>
    </number:number-style>
    <number:number-style style:name="N237">
      <style:text-properties fo:color="#ff0000"/>
      <number:text>-</number:text>
      <number:number number:decimal-places="0" number:min-integer-digits="1" number:grouping="true"/>
      <style:map style:condition="value()&gt;=0" style:apply-style-name="N237P0"/>
    </number:number-style>
    <number:number-style style:name="N238P0" style:volatile="true">
      <number:number number:decimal-places="2" number:min-integer-digits="1" number:grouping="true"/>
    </number:number-style>
    <number:number-style style:name="N238">
      <number:text>-</number:text>
      <number:number number:decimal-places="2" number:min-integer-digits="1" number:grouping="true"/>
      <style:map style:condition="value()&gt;=0" style:apply-style-name="N238P0"/>
    </number:number-style>
    <number:number-style style:name="N239P0" style:volatile="true">
      <number:number number:decimal-places="2" number:min-integer-digits="1" number:grouping="true"/>
    </number:number-style>
    <number:number-style style:name="N239">
      <style:text-properties fo:color="#ff0000"/>
      <number:text>-</number:text>
      <number:number number:decimal-places="2" number:min-integer-digits="1" number:grouping="true"/>
      <style:map style:condition="value()&gt;=0" style:apply-style-name="N239P0"/>
    </number:number-style>
    <number:number-style style:name="N241P0" style:volatile="true">
      <number:text>RD$</number:text>
      <number:number number:decimal-places="0" number:min-integer-digits="1" number:grouping="true"/>
      <number:text> </number:text>
    </number:number-style>
    <number:number-style style:name="N241">
      <number:text>(RD$</number:text>
      <number:number number:decimal-places="0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text>RD$</number:text>
      <number:number number:decimal-places="0" number:min-integer-digits="1" number:grouping="true"/>
      <number:text> </number:text>
    </number:number-style>
    <number:number-style style:name="N242">
      <style:text-properties fo:color="#ff0000"/>
      <number:text>(RD$</number:text>
      <number:number number:decimal-places="0" number:min-integer-digits="1" number:grouping="true"/>
      <number:text>)</number:text>
      <style:map style:condition="value()&gt;=0" style:apply-style-name="N242P0"/>
    </number:number-style>
    <number:number-style style:name="N244P0" style:volatile="true">
      <number:text>RD$</number:text>
      <number:number number:decimal-places="2" number:min-integer-digits="1" number:grouping="true"/>
      <number:text> </number:text>
    </number:number-style>
    <number:number-style style:name="N244">
      <number:text>(RD$</number:text>
      <number:number number:decimal-places="2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text>RD$</number:text>
      <number:number number:decimal-places="2" number:min-integer-digits="1" number:grouping="true"/>
      <number:text> </number:text>
    </number:number-style>
    <number:number-style style:name="N245">
      <style:text-properties fo:color="#ff0000"/>
      <number:text>(RD$</number:text>
      <number:number number:decimal-places="2" number:min-integer-digits="1" number:grouping="true"/>
      <number:text>)</number:text>
      <style:map style:condition="value()&gt;=0" style:apply-style-name="N245P0"/>
    </number:number-style>
    <number:number-style style:name="N249P0" style:volatile="true">
      <number:text> RD$</number:text>
      <number:number number:decimal-places="0" number:min-integer-digits="1" number:grouping="true"/>
      <number:text> </number:text>
    </number:number-style>
    <number:number-style style:name="N249P1" style:volatile="true">
      <number:text> RD$(</number:text>
      <number:number number:decimal-places="0" number:min-integer-digits="1" number:grouping="true"/>
      <number:text>)</number:text>
    </number:number-style>
    <number:number-style style:name="N249P2" style:volatile="true">
      <number:text> RD$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number number:decimal-places="0" number:min-integer-digits="1" number:grouping="true"/>
      <number:text> </number:text>
    </number:number-style>
    <number:number-style style:name="N251P1" style:volatile="true">
      <number:text> (</number:text>
      <number:number number:decimal-places="0" number:min-integer-digits="1" number:grouping="true"/>
      <number:text>)</number:text>
    </number:number-style>
    <number:number-style style:name="N251P2" style:volatile="true">
      <number:text> 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text> RD$</number:text>
      <number:number number:decimal-places="2" number:min-integer-digits="1" number:grouping="true"/>
      <number:text> </number:text>
    </number:number-style>
    <number:number-style style:name="N255P1" style:volatile="true">
      <number:text> RD$(</number:text>
      <number:number number:decimal-places="2" number:min-integer-digits="1" number:grouping="true"/>
      <number:text>)</number:text>
    </number:number-style>
    <number:number-style style:name="N255P2" style:volatile="true">
      <number:text> RD$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number number:decimal-places="2" number:min-integer-digits="1" number:grouping="true"/>
      <number:text> </number:text>
    </number:number-style>
    <number:number-style style:name="N257P1" style:volatile="true">
      <number:text> (</number:text>
      <number:number number:decimal-places="2" number:min-integer-digits="1" number:grouping="true"/>
      <number:text>)</number:text>
    </number:number-style>
    <number:number-style style:name="N257P2" style:volatile="true">
      <number:text> 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text>$</number:text>
      <number:number number:decimal-places="0" number:min-integer-digits="1" number:grouping="true"/>
      <number:text> </number:text>
    </number:number-style>
    <number:number-style style:name="N259">
      <number:text>($</number:text>
      <number:number number:decimal-places="0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$</number:text>
      <number:number number:decimal-places="0" number:min-integer-digits="1" number:grouping="true"/>
      <number:text> </number:text>
    </number:number-style>
    <number:number-style style:name="N2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0P0"/>
    </number:number-style>
    <number:number-style style:name="N262P0" style:volatile="true">
      <number:text>$</number:text>
      <number:number number:decimal-places="2" number:min-integer-digits="1" number:grouping="true"/>
      <number:text> </number:text>
    </number:number-style>
    <number:number-style style:name="N262">
      <number:text>($</number:text>
      <number:number number:decimal-places="2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2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3P0"/>
    </number:number-style>
    <number:number-style style:name="N267P0" style:volatile="true">
      <number:text> $</number:text>
      <number:number number:decimal-places="0" number:min-integer-digits="1" number:grouping="true"/>
      <number:text> </number:text>
    </number:number-style>
    <number:number-style style:name="N267P1" style:volatile="true">
      <number:text> $(</number:text>
      <number:number number:decimal-places="0" number:min-integer-digits="1" number:grouping="true"/>
      <number:text>)</number:text>
    </number:number-style>
    <number:number-style style:name="N267P2" style:volatile="true">
      <number:text> $-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$</number:text>
      <number:number number:decimal-places="2" number:min-integer-digits="1" number:grouping="true"/>
      <number:text> </number:text>
    </number:number-style>
    <number:number-style style:name="N271P1" style:volatile="true">
      <number:text> $(</number:text>
      <number:number number:decimal-places="2" number:min-integer-digits="1" number:grouping="true"/>
      <number:text>)</number:text>
    </number:number-style>
    <number:number-style style:name="N271P2" style:volatile="true">
      <number:text> $-</number:text>
      <number:number number: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4P0" style:volatile="true">
      <number:number number:decimal-places="8" number:min-integer-digits="1" number:grouping="true"/>
      <number:text>    </number:text>
    </number:number-style>
    <number:number-style style:name="N274P1" style:volatile="true">
      <number:text>-</number:text>
      <number:number number:decimal-places="8" number:min-integer-digits="1" number:grouping="true"/>
      <number:text>    </number:text>
    </number:number-style>
    <number:number-style style:name="N274P2" style:volatile="true">
      <number:text> -</number:text>
      <number:number number:decimal-places="0" number:min-integer-digits="0"/>
      <number:text> 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7P0" style:volatile="true">
      <number:number number:decimal-places="9" number:min-integer-digits="1" number:grouping="true"/>
      <number:text>    </number:text>
    </number:number-style>
    <number:number-style style:name="N277P1" style:volatile="true">
      <number:text>-</number:text>
      <number:number number:decimal-places="9" number:min-integer-digits="1" number:grouping="true"/>
      <number:text>    </number:text>
    </number:number-style>
    <number:number-style style:name="N277P2" style:volatile="true">
      <number:text> -</number:text>
      <number:number number:decimal-places="0" number:min-integer-digits="0"/>
      <number:text>   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80P0" style:volatile="true">
      <number:number number:decimal-places="10" number:min-integer-digits="1" number:grouping="true"/>
      <number:text>    </number:text>
    </number:number-style>
    <number:number-style style:name="N280P1" style:volatile="true">
      <number:text>-</number:text>
      <number:number number:decimal-places="10" number:min-integer-digits="1" number:grouping="true"/>
      <number:text>    </number:text>
    </number:number-style>
    <number:number-style style:name="N280P2" style:volatile="true">
      <number:text> -</number:text>
      <number:number number:decimal-places="0" number:min-integer-digits="0"/>
      <number:text>   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3P0" style:volatile="true">
      <number:number number:decimal-places="11" number:min-integer-digits="1" number:grouping="true"/>
      <number:text>    </number:text>
    </number:number-style>
    <number:number-style style:name="N283P1" style:volatile="true">
      <number:text>-</number:text>
      <number:number number:decimal-places="11" number:min-integer-digits="1" number:grouping="true"/>
      <number:text>    </number:text>
    </number:number-style>
    <number:number-style style:name="N283P2" style:volatile="true">
      <number:text> -</number:text>
      <number:number number:decimal-places="0" number:min-integer-digits="0"/>
      <number:text>   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">
      <number:number number:decimal-places="1" number:min-integer-digits="1"/>
    </number:number-style>
    <number:number-style style:name="N285">
      <number:number number:decimal-places="6" number:min-integer-digits="1"/>
    </number:number-style>
    <number:number-style style:name="N286">
      <number:number number:decimal-places="5" number:min-integer-digits="1"/>
    </number:number-style>
    <number:number-style style:name="N287">
      <number:number number:decimal-places="4" number:min-integer-digits="1"/>
    </number:number-style>
    <number:number-style style:name="N288">
      <number:number number:decimal-places="7" number:min-integer-digits="1"/>
    </number:number-style>
    <number:number-style style:name="N289">
      <number:number number:decimal-places="8" number:min-integer-digits="1"/>
    </number:number-style>
    <number:number-style style:name="N292P0" style:volatile="true">
      <number:number number:decimal-places="4" number:min-integer-digits="1" number:grouping="true"/>
      <number:text> </number:text>
    </number:number-style>
    <number:number-style style:name="N292P1" style:volatile="true">
      <number:text> (</number:text>
      <number:number number:decimal-places="4" number:min-integer-digits="1" number:grouping="true"/>
      <number:text>)</number:text>
    </number:number-style>
    <number:number-style style:name="N292P2" style:volatile="true">
      <number:text>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currency-style style:name="N293">
      <number:currency-symbol>HTG</number:currency-symbol>
      <number:text> </number:text>
      <number:number number:decimal-places="2" number:min-integer-digits="1" number:grouping="true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fr" number:country="FR">
      <number:text> -    </number:text>
    </number:number-style>
    <number:text-style style:name="N5129" number:language="fr" number:country="F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fr" number:country="FR">
      <number:text> - € </number:text>
    </number:number-style>
    <number:text-style style:name="N5133" number:language="fr" number:country="F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7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7" number:language="fr" number:country="FR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41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41" number:language="fr" number:country="FR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fr" number:country="FR">
      <number:minutes number:style="long"/>
      <number:text>:</number:text>
      <number:seconds number:style="long"/>
    </number:time-style>
    <number:time-style style:name="N5143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fr" number:country="FR">
      <number:minutes number:style="long"/>
      <number:text>:</number:text>
      <number:seconds number:style="long" number:decimal-places="1"/>
    </number:time-style>
    <number:number-style style:name="N5145" number:language="fr" number:country="FR">
      <number:scientific-number number:decimal-places="1" number:min-integer-digits="3" number:min-exponent-digits="1"/>
    </number:number-style>
    <number:currency-style style:name="N514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4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4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47P0"/>
    </number:currency-style>
    <number:number-style style:name="N10120" number:language="en" number:country="US">
      <number:number number:decimal-places="2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0121" number:language="en" number:country="US">
      <number:number number:decimal-places="2" number:min-integer-digits="0">
        <number:embedded-text number:position="3"> </number:embedded-text>
      </number:number>
    </number:number-style>
    <number:number-style style:name="N15110" number:language="en" number:country="GB">
      <number:number number:decimal-places="2" number:min-integer-digits="1">
        <number:embedded-text number:position="3"> </number:embedded-text>
      </number:number>
    </number:number-style>
    <number:date-style style:name="N2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IE">
      <number:day number:style="long"/>
      <number:text>-</number:text>
      <number:month number:textual="true"/>
    </number:date-style>
    <number:date-style style:name="N20112" number:language="en" number:country="IE">
      <number:month number:textual="true"/>
      <number:text>-</number:text>
      <number:year/>
    </number:date-style>
    <number:time-style style:name="N20113" number:language="en" number:country="IE">
      <number:hours/>
      <number:text>:</number:text>
      <number:minutes number:style="long"/>
      <number:text> </number:text>
      <number:am-pm/>
    </number:time-style>
    <number:time-style style:name="N2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IE">
      <number:text>€</number:text>
      <number:number number:decimal-places="0" number:min-integer-digits="1" number:grouping="true"/>
    </number:number-style>
    <number:number-style style:name="N20117" number:language="en" number:country="IE">
      <number:text>-€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IE">
      <number:text>€</number:text>
      <number:number number:decimal-places="0" number:min-integer-digits="1" number:grouping="true"/>
    </number:number-style>
    <number:number-style style:name="N20118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20118P0"/>
    </number:number-style>
    <number:number-style style:name="N20120P0" style:volatile="true" number:language="en" number:country="IE">
      <number:text>€</number:text>
      <number:number number:decimal-places="2" number:min-integer-digits="1" number:grouping="true"/>
    </number:number-style>
    <number:number-style style:name="N20120" number:language="en" number:country="IE">
      <number:text>-€</number:text>
      <number:number number: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IE">
      <number:text>€</number:text>
      <number:number number:decimal-places="2" number:min-integer-digits="1" number:grouping="true"/>
    </number:number-style>
    <number:number-style style:name="N20121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20121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03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up" style:display-name="PageStyle_Gro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" style:display-name="PageStyle_Sit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nction" style:display-name="PageStyle_Func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le" style:display-name="PageStyle_Rol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de" style:display-name="PageStyle_Gra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gion" style:display-name="PageStyle_Reg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kill" style:display-name="PageStyle_Skil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onality" style:display-name="PageStyle_Nationali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tivity" style:display-name="PageStyle_Activi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_20_Section" style:display-name="PageStyle_Publication Sec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ocial_20_Form" style:display-name="PageStyle_Social For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rket_20_Segment" style:display-name="PageStyle_Market Seg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alary_20_Level" style:display-name="PageStyle_Salary Leve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der" style:display-name="PageStyle_Gend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rital_20_Status" style:display-name="PageStyle_Marital Statu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duct_20_Line" style:display-name="PageStyle_Product Lin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coterm" style:display-name="PageStyle_Incoter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livery_20_Mode" style:display-name="PageStyle_Delivery Mo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yment_20_Mode" style:display-name="PageStyle_Payment Mo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scount_20_Type" style:display-name="PageStyle_Discount Typ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nancial_20_Section" style:display-name="PageStyle_Financial Sec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assification" style:display-name="PageStyle_Classif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se_20_Amount" style:display-name="PageStyle_Base Amou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iness_20_Application" style:display-name="PageStyle_Business App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antity_20_Unit" style:display-name="PageStyle_Quantity Uni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ric_20_Type" style:display-name="PageStyle_Metric Typ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rder" style:display-name="PageStyle_Ord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 Express Standard Categories</dc:title>
    <dc:description>Merge thierry's 006 (  http://erp5.nexedi.com/document_module/1095/view ) with yusei's 006 ( http://erp5.nexedi.com/document_module/622/view )</dc:description>
    <meta:creation-date>2006-10-13T12:32:52</meta:creation-date>
    <dc:date>2012-01-17T03:49:50</dc:date>
    <meta:editing-cycles>527</meta:editing-cycles>
    <meta:editing-duration>P9DT23H6M37S</meta:editing-duration>
    <meta:generator>LibreOffice/3.4$Unix LibreOffice_project/340m1$Build-402</meta:generator>
    <meta:document-statistic meta:table-count="30" meta:cell-count="5297" meta:object-count="0"/>
    <meta:user-defined meta:name="Info 4"/>
    <meta:user-defined meta:name="Language">en</meta:user-defined>
    <meta:user-defined meta:name="Reference">P-ERP5EX-Standard.Categories</meta:user-defined>
    <meta:user-defined meta:name="Version">010</meta:user-defined>
  </office:meta>
</office:document-meta>
</file>